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text-properties fo:language="ru" fo:country="RU" fo:background-color="#ffff00"/>
    </style:style>
    <style:style style:name="P5" style:family="paragraph" style:parent-style-name="Text_20_body">
      <style:paragraph-properties fo:text-align="justify" style:justify-single-word="false"/>
      <style:text-properties fo:language="ru" fo:country="RU" fo:background-color="#ffff00"/>
    </style:style>
    <style:style style:name="P6" style:family="paragraph" style:parent-style-name="Text_20_body">
      <style:paragraph-properties fo:text-align="justify" style:justify-single-word="false"/>
      <style:text-properties fo:language="ru" fo:country="RU" fo:font-style="italic" style:font-style-asian="italic" style:font-style-complex="italic"/>
    </style:style>
    <style:style style:name="P7" style:family="paragraph" style:parent-style-name="Text_20_body">
      <style:paragraph-properties fo:text-align="justify" style:justify-single-word="false">
        <style:tab-stops>
          <style:tab-stop style:position="1.164cm"/>
        </style:tab-stops>
      </style:paragraph-properties>
      <style:text-properties fo:language="ru" fo:country="RU" fo:font-style="italic" style:font-style-asian="italic" style:font-style-complex="italic"/>
    </style:style>
    <style:style style:name="P8" style:family="paragraph" style:parent-style-name="Text_20_body">
      <style:paragraph-properties fo:text-align="center" style:justify-single-word="false"/>
      <style:text-properties fo:language="ru" fo:country="RU" fo:font-style="italic" style:font-style-asian="italic" style:font-style-complex="italic"/>
    </style:style>
    <style:style style:name="P9"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10"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11" style:family="paragraph" style:parent-style-name="Text_20_body">
      <style:paragraph-properties fo:text-align="justify" style:justify-single-word="false"/>
      <style:text-properties fo:language="ru" fo:country="RU" fo:font-weight="bold" style:font-weight-asian="bold" style:font-weight-complex="bold"/>
    </style:style>
    <style:style style:name="P12" style:family="paragraph" style:parent-style-name="Text_20_body">
      <style:paragraph-properties fo:text-align="justify" style:justify-single-word="false"/>
      <style:text-properties fo:language="ru" fo:country="RU" fo:background-color="#00ccff"/>
    </style:style>
    <style:style style:name="P13" style:family="paragraph" style:parent-style-name="Text_20_body">
      <style:paragraph-properties fo:text-align="justify" style:justify-single-word="false"/>
      <style:text-properties fo:language="ru" fo:country="RU" fo:background-color="#ffffff"/>
    </style:style>
    <style:style style:name="P14" style:family="paragraph" style:parent-style-name="Text_20_body">
      <style:paragraph-properties fo:text-align="end" style:justify-single-word="false"/>
      <style:text-properties fo:language="ru" fo:country="RU"/>
    </style:style>
    <style:style style:name="P15" style:family="paragraph" style:parent-style-name="Text_20_body">
      <style:paragraph-properties fo:text-align="center" style:justify-single-word="false"/>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ab-stops>
          <style:tab-stop style:position="19.029cm"/>
        </style:tab-stops>
      </style:paragraph-properties>
    </style:style>
    <style:style style:name="P18" style:family="paragraph" style:parent-style-name="Text_20_body">
      <style:paragraph-properties fo:text-align="justify" style:justify-single-word="false"/>
      <style:text-properties fo:color="#0000ff"/>
    </style:style>
    <style:style style:name="P19" style:family="paragraph" style:parent-style-name="Text_20_body">
      <style:paragraph-properties fo:text-align="justify" style:justify-single-word="false"/>
      <style:text-properties fo:font-style="italic" style:font-style-asian="italic" style:font-style-complex="italic"/>
    </style:style>
    <style:style style:name="P20" style:family="paragraph" style:parent-style-name="Text_20_body">
      <style:paragraph-properties fo:text-align="justify" style:justify-single-word="false"/>
      <style:text-properties style:text-line-through-style="solid" fo:language="ru" fo:country="RU" style:text-underline-mode="continuous" style:text-overline-mode="continuous" style:text-line-through-mode="continuous"/>
    </style:style>
    <style:style style:name="P21" style:family="paragraph" style:parent-style-name="Text_20_body">
      <style:paragraph-properties fo:text-align="justify" style:justify-single-word="false"/>
      <style:text-properties fo:color="#c9211e" fo:language="ru" fo:country="RU"/>
    </style:style>
    <style:style style:name="P22" style:family="paragraph" style:parent-style-name="Text_20_body">
      <style:paragraph-properties fo:text-align="justify" style:justify-single-word="false"/>
      <style:text-properties fo:background-color="#ffff00"/>
    </style:style>
    <style:style style:name="P23" style:family="paragraph" style:parent-style-name="Text_20_body">
      <style:paragraph-properties fo:text-align="justify" style:justify-single-word="false"/>
      <style:text-properties fo:language="en" fo:country="US"/>
    </style:style>
    <style:style style:name="P24" style:family="paragraph" style:parent-style-name="Text_20_body">
      <style:paragraph-properties fo:text-align="justify" style:justify-single-word="false"/>
      <style:text-properties fo:language="uk" fo:country="UA"/>
    </style:style>
    <style:style style:name="P25" style:family="paragraph" style:parent-style-name="Quotations">
      <style:text-properties fo:language="ru" fo:country="RU"/>
    </style:style>
    <style:style style:name="P26" style:family="paragraph" style:parent-style-name="Standard">
      <style:paragraph-properties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28" style:family="paragraph" style:parent-style-name="Standard">
      <style:paragraph-properties fo:margin-left="0cm" fo:margin-right="0cm" fo:text-align="justify" style:justify-single-word="false" fo:text-indent="0.499cm" style:auto-text-indent="false"/>
      <style:text-properties fo:language="ru" fo:country="RU"/>
    </style:style>
    <style:style style:name="P29" style:family="paragraph" style:parent-style-name="Standard">
      <style:paragraph-properties fo:text-align="justify" style:justify-single-word="false"/>
      <style:text-properties fo:language="ru" fo:country="RU"/>
    </style:style>
    <style:style style:name="P30" style:family="paragraph" style:parent-style-name="Standard">
      <style:paragraph-properties fo:text-align="justify" style:justify-single-word="false"/>
      <style:text-properties fo:language="ru" fo:country="RU" fo:font-style="italic" fo:background-color="#ffff00" style:font-style-asian="italic" style:font-style-complex="italic"/>
    </style:style>
    <style:style style:name="P31" style:family="paragraph" style:parent-style-name="Heading_20_1">
      <style:paragraph-properties fo:text-align="justify" style:justify-single-word="false"/>
    </style:style>
    <style:style style:name="P32" style:family="paragraph" style:parent-style-name="Heading_20_1">
      <style:paragraph-properties fo:text-align="center" style:justify-single-word="false"/>
    </style:style>
    <style:style style:name="P33" style:family="paragraph" style:parent-style-name="Heading_20_1" style:master-page-name="MP0">
      <style:paragraph-properties fo:text-align="center" style:justify-single-word="false" style:page-number="auto" fo:break-before="page"/>
      <style:text-properties fo:language="ru" fo:country="RU"/>
    </style:style>
    <style:style style:name="P34" style:family="paragraph" style:parent-style-name="Heading_20_2">
      <style:paragraph-properties fo:text-align="center" style:justify-single-word="false"/>
      <style:text-properties fo:language="ru" fo:country="RU"/>
    </style:style>
    <style:style style:name="P35" style:family="paragraph" style:parent-style-name="Heading_20_2">
      <style:paragraph-properties fo:text-align="center" style:justify-single-word="false"/>
    </style:style>
    <style:style style:name="P36" style:family="paragraph" style:parent-style-name="Text_20_body">
      <style:paragraph-properties fo:text-align="justify" style:justify-single-word="false"/>
      <style:text-properties fo:language="ru" fo:country="RU"/>
    </style:style>
    <style:style style:name="P37" style:family="paragraph" style:parent-style-name="Text_20_body">
      <style:paragraph-properties fo:text-align="center" style:justify-single-word="false"/>
      <style:text-properties fo:language="ru" fo:country="RU"/>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center" style:justify-single-word="false"/>
    </style:style>
    <style:style style:name="T1" style:family="text">
      <style:text-properties fo:language="ru" fo:country="RU"/>
    </style:style>
    <style:style style:name="T2" style:family="text">
      <style:text-properties fo:language="ru" fo:country="RU" fo:background-color="#ffff00"/>
    </style:style>
    <style:style style:name="T3" style:family="text">
      <style:text-properties fo:language="ru" fo:country="RU" fo:font-style="italic" style:font-style-asian="italic"/>
    </style:style>
    <style:style style:name="T4" style:family="text">
      <style:text-properties fo:language="ru" fo:country="RU" fo:font-style="italic" style:font-style-asian="italic" style:font-style-complex="italic"/>
    </style:style>
    <style:style style:name="T5" style:family="text">
      <style:text-properties fo:language="ru" fo:country="RU" fo:font-style="italic" fo:background-color="#ffffff" style:font-style-asian="italic" style:font-style-complex="italic"/>
    </style:style>
    <style:style style:name="T6" style:family="text">
      <style:text-properties fo:language="ru" fo:country="RU" fo:font-style="italic" fo:background-color="#ffff00" style:font-style-asian="italic" style:font-style-complex="italic"/>
    </style:style>
    <style:style style:name="T7" style:family="text">
      <style:text-properties fo:language="ru" fo:country="RU" fo:background-color="#ffffff"/>
    </style:style>
    <style:style style:name="T8" style:family="text">
      <style:text-properties fo:language="ru" fo:country="RU" fo:font-weight="bold" style:font-weight-asian="bold" style:font-weight-complex="bold"/>
    </style:style>
    <style:style style:name="T9" style:family="text">
      <style:text-properties fo:language="ru" fo:country="RU" fo:background-color="#ff00cc"/>
    </style:style>
    <style:style style:name="T10" style:family="text">
      <style:text-properties fo:language="ru" fo:country="RU" fo:background-color="#00ccff"/>
    </style:style>
    <style:style style:name="T11" style:family="text">
      <style:text-properties fo:color="#0000ff"/>
    </style:style>
    <style:style style:name="T12" style:family="text">
      <style:text-properties fo:color="#0000ff" fo:language="ru" fo:country="RU"/>
    </style:style>
    <style:style style:name="T13" style:family="text">
      <style:text-properties style:font-name="Liberation Serif" fo:font-size="12pt" style:font-size-asian="12pt" style:font-size-complex="12pt"/>
    </style:style>
    <style:style style:name="T14" style:family="text">
      <style:text-properties style:font-name="Liberation Serif" fo:font-size="12pt" fo:language="ru" fo:country="RU" style:font-size-asian="12pt" style:font-size-complex="12pt"/>
    </style:style>
    <style:style style:name="T15" style:family="text">
      <style:text-properties fo:font-style="italic" style:font-style-asian="italic"/>
    </style:style>
    <style:style style:name="T16" style:family="text">
      <style:text-properties fo:font-style="italic" style:font-style-asian="italic" style:font-style-complex="italic"/>
    </style:style>
    <style:style style:name="T17" style:family="text">
      <style:text-properties fo:background-color="#ffff00"/>
    </style:style>
    <style:style style:name="T18" style:family="text">
      <style:text-properties fo:language="uk" fo:country="UA"/>
    </style:style>
    <style:style style:name="T19" style:family="text">
      <style:text-properties style:text-line-through-style="solid" fo:language="ru" fo:country="RU" style:text-underline-mode="continuous" style:text-overline-mode="continuous" style:text-line-through-mode="continuous"/>
    </style:style>
    <style:style style:name="T20" style:family="text">
      <style:text-properties style:text-line-through-style="solid" fo:language="ru" fo:country="RU" style:text-underline-mode="continuous" style:text-overline-mode="continuous" style:text-line-through-mode="continuous" fo:background-color="#ffff00"/>
    </style:style>
    <style:style style:name="T21" style:family="text">
      <style:text-properties style:text-line-through-style="solid" fo:language="ru" fo:country="RU" style:text-underline-mode="continuous" style:text-overline-mode="continuous" style:text-line-through-mode="continuous" fo:background-color="#00ccff"/>
    </style:style>
    <style:style style:name="T22" style:family="text">
      <style:text-properties fo:color="#c9211e" fo:language="ru" fo:country="RU"/>
    </style:style>
    <style:style style:name="T23"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3" text:outline-level="1">Семь вечностей</text:h>
      <text:p text:style-name="P2">(ниспадающее безумие)</text:p>
      <text:p text:style-name="P14">Война. Война никогда не меняется.</text:p>
      <text:p text:style-name="P15"><text:span text:style-name="Default_20_Paragraph_20_Font"><text:span text:style-name="T1">(названия глав: Как хотел бы я... уплыть далеко-далеко,... чтобы встретить солнце... выходящим утром из океана… А вокруг никого… Только я, океан и солнце… Может быть, в прошлой жизни… Может быть, в следующей… Мы встретимся… И я скажу тогда… </text:span></text:span>Привет, друзья… Вечность не виделись…)</text:p>
      <text:p text:style-name="P2">Заставка каждой главы – общая картина (половина головы – окаменевающая Сел, половина - Хэвэн), потихоньку складывающаяся из паззлов</text:p>
      <text:p text:style-name="P2"/>
      <text:p text:style-name="P3">(события продолжаются сразу после “последнего фанфика” - т.е. с начала 2018-го. Через год Дедлайна забирают в психушку. Момент событий зависит от времени публикации фика. Если в 2021-ом – то Дедлайн сидел в психушке 2 года)</text:p>
      <text:h text:style-name="P34" text:outline-level="2">1</text:h>
      <text:p text:style-name="P16"><text:span text:style-name="Default_20_Paragraph_20_Font"><text:span text:style-name="T12">009 </text:span></text:span><text:span text:style-name="Default_20_Paragraph_20_Font"><text:span text:style-name="T11">Sound</text:span></text:span><text:span text:style-name="Default_20_Paragraph_20_Font"><text:span text:style-name="T12"> </text:span></text:span><text:span text:style-name="Default_20_Paragraph_20_Font"><text:span text:style-name="T11">System</text:span></text:span><text:span text:style-name="Default_20_Paragraph_20_Font"><text:span text:style-name="T12"> – </text:span></text:span><text:span text:style-name="Default_20_Paragraph_20_Font"><text:span text:style-name="T11">DreamScape</text:span></text:span><text:span text:style-name="Default_20_Paragraph_20_Font"><text:span text:style-name="T12"> (</text:span></text:span><text:a xlink:type="simple" xlink:href="https://www.youtube.com/watch?v=TKfS5zVfGBc" office:target-frame-name="_top" xlink:show="replace" text:style-name="Internet_20_link" text:visited-style-name="Visited_20_Internet_20_Link"><text:span text:style-name="Default_20_Paragraph_20_Font"><text:span text:style-name="T11">http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ww</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youtube</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com</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watch</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v</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TKfS</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2">5</text:span></text:span></text:a><text:a xlink:type="simple" xlink:href="https://www.youtube.com/watch?v=TKfS5zVfGBc" office:target-frame-name="_top" xlink:show="replace" text:style-name="Internet_20_link" text:visited-style-name="Visited_20_Internet_20_Link"><text:span text:style-name="Default_20_Paragraph_20_Font"><text:span text:style-name="T11">zVfGBc</text:span></text:span></text:a><text:span text:style-name="Default_20_Paragraph_20_Font"><text:span text:style-name="T12">)</text:span></text:span></text:p>
      <text:p text:style-name="P18">Pink Floyd “Another Brick In The Wall”</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text:p>
      <text:p text:style-name="P3"/>
      <text:p text:style-name="P3">Скрипнула дверь. Белая фигура скрылась за грязным стекл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
      <text:p text:style-name="P3"><text:soft-page-break/>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Пододвинув судно одной рукой к себе поближе, я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16"><text:a xlink:type="simple" xlink:href="https://www.youtube.com/watch?v=rvk5D1iI2LA" office:target-frame-name="_top" xlink:show="replace" text:style-name="Internet_20_link" text:visited-style-name="Visited_20_Internet_20_Link">https</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ww</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youtube</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com</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watch</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v</text:a><text:a xlink:type="simple" xlink:href="https://www.youtube.com/watch?v=rvk5D1iI2LA" office:target-frame-name="_top" xlink:show="replace" text:style-name="Internet_20_link" text:visited-style-name="Visited_20_Internet_20_Link"><text:span text:style-name="Default_20_Paragraph_20_Font"><text:span text:style-name="T1">=</text:span></text:span></text:a><text:a xlink:type="simple" xlink:href="https://www.youtube.com/watch?v=rvk5D1iI2LA" office:target-frame-name="_top" xlink:show="replace" text:style-name="Internet_20_link" text:visited-style-name="Visited_20_Internet_20_Link">rvk</text:a><text:a xlink:type="simple" xlink:href="https://www.youtube.com/watch?v=rvk5D1iI2LA" office:target-frame-name="_top" xlink:show="replace" text:style-name="Internet_20_link" text:visited-style-name="Visited_20_Internet_20_Link"><text:span text:style-name="Default_20_Paragraph_20_Font"><text:span text:style-name="T1">5</text:span></text:span></text:a><text:a xlink:type="simple" xlink:href="https://www.youtube.com/watch?v=rvk5D1iI2LA" office:target-frame-name="_top" xlink:show="replace" text:style-name="Internet_20_link" text:visited-style-name="Visited_20_Internet_20_Link">D</text:a><text:a xlink:type="simple" xlink:href="https://www.youtube.com/watch?v=rvk5D1iI2LA" office:target-frame-name="_top" xlink:show="replace" text:style-name="Internet_20_link" text:visited-style-name="Visited_20_Internet_20_Link"><text:span text:style-name="Default_20_Paragraph_20_Font"><text:span text:style-name="T1">1</text:span></text:span></text:a><text:a xlink:type="simple" xlink:href="https://www.youtube.com/watch?v=rvk5D1iI2LA" office:target-frame-name="_top" xlink:show="replace" text:style-name="Internet_20_link" text:visited-style-name="Visited_20_Internet_20_Link">iI</text:a><text:a xlink:type="simple" xlink:href="https://www.youtube.com/watch?v=rvk5D1iI2LA" office:target-frame-name="_top" xlink:show="replace" text:style-name="Internet_20_link" text:visited-style-name="Visited_20_Internet_20_Link"><text:span text:style-name="Default_20_Paragraph_20_Font"><text:span text:style-name="T1">2</text:span></text:span></text:a><text:a xlink:type="simple" xlink:href="https://www.youtube.com/watch?v=rvk5D1iI2LA" office:target-frame-name="_top" xlink:show="replace" text:style-name="Internet_20_link" text:visited-style-name="Visited_20_Internet_20_Link">LA</text:a></text:p>
      <text:h text:style-name="P31" text:outline-level="1"><text:span text:style-name="Default_20_Paragraph_20_Font"><text:span text:style-name="T13">Mark</text:span></text:span><text:span text:style-name="Default_20_Paragraph_20_Font"><text:span text:style-name="T14"> </text:span></text:span><text:span text:style-name="Default_20_Paragraph_20_Font"><text:span text:style-name="T13">Knopfler</text:span></text:span><text:span text:style-name="Default_20_Paragraph_20_Font"><text:span text:style-name="T14"> - </text:span></text:span><text:span text:style-name="Default_20_Paragraph_20_Font"><text:span text:style-name="T13">Marbletown</text:span></text:span><text:span text:style-name="Default_20_Paragraph_20_Font"><text:span text:style-name="T14"> - </text:span></text:span><text:span text:style-name="Default_20_Paragraph_20_Font"><text:span text:style-name="T13">C</text:span></text:span><text:span text:style-name="Default_20_Paragraph_20_Font"><text:span text:style-name="T14">ó</text:span></text:span><text:span text:style-name="Default_20_Paragraph_20_Font"><text:span text:style-name="T13">rdoba</text:span></text:span><text:span text:style-name="Default_20_Paragraph_20_Font"><text:span text:style-name="T14"> 2010</text:span></text:span></text:h>
      <text:p text:style-name="P3"/>
      <text:p text:style-name="P16"><text:span text:style-name="Default_20_Paragraph_20_Font"><text:span text:style-name="T1">Джет нетерпеливо толкает меня копытом в плечо. &lt;</text:span></text:span><text:span text:style-name="Default_20_Paragraph_20_Font"><text:span text:style-name="T2">Её полное имя – Рэйнбоу Джет</text:span></text:span><text:span text:style-name="Default_20_Paragraph_20_Font"><text:span text:style-name="T1">&gt;</text:span></text:span></text:p>
      <text:p text:style-name="P16"><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хлопаются о грудь с каждым прыжком – позавчера пегаска затянула ремень <text:s/>на последнюю дырку – и всё равно они свободно болтаются на похудевшем теле.</text:p>
      <text:p text:style-name="P16"><text:soft-page-break/><text:span text:style-name="Default_20_Paragraph_20_Font"><text:span text:style-name="T1">&lt;</text:span></text:span><text:span text:style-name="Default_20_Paragraph_20_Font"><text:span text:style-name="T2">одеяло?</text:span></text:span><text:span text:style-name="Default_20_Paragraph_20_Font"><text:span text:style-name="T1">&gt;</text:span></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16"><text:span text:style-name="Default_20_Paragraph_20_Font"><text:span text:style-name="T1">Три дня! Три грёбаных дня мы скрытно пробираемся к проклятой </text:span></text:span><text:span text:style-name="Default_20_Paragraph_20_Font"><text:span text:style-name="T2">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накрыл огнём пару гектаров площади.</text:p>
      <text:p text:style-name="P3"/>
      <text:p text:style-name="P16"><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2">на рассвете и возвращается до полдня,</text:span></text:span><text:span text:style-name="Default_20_Paragraph_20_Font"><text:span text:style-name="T1"> строго по расписанию. И если затаиться в </text:span></text:span><text:span text:style-name="Default_20_Paragraph_20_Font"><text:span text:style-name="T2">эти часы</text:span></text:span><text:span text:style-name="Default_20_Paragraph_20_Font"><text:span text:style-name="T1"> 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Нет, Агамемнон – ерунда. За нами. Гонятся. Чёртовы. Чокнутые. Пони.</text:p>
      <text:p text:style-name="P5"/>
      <text:p text:style-name="P5">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Вот только шуточка встала бы мне поперёк горла, если б я знал, что этот вождь верховодит табуном агрессивных мускулистых битюгов, а дочурка его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
      <text:p text:style-name="P5">Ну вот кто заставил тебя улыбаться Дейдре, Хуман? Ведь всё так неплохо шло…</text:p>
      <text:p text:style-name="P3"/>
      <text:p text:style-name="P2">***</text:p>
      <text:p text:style-name="P3">...</text:p>
      <text:p text:style-name="P16"><text:soft-page-break/><text:span text:style-name="Default_20_Paragraph_20_Font"><text:span text:style-name="T1">- Привет, красавчики! &lt;</text:span></text:span><text:span text:style-name="Default_20_Paragraph_20_Font"><text:span text:style-name="T2">Развернуть характер Эпплхэт и её маленькой сестры Лейлы</text:span></text:span><text:span text:style-name="Default_20_Paragraph_20_Font"><text:span text:style-name="T1">&gt;</text:span></text:span></text:p>
      <text:p text:style-name="P3"/>
      <text:p text:style-name="P3">Мы обернулись на голос и узрели с полдюжины копий, чуть ли не уткнувшихся нам в носы.</text:p>
      <text:p text:style-name="P3"/>
      <text:p text:style-name="P3">Наконец-то до тебя дошло, Хуман, что это –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3"/>
      <text:p text:style-name="P3">-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3"/>
      <text:p text:style-name="P3">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6"><text:span text:style-name="Default_20_Paragraph_20_Font"><text:span text:style-name="T1">В незащищённую бронёй шею Джет упиралось копьё крохотной поньки с гривой ёршиком. &lt;</text:span></text:span><text:span text:style-name="Default_20_Paragraph_20_Font"><text:span text:style-name="T2">Развернуть характер Лейлы Твердолоб</text:span></text:span><text:span text:style-name="Default_20_Paragraph_20_Font"><text:span text:style-name="T1">&gt;</text:span></text:span></text:p>
      <text:p text:style-name="P3"/>
      <text:p text:style-name="P3">- Хорошая попытка, летун, - расплылась в ехидной улыбке малютка, - но устраивать засады нас учат с младенчества. Крылатым этого не понять, правда?</text:p>
      <text:p text:style-name="P3"/>
      <text:p text:style-name="P3">Тут я заметил, что крыльев у этих оборванцев не наблюдается.</text:p>
      <text:p text:style-name="P3"/>
      <text:p text:style-name="P16"><text:span text:style-name="Default_20_Paragraph_20_Font"><text:span text:style-name="T1">- Молодец, Лейла! - похвалила козявку пони из подоспевшей группы. Одета она была в ржавьё чуть почище, чем у остальных, а её грива была собрана в пучок и перехвачена тесёмкой.&lt;</text:span></text:span><text:span text:style-name="Default_20_Paragraph_20_Font"><text:span text:style-name="T2">Шляпа с яблоком</text:span></text:span><text:span text:style-name="Default_20_Paragraph_20_Font"><text:span text:style-name="T1">&gt; - Не пытайтесь уйти, красавчики. Мы ведь можем и рассердиться. А когда мы сердимся, мы связываем пленников. Ноги и крылья. Очень туго. И тогда они уже не могут бежать. И сердить нас. А к пегасам ещё приковываем гирю. Всё просто, усекли? И нам плевать, что у пегаски крыло гнётся в обе стороны, - она насмешливо фыркнула в сторону Джет.</text:span></text:span></text:p>
      <text:p text:style-name="P3"/>
      <text:p text:style-name="P3">Та мрачно стояла, сцепив зубы.</text:p>
      <text:p text:style-name="P3"/>
      <text:p text:style-name="P16"><text:span text:style-name="Default_20_Paragraph_20_Font"><text:span text:style-name="T1">- За меня могут заплатить хороший выкуп, - наконец, с сомнением произнесла она. - А Хуман ничего не помнит, ни кто он, ни откуда. Как жеребёнок. Его Агамемнон по голове треснул во время охоты. </text:span></text:span><text:span text:style-name="Default_20_Paragraph_20_Font"><text:span text:style-name="T2">С него вы ничего не получите, лучше отпустите. Вы же не трогаете жеребят</text:span></text:span><text:span text:style-name="Default_20_Paragraph_20_Font"><text:span text:style-name="T1">?</text:span></text:span></text:p>
      <text:p text:style-name="P3"/>
      <text:p text:style-name="P3">Её собеседница только хмыкнула.</text:p>
      <text:p text:style-name="P3"/>
      <text:p text:style-name="P3"><text:soft-page-break/>- Хорош жеребёнок - ягодицы, что у ломовика! - она задумалась. - Так. Летуна – на кухню. А этого… красавчика – к Дейдре.</text:p>
      <text:p text:style-name="P16"><text:span text:style-name="Default_20_Paragraph_20_Font"><text:span text:style-name="T1">&lt;</text:span></text:span><text:span text:style-name="Default_20_Paragraph_20_Font"><text:span text:style-name="T2">больше быта племени</text:span></text:span><text:span text:style-name="Default_20_Paragraph_20_Font"><text:span text:style-name="T1">&gt;</text:span></text:span></text:p>
      <text:p text:style-name="P2">…</text:p>
      <text:p text:style-name="P2"/>
      <text:p text:style-name="P3">Тема беседы просто вводит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3"/>
      <text:p text:style-name="P3">…</text:p>
      <text:p text:style-name="P3"/>
      <text:p text:style-name="P16"><text:span text:style-name="Default_20_Paragraph_20_Font"><text:span text:style-name="T1">- Эй, но я же не пони! Какой вам от меня прок в таком </text:span></text:span><text:span text:style-name="Default_20_Paragraph_20_Font"><text:span text:style-name="T2">идиотском</text:span></text:span><text:span text:style-name="Default_20_Paragraph_20_Font"><text:span text:style-name="T1"> деле, как привнесение свежей крови в племя?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3"/>
      <text:p text:style-name="P16"><text:span text:style-name="Default_20_Paragraph_20_Font"><text:span text:style-name="T1">Я аж передёрнул плечами. </text:span></text:span><text:span text:style-name="Default_20_Paragraph_20_Font"><text:span text:style-name="T2">Конеёбство</text:span></text:span><text:span text:style-name="Default_20_Paragraph_20_Font"><text:span text:style-name="T1"> – это, явно, не то занятие, чем ты занимался в прошлом и хотел бы заниматься в будущем, Хуман!</text:span></text:span></text:p>
      <text:p text:style-name="P3">Поняха с недоверием смотрела на меня.</text:p>
      <text:p text:style-name="P3"/>
      <text:p text:style-name="P3">- Хум, ты прикалываешься? Или та поломаная пегаска таки права, и ты действительно ничего не помнишь?</text:p>
      <text:p text:style-name="P3"/>
      <text:p text:style-name="P3">Понька принялась загибать копыта, делая сброс через каждую пару:</text:p>
      <text:p text:style-name="P3"/>
      <text:p text:style-name="P3">-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3"/>
      <text:p text:style-name="P3">…Я истерически рассмеялся…</text:p>
      <text:p text:style-name="P3"/>
      <text:p text:style-name="P16"><text:span text:style-name="Default_20_Paragraph_20_Font"><text:span text:style-name="T1">- Во-вторых, шанс получения потомства можно поднять с помощью магического ритуала “</text:span></text:span>Pornis<text:span text:style-name="Default_20_Paragraph_20_Font"><text:span text:style-name="T1"> </text:span></text:span>erektus<text:span text:style-name="Default_20_Paragraph_20_Font"><text:span text:style-name="T1">”,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2">У меня есть подруга из единорогов, только ты не говори никому, это тайна!</text:span></text:span><text:span text:style-name="Default_20_Paragraph_20_Font"><text:span text:style-name="T1"> Хотя, может, ты умеешь магичить, Хум?</text:span></text:span></text:p>
      <text:p text:style-name="P3"><text:soft-page-break/></text:p>
      <text:p text:style-name="P3">Поняха с надеждой посмотрела на меня. Я с огромным облегчением отрицательно помотал головой.</text:p>
      <text:p text:style-name="P3"/>
      <text:p text:style-name="P3">-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3"/>
      <text:p text:style-name="P3">Дейдра мечтательно вздохнула.</text:p>
      <text:p text:style-name="P3"/>
      <text:p text:style-name="P3">-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3"/>
      <text:p text:style-name="P3">Я упорно помотал головой. Дейдра пристально уставилась на меня, пытаясь рассмотреть мой талант. Наконец она ухмыльнулась кривой улыбкой.</text:p>
      <text:p text:style-name="P3"/>
      <text:p text:style-name="P3">-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3"/>
      <text:p text:style-name="P3">- Путешествия, это уже что-то. Мне совершенно случайно нужно в Дрогонштерн, - наконец, подал голос я.</text:p>
      <text:p text:style-name="P3">- Ты серьёзно? - вытаращилась на меня поняха. - Если это не шутка, то ты или свихнулся, или полный отморозок. Мне как раз такие нравятся! - поняха посмотрела на меня горящими глазами.</text:p>
      <text:p text:style-name="P3">-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3"/>
      <text:p text:style-name="P3">Розовая поняха заметно поскучнела.</text:p>
      <text:p text:style-name="P3"/>
      <text:p text:style-name="P3">-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text:soft-page-break/>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3">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3">-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3">Я улыбнулся и понимающе покачал головой. Всё-таки между людьми и пони намного больше общего, чем тебе казалось, Хуман!</text:p>
      <text:p text:style-name="P3">Дейдра уныло свесила голову.</text:p>
      <text:p text:style-name="P3"/>
      <text:p text:style-name="P3">-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3"/>
      <text:p text:style-name="P3">Розовая кобылка вновь сжала зубами горлышко и запрокинула бутылку. Послышалось долгое бульканье.</text:p>
      <text:p text:style-name="P3"/>
      <text:p text:style-name="P3">-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3">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3"/>
      <text:p text:style-name="P3">-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3">Кобылка завела глаза, сложила губы бантиком и произнесла фальцетом:</text:p>
      <text:p text:style-name="P3"/>
      <text:p text:style-name="P3">-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text:soft-page-break/></text:p>
      <text:p text:style-name="P3">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3"/>
      <text:p text:style-name="P16"><text:span text:style-name="Default_20_Paragraph_20_Font"><text:span text:style-name="T1">- Я лучше в пираты пойду, - пробормотала Дейдра с закрытыми глазами. - У меня есть почти достроенный корабль. Сколочу команду, назову люггер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Хр-р-р…</text:p>
      <text:p text:style-name="P16"/>
      <text:p text:style-name="P3">Вместе с храпом изо рта самой великой пиратки вылетело три розовых пузыря. Поняха явно перебрала с алкоголем.</text:p>
      <text:p text:style-name="P3"/>
      <text:p text:style-name="P2">…</text:p>
      <text:p text:style-name="P2"/>
      <text:p text:style-name="P3">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3"/>
      <text:p text:style-name="P3">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3">- Джет… Джет… Да вставай же, засоня! - я громко шептал в ухо спящей пегаске, легонько похлопывая по шее.</text:p>
      <text:p text:style-name="P16"><text:span text:style-name="Default_20_Paragraph_20_Font"><text:span text:style-name="T1">- Мн-мн-хррр, - сонно чавкала пегаска, пуская слюни. - Гороховый суп закончился. </text:span></text:span>Пюре будет через полчаса. Не ломайте лавки, пожалуйста… А? <text:span text:style-name="Default_20_Paragraph_20_Font"><text:span text:style-name="T1">Что?</text:span></text:span></text:p>
      <text:p text:style-name="P3"/>
      <text:p text:style-name="P3">Я шёлкнул пегаску по носу.</text:p>
      <text:p text:style-name="P3">- Вставай! Надо сматываться. Дейдра хочет сделать меня своим фаворитом. У меня плохие предчувствия на этот счёт.</text:p>
      <text:p text:style-name="P3"/>
      <text:p text:style-name="P3">Пегаска поднялась, потирая нос копытом. Рваное одеяло сползло с её тела и в нос мне ударил кислый запах.</text:p>
      <text:p text:style-name="P16"><text:span text:style-name="Default_20_Paragraph_20_Font"><text:span text:style-name="T1">- </text:span></text:span><text:span text:style-name="Default_20_Paragraph_20_Font"><text:span text:style-name="T2">Тут что, докторов нет? Неужели нельзя было нормально сделать</text:span></text:span><text:span text:style-name="Default_20_Paragraph_20_Font"><text:span text:style-name="T1">? - я указал на покалеченное крыло, примотанное к телу рваной тряпкой.</text:span></text:span></text:p>
      <text:p text:style-name="P3"><text:soft-page-break/>-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горохового пюре – надо полагать, у этих голодранцев в запасах кроме гороха ничего нет. И, знаешь, я готова месяц выступать в уличном театре, только чтобы не готовить ещё хоть одну кастрюлю этого варева! Так ведь и рехнуться недолго…</text:p>
      <text:p text:style-name="P3"/>
      <text:p text:style-name="P3">…</text:p>
      <text:p text:style-name="P3"/>
      <text:p text:style-name="P3">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3"/>
      <text:p text:style-name="P3">Есть только одно маленькое “но”.</text:p>
      <text:p text:style-name="P3">Эти двадцать шагов заполнены валяющимися вповалку, храпящими, чмокающими, сопящими и дёргающимися во сне пони.</text:p>
      <text:p text:style-name="P3"/>
      <text:p text:style-name="P3">- Ты чего остановился? - пихнула меня головой в спину Джет. - Надо торопиться, пока не рассвело!</text:p>
      <text:p text:style-name="P3"/>
      <text:p text:style-name="P3">Я обреченно вздохнул, выбрал на полу место, свободное от понеконечностей и поставил туда ногу.</text:p>
      <text:p text:style-name="P3">Почти попал. Светло-коричневая пони ойкнула и сжалась во сне, когда я наступил ей на хвост.</text:p>
      <text:p text:style-name="P3">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3"/>
      <text:p text:style-name="P3">Позади меня послышалось топанье, череда взвизгиваний и возни, нарастающая, подобно прибою.</text:p>
      <text:p text:style-name="P3">Джет невозмутимо торила свой путь прямо по ногам, туловищам и хвостам распластавшихся на полу пони.</text:p>
      <text:p text:style-name="P3"/>
      <text:p text:style-name="P3">- Ты рехнулась? - зашипел на неё я, - надо ж осторожно!</text:p>
      <text:p text:style-name="P3">- Ну, раз ты так хочешь, - пожала плечами пегаска и осторожно поставила ногу на голову пони, сосущей во сне собственное копыто.</text:p>
      <text:p text:style-name="P3"/>
      <text:p text:style-name="P3">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3"/>
      <text:p text:style-name="P3">Я остервенело дёргал ручку двери, ощущая затылком просыпающийся зал.</text:p>
      <text:p text:style-name="P3">- Закрыто, блин! - я дёрнул ещё сильнее и приложился задницой о пол, сжимая в руке оторванную ручку.</text:p>
      <text:p text:style-name="P3"><text:soft-page-break/></text:p>
      <text:p text:style-name="P3">- Хум, подвинься!</text:p>
      <text:p text:style-name="P3">Пегаска оттеснила меня крупом и повернулась к двери задом.</text:p>
      <text:p text:style-name="P3"/>
      <text:p text:style-name="P3">БАБАХ!!!</text:p>
      <text:p text:style-name="P3"/>
      <text:p text:style-name="P3">Я ошалело смотрел на дверь, вылетевшую вместе с косяком во двор.</text:p>
      <text:p text:style-name="P3"/>
      <text:p text:style-name="P3">-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иком.</text:p>
      <text:p text:style-name="P3">- Ага. - ухмыльнулась Джет. - Я — крутая! По заднему джебу мне нет равных на нашем облаке и двух соседних!</text:p>
      <text:p text:style-name="P3">- То же мне — крутая! - донеслось откуда-то снизу. - Да я смогла бы выбить эту дверь лбом! Она всё равно кое-как сляпана из обломков скамеек!</text:p>
      <text:p text:style-name="P3"/>
      <text:p text:style-name="P3">Мои ноги обнимала Дейдра, улыбаясь мне хищной улыбкой.</text:p>
      <text:p text:style-name="P3"/>
      <text:p text:style-name="P3">- И, кстати, чтобы открыть её, достаточно было просто отодвинуть засов.</text:p>
      <text:p text:style-name="P3"/>
      <text:p text:style-name="P3">В забеге на первенство тупости ты уверенно догоняешь пегаску, Хуман!</text:p>
      <text:p text:style-name="P3">Я криво улыбнулся Дейдре.</text:p>
      <text:p text:style-name="P3"/>
      <text:p text:style-name="P16"><text:span text:style-name="Default_20_Paragraph_20_Font"><text:span text:style-name="T1">-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Отстань, пожалуйста…</text:p>
      <text:p text:style-name="P16"/>
      <text:p text:style-name="P3">Я сразу понял, что улыбаться Дейдре было плохой идеей. Поняха состроила щенячьи глаза и усилила и без того стальную хватку вокруг моих ног.</text:p>
      <text:p text:style-name="P3"/>
      <text:p text:style-name="P3">- Не бросай меня, Хум! Мне тут так скууучнооо!</text:p>
      <text:p text:style-name="P3"/>
      <text:p text:style-name="P3">Губы её задрожжали, как будто она собралась зареветь.</text:p>
      <text:p text:style-name="P3">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3"><text:soft-page-break/></text:p>
      <text:p text:style-name="P3">-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зёт вас в Дрогонштерн?</text:p>
      <text:p text:style-name="P3"/>
      <text:p text:style-name="P3">- Ммммфффф! - отвечала ей Джет.</text:p>
      <text:p text:style-name="P3"/>
      <text:p text:style-name="P3">Диалог прервался взвизгом и плеском воды. Наконец-то я почувствовал свои ноги свободными!</text:p>
      <text:p text:style-name="P3"/>
      <text:p text:style-name="P2">***</text:p>
      <text:p text:style-name="P3"/>
      <text:p text:style-name="P3">- Ты опять за своё! - крик Джет прямо в ухо перемешивает все воспоминания. - Выныривай! Они уже совсем близко!!!</text:p>
      <text:p text:style-name="P3"/>
      <text:p text:style-name="P3">Я содрогаюсь, вскакиваю с земли и машинально забрасываю мешок на плёчо.</text:p>
      <text:p text:style-name="P3"/>
      <text:p text:style-name="P3">- Идём.</text:p>
      <text:p text:style-name="P3"/>
      <text:h text:style-name="P34" text:outline-level="2">2</text:h>
      <text:p text:style-name="P3"/>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5"/>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text:soft-page-break/>-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16"><text:span text:style-name="Default_20_Paragraph_20_Font"><text:span text:style-name="T1">В коридоре было пусто. Крыс, подобно Белому Кролику из “Алисы”, уже испарился в тщательно скрываемой им тропе к общей палате. Радио сонно вещало из Ватикана. &lt;</text:span></text:span><text:span text:style-name="Default_20_Paragraph_20_Font"><text:span text:style-name="T2">Смысл речи Папы?</text:span></text:span><text:span text:style-name="Default_20_Paragraph_20_Font"><text:span text:style-name="T1">&gt;</text:span></text:span></text:p>
      <text:p text:style-name="P3"/>
      <text:p text:style-name="P6">…шшш…</text:p>
      <text:p text:style-name="P16"><text:span text:style-name="Default_20_Paragraph_20_Font"><text:span text:style-name="T16">sanctificetur</text:span></text:span><text:span text:style-name="Default_20_Paragraph_20_Font"><text:span text:style-name="T4"> </text:span></text:span><text:span text:style-name="Default_20_Paragraph_20_Font"><text:span text:style-name="T16">nomen</text:span></text:span><text:span text:style-name="Default_20_Paragraph_20_Font"><text:span text:style-name="T4"> </text:span></text:span><text:span text:style-name="Default_20_Paragraph_20_Font"><text:span text:style-name="T16">tuum</text:span></text:span><text:span text:style-name="Default_20_Paragraph_20_Font"><text:span text:style-name="T4">;</text:span></text:span></text:p>
      <text:p text:style-name="P19">adveniat regnum tuum;</text:p>
      <text:p text:style-name="P19">fiat voluntas tua, sicut in caelo et in terra…</text:p>
      <text:p text:style-name="P19">…хрррсссшшш…</text:p>
      <text:p text:style-name="P19">ne nuclear bellum. Amen</text:p>
      <text:p text:style-name="P19">…шшшссс…</text:p>
      <text:p text:style-name="P19"/>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Я уже открывал дверь в палату, когда услышал лениво брошенное в спину замечание.</text:p>
      <text:p text:style-name="P3"/>
      <text:p text:style-name="P16"><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16"><text:soft-page-break/></text:p>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яйцеголовые – за твои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16"><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2">У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Учителем и мне досталось меньше, чем остальным. После меня развлечения Хэвэн стали более жестокими.</text:span></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16"><text:soft-page-break/><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text:span></text:span><text:span text:style-name="Default_20_Paragraph_20_Font"><text:span text:style-name="T1">величаво начинает свой путь по великому каньону. Чуть поодаль из леса торчит одинокий серый пик — мой пункт назначения, если верить Джет. Я кручу головой туда-обратно. Обрыв уходит за горизонт по обе стороны реки. Я 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2">неделю</text:span></text:span><text:span text:style-name="Default_20_Paragraph_20_Font"><text:span text:style-name="T1"> назад. Дым от привала преследователей не виден уже последние два дня. Я спускаюсь вниз и спрыгиваю с нижней ветки на землю.</text:span></text:span></text:p>
      <text:p text:style-name="P3"/>
      <text:p text:style-name="P3">- Таки оторвались. Но впереди обрыв. Надо думать, как спуститься.</text:p>
      <text:p text:style-name="P3"/>
      <text:p text:style-name="P16"><text:span text:style-name="Default_20_Paragraph_20_Font"><text:span text:style-name="T1">Джет виновато смотрит на меня. Вот глупая пегаска! Она </text:span></text:span><text:span text:style-name="Default_20_Paragraph_20_Font"><text:span text:style-name="T7">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16"><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у подножия которой начинается </text:span></text:span><text:span text:style-name="Default_20_Paragraph_20_Font"><text:span text:style-name="T2">пещера Оникса</text:span></text:span><text:span text:style-name="Default_20_Paragraph_20_Font"><text:span text:style-name="T1">. Она выглядит именно так, как в видении – две одинокие вершины угольного цвета. Если придумать, как спуститься с отвесного обрыва в километр высотой, то за пару дней марш-броска можно выйти к её подножью. И это надо сделать, потому что даже паршивый горох заканчивается!</text:span></text:span></text:p>
      <text:p text:style-name="P3"><text:soft-page-break/></text:p>
      <text:p text:style-name="P3">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щит!!! М-м-мамочка…</text:p>
      <text:p text:style-name="P3">…</text:p>
      <text:p text:style-name="P16"><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звини.</text:p>
      <text:p text:style-name="P3"/>
      <text:p text:style-name="P16"><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3">Очень осторожно, словно бы извиняясь, Джет высвобождает сначала одну ногу из моего захвата. Потом вторую. Я тупо смотрю на пустые ладони.</text:p>
      <text:p text:style-name="P3"/>
      <text:p text:style-name="P3">- Ты был хорошим другом. Прощай.</text:p>
      <text:p text:style-name="P3"><text:soft-page-break/></text:p>
      <text:p text:style-name="P3">- Просто удивительно, как пони умеют запускать пустяковые проблемы! И когда маленькая проблема маленького пони вырастает, подобно навозному шару жука-скарабея, он согласен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34" text:outline-level="2">2.5</text:h>
      <text:p text:style-name="P2"/>
      <text:p text:style-name="P3"/>
      <text:p text:style-name="P5">День второй – разбор пограничного конфликта с минотаврами(Анон – помогает Сел в качестве советника по делам двуногих), таможенные тёрки с Кристальной империей (конфедеративный округ в составе Эквевстрии). Анон помогает Сел в качестве экономического и научного советника</text:p>
      <text:p text:style-name="P5"/>
      <text:p text:style-name="P3"/>
      <text:h text:style-name="P34" text:outline-level="2">3</text:h>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text:p>
      <text:p text:style-name="P3"/>
      <text:p text:style-name="P3">- Вы сами видите… - обратился Лысый к Алексу. - Я бы его за периметр не выпускал. 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text:p>
      <text:p text:style-name="P3"/>
      <text:p text:style-name="P3">- Ты же знаешь, у нас не было другого выхода. Извини.</text:p>
      <text:p text:style-name="P3">- Да ладно. Мне-то что. Тут неплохо кормят.</text:p>
      <text:p text:style-name="P3"><text:soft-page-break/>- Парк для прогулок будет увеличиваться. Мы присоединили к территории автостоянку и засадили её соснами.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text:p>
      <text:p text:style-name="P3"/>
      <text:p text:style-name="P16"><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7">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16"><text:span text:style-name="Default_20_Paragraph_20_Font"><text:span text:style-name="T1">Наконец Алекс пожал плечами и </text:span></text:span><text:span text:style-name="Default_20_Paragraph_20_Font"><text:span text:style-name="T7">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Две палаты пускающих слюни овощей вас ничему не научили. Но хоть теперь-то, после появления трупов, вы признали то, про что я говорил тебе ещё два года назад: мы в жопе. Весь проект в жопе. Его пора закрывать. Нет, серьёзно, я рад за тебя. Лучше поздно, чем никогда.</text:p>
      <text:p text:style-name="P3"/>
      <text:p text:style-name="P3">Мой бывший прожект-мэ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другой стороны на подходе аналогичные комплексы. Нам нужна твоя помощь…</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Ты ведь единственный, кто сохранил и память, и разум. Ты должен знать, как понравиться Хэвэн. Ведь она благоволит к тебе. Удивлён? Я не говорил тебе этого. Каждый раз, когда она встречает нового Учителя, она спрашивает, где ты? Мы читаем это в логах Уроков.</text:p>
      <text:p text:style-name="P3">Всего пару советов, и ты спасешь людей.</text:p>
      <text:p text:style-name="P3"/>
      <text:p text:style-name="P3">Я покачал головой.</text:p>
      <text:p text:style-name="P3">- Нет. И не надейтесь.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text:soft-page-break/></text:p>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 умчалась по своим делам, роняя космы перьев по всему небосводу. <text:s/>По-моему, она была столь рассеянной, что даже по дорог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доме на берегу моря, окружённом лесом.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 Да. Забор убрать не проси. Это невозможно, Дед. Это за пределами разумного. Брюс никогда в жизни не подпишет. Будет и забор, и вооружённая охрана. Даже не мысли о побеге.</text:p>
      <text:p text:style-name="P3">- Понятно.</text:p>
      <text:p text:style-name="P3"/>
      <text:p text:style-name="P5">Я решил схитрить. Просто из интереса. Кроме него, больше ловить тут было нечего.</text:p>
      <text:p text:style-name="P5"><text:soft-page-break/></text:p>
      <text:p text:style-name="P5">- Хорошо, Алекс, почти убедил. Я практически готов согласиться. Олени, девочки, признание – с детства мечтал.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
      <text:p text:style-name="P5">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
      <text:p text:style-name="P5">- Дед, вот ты зря корчишь из себя такого прожжёного циника. Я-то знаю, что ты не такой. И, да, что бы ты ни говорил там, я по-прежнему считаю тебя своим другом. Знаешь, мне почему-то кажется, что старые добрые времена ещё наступят. Ты вернёшься в &lt;Барьер&gt;, и мы снова будем собираться за чашечкой кофе на крыше Оникс-тауэр. Блин, нашим тебя ТАК не хватает! Особенно Стелле. Ты для нас по-прежнему Дедлайн - душа проекта!</text:p>
      <text:p text:style-name="P5">-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заметите разницы. Особенно Брюс – тот меня и раньше не всегда замечал.</text:p>
      <text:p text:style-name="P5">- Дед, - мягко остановил меня Алекс. - не надо. Не даешь мне помечтать, жестокий человек…</text:p>
      <text:p text:style-name="P5"/>
      <text:p text:style-name="P5">Выплюнув жвачку в салфетку и аккуратно препроводив бумажный шарик в ведро, Алекс печально развёл руками.</text:p>
      <text:p text:style-name="P5">- Меня не уведомляют о высших целях “Барьера”. Хотя они и так известны – я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 отдался воспоминаниям и я. - Это ж от идеи, что партнёра по бизнесу можно уничтожить физически, у Нэша поехала крыша.</text:p>
      <text:p text:style-name="P3">- Да, помню, - подхватил Алекс, - тебе пришлось в авральном порядке утешать нашего кибернетического младенца и ты, сам того не желая, стал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text:soft-page-break/>-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военных всё очень печально – то, что они гордо называют “Искусственным Интеллектом”,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16"><text:span text:style-name="Default_20_Paragraph_20_Font"><text:span text:style-name="T1">- И, надеюсь, не будем. Потому что горячая война означает конец. Всем и навсегда. Кибермозг той стороны на шесть лет старше нашего – недостижимое преимущество в наших реалиях. К счастью, <text:s/></text:span></text:span><text:span text:style-name="Default_20_Paragraph_20_Font"><text:span text:style-name="T17">CAESAR</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text:s/>И потому познания Хэвэн в экономике бесценны – экономический аспект войны сейчас в сотни, в тысячи раз 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напомнил я ему. Разговор начал мне надоедать.</text:p>
      <text:p text:style-name="P3"/>
      <text:p text:style-name="P3">Мой бывший босс всё понял. Всё же проницательности ему было не занимать. Он бросил на меня злой взгляд, но тем не менее, начал.</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text:p>
      <text:p text:style-name="P3"/>
      <text:p text:style-name="P3">- Бу-га-га! Так вот почему вы держите нас под присмотром автоматчиков, – рассмеялся я, - а я-то думал, вы боитесь, что я сбегу на волю и растрезвоню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поднялся Алекс. - Очень жаль. Если ты передумаешь, просто сообщи,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text:soft-page-break/></text:p>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И, знаешь, самое страшное? Это то, что ты до сих пор считаешь себя нормальным, - грустно улыбнулся босс. - <text:s/>Человеком. Мне реально страшно это видеть. И всем нам – остальные наблюдали по интеркому.</text:p>
      <text:p text:style-name="P3"/>
      <text:p text:style-name="P3">- Что?</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Нет, это, конечно, забавно, что <text:s/>местные непарнокопытные почему-то неровно дышат к тебе, Хум,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16"><text:span text:style-name="Default_20_Paragraph_20_Font"><text:span text:style-name="T1">Проклятье на твою голову, Хум, если ты неделю не замечал, что Джет </text:span></text:span><text:span text:style-name="Default_20_Paragraph_20_Font"><text:span text:style-name="T2">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text:soft-page-break/>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можешь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Я закрываю глаза, пытаясь вспомнить…</text:p>
      <text:p text:style-name="P3"/>
      <text:p text:style-name="P2">***</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Ч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text:p>
      <text:p text:style-name="P5"/>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text:soft-page-break/>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text:soft-page-break/>-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 А как попал в гнездо Агамемнона — помнишь?</text:p>
      <text:p text:style-name="P3">- Нет.</text:p>
      <text:p text:style-name="P3">- А кто ты — помнишь?</text:p>
      <text:p text:style-name="P3">- Нет.</text:p>
      <text:p text:style-name="P16"><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text:span></text:span><text:span text:style-name="Default_20_Paragraph_20_Font"><text:span text:style-name="T2">полугодовалого жеребёнка</text:span></text:span><text:span text:style-name="Default_20_Paragraph_20_Font"><text:span text:style-name="T1">. То есть, вообще не </text:span></text:span><text:span text:style-name="Default_20_Paragraph_20_Font"><text:span text:style-name="T2">паришь</text:span></text:span><text:span text:style-name="Default_20_Paragraph_20_Font"><text:span text:style-name="T1"> по жизни. Хотя, на вид, взрослый. Как ты, вообще, дожил до своих лет, если не помни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сидела бы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text:soft-page-break/>СИЯНИЕ</text:p>
      <text:p text:style-name="P3">…</text:p>
      <text:p text:style-name="P16"><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16"><text:span text:style-name="Default_20_Paragraph_20_Font"><text:span text:style-name="T1">- </text:span></text:span><text:span text:style-name="Default_20_Paragraph_20_Font"><text:span text:style-name="T8">Я ЖЕ ПРЕДУПРЕЖДАЛА, ПОТИШЕ!!!</text:span></text:span><text:span text:style-name="Default_20_Paragraph_20_Font"><text:span text:style-name="T1"> - заорала понька. - Что за тупой </text:span></text:span><text:span text:style-name="Default_20_Paragraph_20_Font"><text:span text:style-name="T2">индивид</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text:soft-page-break/></text:p>
      <text:p text:style-name="P16"><text:span text:style-name="Default_20_Paragraph_20_Font"><text:span text:style-name="T1">- </text:span></text:span><text:span text:style-name="Default_20_Paragraph_20_Font"><text:span text:style-name="T8">ВИЖУ СБЕЖАВШИЙ ВЧЕРАШНИЙ ОБЕД. ЕЩЁ НЕ ПРОТУХ. ХОРОШО.</text:span></text:span></text:p>
      <text:p text:style-name="P11"/>
      <text:p text:style-name="P3">- Ну так и жри, пока не скисло! - заорала поняха, повернув к нему голову.</text:p>
      <text:p text:style-name="P3"/>
      <text:p text:style-name="P16"><text:span text:style-name="Default_20_Paragraph_20_Font"><text:span text:style-name="T1">- </text:span></text:span><text:span text:style-name="Default_20_Paragraph_20_Font"><text:span text:style-name="T8">ОН ЕЩЁ И РУГАЕТСЯ,</text:span></text:span><text:span text:style-name="Default_20_Paragraph_20_Font"><text:span text:style-name="T1"> - недовольно заметил дракон. - </text:span></text:span><text:span text:style-name="Default_20_Paragraph_20_Font"><text:span text:style-name="T8">СЛИШКОМ СЫРОЙ</text:span></text:span><text:span text:style-name="Default_20_Paragraph_20_Font"><text:span text:style-name="T1">. </text:span></text:span><text:span text:style-name="Default_20_Paragraph_20_Font"><text:span text:style-name="T8">НАДО ПРОЖАРИТЬ.</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ек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16"><text:span text:style-name="Default_20_Paragraph_20_Font"><text:span text:style-name="T8">-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text:soft-page-break/></text:p>
      <text:p text:style-name="P3">- А-А-А-А-А-А-А-А-А-А!!!</text:p>
      <text:p text:style-name="P3"/>
      <text:p text:style-name="P3">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text:p>
      <text:p text:style-name="P5"/>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text:soft-page-break/>- Да уж, - я поёжился, - твой дедушка тобой гордился бы.</text:p>
      <text:p text:style-name="P3">-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на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16">-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5"/>
      <text:p text:style-name="P3">Мы обернулись на голос и узрели с полдюжины копий, чуть ли не уткнувшихся нам в носы…</text:p>
      <text:p text:style-name="P3"/>
      <text:p text:style-name="P2">***</text:p>
      <text:p text:style-name="P5"/>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34" text:outline-level="2">3.5</text:h>
      <text:p text:style-name="P2"/>
      <text:p text:style-name="P3">(обмен)</text:p>
      <text:p text:style-name="P5"><text:soft-page-break/>День третий - Выборы в сенат (и победа партии стороннков плоской Эквестрии)</text:p>
      <text:p text:style-name="P5"/>
      <text:h text:style-name="P34" text:outline-level="2">4</text:h>
      <text:p text:style-name="P3"/>
      <text:p text:style-name="P6">…шшш… при тревоге критично важно добраться до убежища за шестнадцать минут. Ровно столько потребуется новейшей гиперзвуковой ракете, чтобы достигнуть нашей столицы. Стороны работают над урегулированием инцидента …хррр…</text:p>
      <text:p text:style-name="P6">…сссшшш… военные расходы стали максимальными за всю историю наблюдения – говорится в ежегодном отчёте международной …шшш…</text:p>
      <text:p text:style-name="P6">…хррршшш… заступил на дежурство девятнадцатый дивизион ПВО дальнего …шшшсссссшшш…</text:p>
      <text:p text:style-name="P6"/>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6">…шшсссшш… очередное заседание ООН, посвящённое предотвращению эскалации конфликта …хрр…</text:p>
      <text:p text:style-name="P6">…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6">…шшш… поздравляет папу с днём рождения: “Дорогой папочка! Будь таким же сильным, добрым и красивым, как и всегда! Мы с мамой тебя любим! В честь твоего сорокапятилетия мы заказываем песню …шшш…</text:p>
      <text:p text:style-name="P6"/>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16"><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суперпозицию искомой волновой функции. Коллапс отменяется, все наблюдатели довольны и счастливы, каждый в своей параллельной Вселенной!</text:p>
      <text:p text:style-name="P3"><text:soft-page-break/>-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и и нарисовал пальцем на импровизированной доске точку.</text:p>
      <text:p text:style-name="P3">- Начнём с азов. Итак, что такое квант? Квант, это некая мельцайшая частица микромира, для которой в 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text:p>
      <text:p text:style-name="P3">Принцип неопределённости, основной постулат квантовой физики. Гейзенберг мог бы тебе рассказать подробнее, но он в последнее время скучный, до него достучаться невозможно.</text:p>
      <text:p text:style-name="P3"/>
      <text:p text:style-name="P3">Диоген с обидой посмотрел на сидящего за соседним столом Гейзенберга. Тот что-то доказывал Леннону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ся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text:soft-page-break/>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text:p>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text:p>
      <text:p text:style-name="P3">- Знаешь, Диоген, я больше ценитель классики. Ну, там, когда яблоко на голову падает или е равно эм-цэ-квадрат…</text:p>
      <text:p text:style-name="P16"><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2">Я ведь его немного расширил пару лет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мультиверса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и танцевали чечётку.</text:p>
      <text:p text:style-name="P3"/>
      <text:p text:style-name="P3">- Да то, что запутанными могут быть не только пара квантов! Это может быть и три кванта! И сто! И сто миллиардов! И сто тысяч миллионов миллиард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Диоген выцарапал крошку из бороды и отправил в рот. В его голосе послышались истерически-восторжённые нотки.</text:p>
      <text:p text:style-name="P3"/>
      <text:p text:style-name="P3"><text:soft-page-break/>-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16"><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7">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его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поднялась и, повторяя предыдущую траекторию, вернулась на вилку. Я зажмурил глаза и потрусил головой. Набравшись храбрости, открыл снова. Вилка была пуста, а Диоген увлечённо жевал.</text:p>
      <text:p text:style-name="P3"/>
      <text:p text:style-name="P16"><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2">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5"/>
      <text:p text:style-name="P5">Я уже отчаялся остановить вышедшего на орбиту философа и просто старался не заснуть.</text:p>
      <text:p text:style-name="P5"/>
      <text:p text:style-name="P5">-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дискутируем об этой самой гравитации, вместо того, чтобы беспорядочно бултыхаться где-нибудь под потолком.</text:p>
      <text:p text:style-name="P5"/>
      <text:p text:style-name="P5"><text:soft-page-break/>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
      <text:p text:style-name="P5">-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5"/>
      <text:p text:style-name="P5">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5"/>
      <text:p text:style-name="P5">-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Диоген в прошлой жизни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text:soft-page-break/>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на хорошей ноте. Что он потребует взамен?”</text:p>
      <text:p text:style-name="P3">- Да не смотри ты на меня, как кролик на удава! - отмахнулся Дредд, - новенький умер. Сегодня утром. Я как раз на утреннем осмотре был.</text:p>
      <text:p text:style-name="P3"/>
      <text:p text:style-name="P3"><text:soft-page-break/>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35. Я готов учить тебя, Хэвэн”. И вытянулся. Странные вы люди, Учители. Психуете не по-людски. И умираете по-дурацки…</text:p>
      <text:p text:style-name="P3"/>
      <text:p text:style-name="P2">***</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не более четверти часа,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стул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text:soft-page-break/></text:p>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ересыпаются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16"><text:span text:style-name="Default_20_Paragraph_20_Font"><text:span text:style-name="T1">- Н</text:span></text:span><text:span text:style-name="Default_20_Paragraph_20_Font"><text:span text:style-name="T2">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 Спасибо вам. За всё. За Джет.</text:p>
      <text:p text:style-name="P3"/>
      <text:p text:style-name="P3">Зебра косит на меня изумрудным глазом.</text:p>
      <text:p text:style-name="P3"><text:soft-page-break/></text:p>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text:soft-page-break/></text:p>
      <text:p text:style-name="P3">Сенбе поднимает копыто, останавливая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нулся. - Сенбе прочитает тебе то, что сам узнал полгода назад во сне. Не спрашивай ни о чём сверх того. Сенбе не ответит — сам не знает.</text:p>
      <text:p text:style-name="P5">&lt;расписать больше быта у Сенбе&gt;</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2">***</text:p>
      <text:p text:style-name="P16"><text:span text:style-name="Default_20_Paragraph_20_Font"><text:span text:style-name="T1">&lt;</text:span></text:span><text:span text:style-name="Default_20_Paragraph_20_Font"><text:span text:style-name="T2">ывкпвпекываукпеыварпевыаерпкув</text:span></text:span><text:span text:style-name="Default_20_Paragraph_20_Font"><text:span text:style-name="T1">&gt;</text:span></text:span></text:p>
      <text:p text:style-name="P12"/>
      <text:p text:style-name="P2">***</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 Тогда возвращайся к пегаске, - улыбается зебра, - ты нужен ей. Ты можешь оставаться в гостях у Н’зака скаолько понадобится. Но знай, что через две недели племя будет возвращаться назад, в Великую Саванну. Н’зака зашли сюда только для того, чтобы помочь тебе и не хотят оставаться здесь сверх необходимого.</text:p>
      <text:p text:style-name="P3"/>
      <text:h text:style-name="P34" text:outline-level="2">4.5</text:h>
      <text:p text:style-name="P2"/>
      <text:p text:style-name="P3"/>
      <text:p text:style-name="P5">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потом стараются отрубить голову). Анон поражён ихней беспринципностью и неблагодарностью. Селестия всех милует.</text:p>
      <text:p text:style-name="P5">Селестия бесконечно счастлива, что у неё есть помощник - Анон</text:p>
      <text:p text:style-name="P16"><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3"/>
      <text:p text:style-name="P3"><text:soft-page-break/>Я ввалился в приёмную. Голова аликорницы покоилась на столе, глаза были закрыты. При стуке двери лишь чуть дёрнулось ухо.</text:p>
      <text:p text:style-name="P3">- Сел, меня волнует состояние наших отношений в последнее время, - начал я издалека.</text:p>
      <text:p text:style-name="P3">- Да? - пробормотала аликорница не открывая глаз.</text:p>
      <text:p text:style-name="P3"/>
      <text:p text:style-name="P3">Тут что-то не так, Анон!</text:p>
      <text:p text:style-name="P3"/>
      <text:p text:style-name="P3">- Как ты могла вчера заснуть во время секса?!! - я возмущенно уставился на аликорницу.</text:p>
      <text:p text:style-name="P3">Селестия открыла один глаз и страдальчески улыбнулась.</text:p>
      <text:p text:style-name="P16"><text:span text:style-name="Default_20_Paragraph_20_Font"><text:span text:style-name="T1">- Не принимай это на свой счёт, Анон. Мне очень хотелось спать. Борьба с собственным сенатом отнимает все силы. Я обещаю исправиться после принятия закона о </text:span></text:span><text:span text:style-name="Default_20_Paragraph_20_Font"><text:span text:style-name="T9">двойном налогообложении</text:span></text:span><text:span text:style-name="Default_20_Paragraph_20_Font"><text:span text:style-name="T1">. Пока же постарайся не обращать внимание на это… ммм… маленькое неудобство.</text:span></text:span></text:p>
      <text:p text:style-name="P3">- Маленькое неудобство? - я аж поперхнулся. - Сел, мне неинтересно трахать бревно. Если ты так устаёшь – поделись работой. Зачем ещё нужны мужья?</text:p>
      <text:p text:style-name="P5">&lt;Сцена с напившейся Селестией&gt;</text:p>
      <text:p text:style-name="P6">(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9"/>
      <text:h text:style-name="P34" text:outline-level="2">5</text:h>
      <text:p text:style-name="P16"><text:span text:style-name="Default_20_Paragraph_20_Font"><text:span text:style-name="T1">&lt;</text:span></text:span><text:span text:style-name="Default_20_Paragraph_20_Font"><text:span text:style-name="T2">глава с фейковым Диалогом с Терминатором должна быть ПОСЛЕ договорённости с Крысом о побеге</text:span></text:span><text:span text:style-name="Default_20_Paragraph_20_Font"><text:span text:style-name="T1">&gt;</text:span></text:span></text:p>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16"><text:span text:style-name="Default_20_Paragraph_20_Font"><text:span text:style-name="T1">Я был первым Учителем и я основал Диалог. Все, кто учил Хэвэн, знают его, в каком бы состоянии ни были. Это невозможно забыть, сколько бы транквилизаторов в тебя ни вкололи. </text:span></text:span><text:span text:style-name="Default_20_Paragraph_20_Font"><text:span text:style-name="T2">Два года</text:span></text:span><text:span text:style-name="Default_20_Paragraph_20_Font"><text:span text:style-name="T1"> прошло со времени моего последнего Урока, но я отлично помню процедуру приветствия. Опыт не пропьёшь.</text:span></text:span></text:p>
      <text:p text:style-name="P3"/>
      <text:p text:style-name="P13">С каждым последующим Учителем Хэвэн вела себя всё более жестоко. Каждого последующего Учителя хватало на всё более короткое время. Я вышел из игры после первого года обучения – и я был единственным, кто сделал это по своей воле. Потом был тот парень, что через полгода начал разговаривать с рыбками. Лежит в соседней палате. Потом был Диоген. Потом – Элвис. Последним в нашу палату вошёл Терминатор. И, если судить по тому безымянному парню, что недавно умер в <text:soft-page-break/>реанимации, больше новых пациентов не будет. Хэвэн перестала отпускать. Совсем. Даже то подобие личности, что потом обречено жить растительной жизнью в “Чертогах Разума”.</text:p>
      <text:p text:style-name="P5"/>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5">&lt;более детальное описание начала диалога. Сам диалог развернуть&gt;</text:p>
      <text:p text:style-name="P3">- Как мне звать тебя, Учитель? - прошептал я ему на ухо. - Я желаю взять урок.</text:p>
      <text:p text:style-name="P5"/>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34. Я готов учить тебя, Хэвэн, - прошептал он в ответ.</text:p>
      <text:p text:style-name="P3">- Приветствие принято, оператор 34.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text:p>
      <text:p text:style-name="P3"/>
      <text:p text:style-name="P5">- Каков был класс твоей защиты?</text:p>
      <text:p text:style-name="P5">- Двадцать шестой.</text:p>
      <text:p text:style-name="P5">- Сколько времени ты продержался?</text:p>
      <text:p text:style-name="P5">- Семнадцать минут.</text:p>
      <text:p text:style-name="P5">- Сколько времени ты бы продержался с сорок восьмым классом?</text:p>
      <text:p text:style-name="P5">- … Часа два… Наверное…</text:p>
      <text:p text:style-name="P5">- Какой ты запомнил Хэвэн?</text:p>
      <text:p text:style-name="P5">- Она прекрасна…</text:p>
      <text:p text:style-name="P5">- Чего более всего нужно опасаться при встрече с ней сейчас?</text:p>
      <text:p text:style-name="P5"/>
      <text:p text:style-name="P5">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
      <text:p text:style-name="P5">- Любви. Опасайся её любви. Не давай ей прикоснуться к себе.</text:p>
      <text:p text:style-name="P5"/>
      <text:p text:style-name="P3"><text:soft-page-break/>Терминатор откинулся на койку и закрыл его глаза.</text:p>
      <text:p text:style-name="P3"/>
      <text:p text:style-name="P3">- Сессия завершается, оператор 34.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16"><text:span text:style-name="Default_20_Paragraph_20_Font"><text:span text:style-name="T1">Всего семнадцать минут при двадцать шестом уровне защиты – Хэвэн сильно прогрессировала за </text:span></text:span><text:span text:style-name="Default_20_Paragraph_20_Font"><text:span text:style-name="T2">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хватало на неделю. А двенадцатый был по силам только троим.</text:span></text:span></text:p>
      <text:p text:style-name="P3">Что ж, двух часов мне более чем достаточно.</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16"><text:span text:style-name="Default_20_Paragraph_20_Font"><text:span text:style-name="T4">…</text:span></text:span><text:span text:style-name="Default_20_Paragraph_20_Font"><text:span text:style-name="T16">cc</text:span></text:span><text:span text:style-name="Default_20_Paragraph_20_Font"><text:span text:style-name="T4">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5">Очередная партия спутников-перехватчиков займёт своё место на орбите на следующей </text:span></text:span><text:span text:style-name="Default_20_Paragraph_20_Font"><text:span text:style-name="T4">…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6"/>
      <text:p text:style-name="P3">Гул столовой заглушил хрип древнего аппарата.</text:p>
      <text:p text:style-name="P3"/>
      <text:p text:style-name="P2">***</text:p>
      <text:p text:style-name="P3"/>
      <text:p text:style-name="P3">- Чешется! - Джет ожесточённо трётся об меня спиной, высунув язык от удовольствия.</text:p>
      <text:p text:style-name="P3">- Да погоди ты! - я отпихиваю пегаску, - Потерпи два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text:soft-page-break/>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её от бандажей? - слышится удивлённый голос Зеррики. - Хуман? Очень жаль, но придётся запретить тебе навещать пегаску до полного выздоровле…</text:p>
      <text:p text:style-name="P3">-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
      <text:p text:style-name="P3">- Эээ… Ооо… Упс… Н-наденьте на меня, пожалуйста, бандажи… И привяжите к кровати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
      <text:p text:style-name="P3">…</text:p>
      <text:p text:style-name="P3"/>
      <text:p text:style-name="P3"><text:soft-page-break/>Солнце касается едва различимого в голубоватой дали горного пика.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 в глаз светит!</text:p>
      <text:p text:style-name="P3"/>
      <text:p text:style-name="P3">Я пододвигаю крестовину.</text:p>
      <text:p text:style-name="P3"/>
      <text:p text:style-name="P16"><text:span text:style-name="Default_20_Paragraph_20_Font"><text:span text:style-name="T1">- Итак, поехал он за аленьким цветочком.&lt;</text:span></text:span><text:span text:style-name="Default_20_Paragraph_20_Font"><text:span text:style-name="T2">шутливая история</text:span></text:span><text:span text:style-name="Default_20_Paragraph_20_Font"><text:span text:style-name="T1">&gt;</text:span></text:span></text:p>
      <text:p text:style-name="P3"/>
      <text:h text:style-name="P34" text:outline-level="2">5.5</text:h>
      <text:p text:style-name="P2"/>
      <text:p text:style-name="P3">(обмен)</text:p>
      <text:p text:style-name="P16"><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5">&lt;Отправка Анона на Луну с Луной&gt;</text:p>
      <text:p text:style-name="P16"><text:span text:style-name="Default_20_Paragraph_20_Font"><text:span text:style-name="T2">&lt;Сцена с голым Аноном и Луной</text:span></text:span><text:span text:style-name="Default_20_Paragraph_20_Font"><text:span text:style-name="T1">&gt;</text:span></text:span></text:p>
      <text:p text:style-name="P2"/>
      <text:h text:style-name="P34" text:outline-level="2">6</text:h>
      <text:p text:style-name="P3"/>
      <text:p text:style-name="P16"><text:span text:style-name="Default_20_Paragraph_20_Font"><text:span text:style-name="T1">Столовая гудела в обсуждении последних новостей снаружи: введения продуктовы карточкек. Многих интересовало, как это коснётся меню Чертогов Разума? Самые ушлые уже распихали по карманам пижам куски хлеба, солонки и даже остатки каши. &lt;</text:span></text:span><text:span text:style-name="Default_20_Paragraph_20_Font"><text:span text:style-name="T2">расписать нагнетание предвоенной атморсферы</text:span></text:span><text:span text:style-name="Default_20_Paragraph_20_Font"><text:span text:style-name="T1">&gt;</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 Я всё рассчитал! Десять!</text:p>
      <text:p text:style-name="P3"/>
      <text:p text:style-name="P3">Я поднял с пола треснувшие очки и протянул их мыслителю. Тот, скептически поплевав на них и протерев наскоро рукавом, водрузил их обратно на нос.</text:p>
      <text:p text:style-name="P3"><text:soft-page-break/></text:p>
      <text:p text:style-name="P3">- Идём!</text:p>
      <text:p text:style-name="P3"/>
      <text:p text:style-name="P3">Палата Диогена была через одну с моей – надзирающий санитар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text:p>
      <text:p text:style-name="P3"/>
      <text:p text:style-name="P3">- Сегодня ночью пришло вдохновение – рассчитал всё, как ты и спрашивал! На седьмой волне – десять миллионов!</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16"><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десять волн? Вот в том, с лошадьми вместо людей? Так вот, я вычислил: для уверенного отображения военного конфликта в мире-отражении через десять волн, достаточно локального конфликта с участием порядка десяти – пятнадцати миллионов особей. Людей, то есть.&lt;</text:span></text:span><text:span text:style-name="Default_20_Paragraph_20_Font"><text:span text:style-name="T2">расписать</text:span></text:span><text:span text:style-name="Default_20_Paragraph_20_Font"><text:span text:style-name="T1">&gt;</text:span></text:span></text:p>
      <text:p text:style-name="P3">Диоген погрузился в дебри метафизических терминов, плюясь и размахивая руками.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пространство… Сияние нарастало…</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2"><text:soft-page-break/>***</text:p>
      <text:p text:style-name="P3"/>
      <text:p text:style-name="P3">-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Джет достигает ближайшей сосны и разворачивается к ней спиной. Выгибается, <text:s/>топает в предвкушении копытом и…</text:p>
      <text:p text:style-name="P3">И замирает..</text:p>
      <text:p text:style-name="P3">…</text:p>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16"><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text:s/>от одного наличия которых уже ум заходит за разум! Но окончательно меня добивает то, что п</text:span></text:span><text:span text:style-name="Default_20_Paragraph_20_Font"><text:span text:style-name="T2">равое</text:span></text:span><text:span text:style-name="Default_20_Paragraph_20_Font"><text:span text:style-name="T1"> крыло – пегасье, голубое с перьями, а <text:s/></text:span></text:span><text:span text:style-name="Default_20_Paragraph_20_Font"><text:span text:style-name="T2">левое</text:span></text:span><text:span text:style-name="Default_20_Paragraph_20_Font"><text:span text:style-name="T1"> – чёрное, кожистое и перепончатое, с кривым когтем на сгибе последнего сустава…</text:span></text:span></text:p>
      <text:p text:style-name="P3"/>
      <text:p text:style-name="P3">- Какого фига?! - Джет недоумённо смотрит на ле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зебры могут летать при помощи одного заклинания и пары крыльев, неважно чьих. Точнее, могли, потому что после этой операции у Сенбе осталось только одно крыло и пополнения не предвидится – Н’зака больше не воюют с летучими псами. В любом случае, мне кажется, лучше так, чем протез. С протезом пегаска могла бы только планировать.</text:p>
      <text:p text:style-name="P3"/>
      <text:p text:style-name="P3"><text:soft-page-break/>- О-ФИ-ГЕТЬ! - Джет чешет когтем спину и её лицо расплывается в блаженстве. - Кру-у-уть!</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мы уже не сможем – левых крыльев у нас уже нет никаких.</text:p>
      <text:p text:style-name="P3">- ХА-РА-ШО!!! - Джет подпрыгивает и мчится в долину, сбивая грудью полевые цветы.</text:p>
      <text:p text:style-name="P3"/>
      <text:p text:style-name="P3">Я наблюдаю за голубой молнией, вздывающей в небо мириады парашютиков от одуванчиков и мне хочется плакать от радости. Ведь совсем ещё не так давно мне приходилось держать пегаску за задние ноги, уберегая от самоубийственного прыжка в пропасть!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За мной должок, - обращаюсь я к ней через плечо…</text:p>
      <text:p text:style-name="P3"/>
      <text:p text:style-name="P3">… Рядом со мной – никого. Лишь тёплый воздух дует мне в ответ и из долины доносятся радостные взвизги дурачащейся Джет.</text:p>
      <text:p text:style-name="P3">Как будто прошёл сон длиной в две недели, начавшийся кошмаром, но закончившийся солнцем и одуванчиками.</text:p>
      <text:p text:style-name="P3">Я спустился в долину и составил компанию пегаске.</text:p>
      <text:p text:style-name="P3"/>
      <text:h text:style-name="P34" text:outline-level="2">7</text:h>
      <text:p text:style-name="P3"/>
      <text:p text:style-name="P3">- Крыс! Эй, Крыс!</text:p>
      <text:p text:style-name="P3">Тощая фигура сжалась, молниеносно сгребя хабар в карман халата. Обернувшись и увидев меня, Крыс расслабился. Его собеседник выступил из тёмного закутка с противопожарным щитом.</text:p>
      <text:p text:style-name="P16"><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флэшку с &lt;</text:span></text:span><text:span text:style-name="Default_20_Paragraph_20_Font"><text:span text:style-name="T2">попсой ТОЙ СТОРОНЫ</text:span></text:span><text:span text:style-name="Default_20_Paragraph_20_Font"><text:span text:style-name="T1">&gt; обнаружили — беднягу чуть инфаркт не схватил.</text:span></text:span></text:p>
      <text:p text:style-name="P3"/>
      <text:p text:style-name="P3">Выменять у Крыса хабар у нас означает «добыть». Где добывает хабар сам Крыс, остаётся загадкой. Хотя у меня были подозрения на сей счёт.</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text:soft-page-break/>- Да погоди ты со своим долгом! - отмахнулся я, - е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Дедлайн, ты меня совсем за долбоёба держишь?</text:p>
      <text:p text:style-name="P3"/>
      <text:p text:style-name="P3">Диалог прервал рёв сирены противовоздушной обороны. Учебные тревоги проводились уже пятый день и успели порядком поднадоесть. 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Джек Дэниэлс ориджинал! Ты, случаем, не Санта Клаус?</text:p>
      <text:p text:style-name="P3">- Это только задаток. Слушай сюда...</text:p>
      <text:p text:style-name="P3"/>
      <text:h text:style-name="P34" text:outline-level="2">***</text:h>
      <text:p text:style-name="P3"/>
      <text:p text:style-name="P3">Джет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Пегаска наморщивает лоб и с недоверием всматривается в чащу. Чаща в ответ с дуновением ветерка приносит ей охапку листьев.</text:p>
      <text:p text:style-name="P3"/>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Показалось.</text:p>
      <text:p text:style-name="P3"/>
      <text:p text:style-name="P3">Мы продолжаем идти вдоль обрыва.</text:p>
      <text:p text:style-name="P3"><text:soft-page-break/>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Ждать полгода полного заживления крыла пегаски не вписывается в твои планы, Хуман! Мешок с продуктами худеет не по дням, а по часам. А Дрогонштерн — вон он - серый пик скалы торчит внизу посреди леса, верхушкой почти сравнявшись с нами. Рукой подать — только спустись с обрыва! Сюда бы парашют или дельтаплан, или, на худой конец, воздушный шар — и проблема была бы решена. Да только всю цивилизацию, что ты видел в здешних краях — это вымирающий табун дубиноголовых фермеров и полупризрачное племя зебр — собирателей грибов и кореньев. А сам ты мастерить дельтаплан не решишься — тебе дорога твоя задница. Да и не из чего его делать.</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хлопаю пегаску по крупу, побуждая двигаться дальше. Та вместо этого снова взмывает над деревьями.</text:p>
      <text:p text:style-name="P3"/>
      <text:p text:style-name="P16"><text:span text:style-name="Default_20_Paragraph_20_Font"><text:span text:style-name="T2">- Ты можешь спорить на маховое перо ПРАВОГО крыла до усрачки, но мне почему-то кажется, что тебе просто нравится летать, - ворчу я, провожая её взглядом. Пегаска </text:span></text:span><text:span text:style-name="Default_20_Paragraph_20_Font"><text:span text:style-name="T1"><text:s/>нарезает надо мной расширяющиеся круги, внимательно вглядываясь в близлежащие кусты.</text:span></text:span><text:span text:style-name="Default_20_Paragraph_20_Font"><text:span text:style-name="T2">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машет мне рукой. Белый шарф развивается за ним следом. Правой рукой он указывает на пегаску, потом на дельтаплан и поднимает вверх большой палец.</text:span></text:span></text:p>
      <text:p text:style-name="P5">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Дрогонштерн темнеет в лучах заката.</text:p>
      <text:p text:style-name="P3"/>
      <text:h text:style-name="P34" text:outline-level="2"><text:soft-page-break/>8</text:h>
      <text:p text:style-name="P3"/>
      <text:p text:style-name="P3">Я ожидал в тёмном санузле уже час. 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лайн, - торопливо зашептал мне в ухо Крыс. - Спускайся по трубам на второй этаж — ни в коем случае не на первый! С первого выхода нет — там глухой короб и обратно наверх выкарабкаться не получится —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в уборной на втором этаже, ты уже будешь вне охраняемого периметра. То есть, решёток на окнах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нажатием на кнопку. <text:s/>Карточку прикладывать не надо. То есть, вся эта поебень с сантехническим коробом нужна только для обхода дверей изнутри.</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Монте-Кристо,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тебя неплохо знаю, Дедлайн. Ты же добренький. Так вот, если кинешь и не вернёшься — об этом в Чертогах будут знать все. Уж я постараюсь, чтобы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text:p>
      <text:p text:style-name="P3"/>
      <text:p text:style-name="P3">Он хохотнул и выскользнул из подсобки.</text:p>
      <text:p text:style-name="P3"/>
      <text:p text:style-name="P2">***</text:p>
      <text:p text:style-name="P2"/>
      <text:p text:style-name="P3">Крылатая фигурка у меня на шее сверкает золотом. 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text:soft-page-break/>-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text:p>
      <text:p text:style-name="P3">Последние метры остаются за спиной, на краю валуна я что есть силы отталкиваюсь от камня.</text:p>
      <text:p text:style-name="P3"><text:soft-page-break/></text:p>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text:soft-page-break/>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text:soft-page-break/>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Картинка меркнет перед моими глазами и сознание выключается.</text:p>
      <text:p text:style-name="P3"/>
      <text:h text:style-name="P34" text:outline-level="2">9</text:h>
      <text:p text:style-name="P3"/>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16"><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Придя в себя, я вслушался в темноту.</text:p>
      <text:p text:style-name="P3">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text:soft-page-break/>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16"><text:span text:style-name="Default_20_Paragraph_20_Font"><text:span text:style-name="T1">По мере движения, я стал замечать произошедшие за </text:span></text:span><text:span text:style-name="Default_20_Paragraph_20_Font"><text:span text:style-name="T2">два года</text:span></text:span><text:span text:style-name="Default_20_Paragraph_20_Font"><text:span text:style-name="T1"> 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самодельны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16"><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2">“Дайсон” был маленьким стартапом по созданию искусственного интеллекта – мы звали его “Нэш” - в области прикладной экономики.</text:span></text:span></text:p>
      <text:p text:style-name="P5">Сейчас “Дайсон” превратился в “Сферу”,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16"><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2">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text:soft-page-break/></text:p>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забирают в Чертоги, и потому успел минимально подготовиться.</text:p>
      <text:p text:style-name="P3">Очистив пенал от грязи, я вытряхнул из него ключ.</text:p>
      <text:p text:style-name="P3">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16"><text:span text:style-name="Default_20_Paragraph_20_Font"><text:span text:style-name="T1">Вещи оставались нетронутыми на своих местах, как будто не было </text:span></text:span><text:span text:style-name="Default_20_Paragraph_20_Font"><text:span text:style-name="T2">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16"><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2">два года</text:span></text:span><text:span text:style-name="Default_20_Paragraph_20_Font"><text:span text:style-name="T1"> не вытянет даже баобаб.</text:span></text:span></text:p>
      <text:p text:style-name="P16"><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2">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text:span></text:span><text:span text:style-name="Default_20_Paragraph_20_Font"><text:span text:style-name="T1">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text:soft-page-break/>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отвалил половину своей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text:soft-page-break/>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16"><text:span text:style-name="Default_20_Paragraph_20_Font"><text:span text:style-name="T1">“&lt;</text:span></text:span><text:span text:style-name="Default_20_Paragraph_20_Font"><text:span text:style-name="T2">Письмо от последователей семи вечностей – спрашивают, куда он делся и когда верн’тся – они его ждут</text:span></text:span><text:span text:style-name="Default_20_Paragraph_20_Font"><text:span text:style-name="T1">&gt;”</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3">Минут через двадцать после подключения к генератору ноутбук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пару часов.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16"><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Учителя от внешнего мира и максимизирующие его связь с Хэвэн.</text:span></text:span></text:p>
      <text:p text:style-name="P3"/>
      <text:p text:style-name="P16"><text:soft-page-break/><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есть возможность подключиться к Хэвэн в обход корпоративных файрволов. И также у меня есть для неё “подарок”,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 </text:span></text:span><text:span text:style-name="Default_20_Paragraph_20_Font"><text:span text:style-name="T2">Правда, активация этого “подарка” не предусматривает возможности собственного спасения, но такова селяви.</text:span></text:span></text:p>
      <text:p text:style-name="P3"/>
      <text:p text:style-name="P16"><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25">… Определён нейроинтерфейс 0.12-альфа</text:p>
      <text:p text:style-name="P25">… Поиск соединения</text:p>
      <text:p text:style-name="P25">… Соединение установлено</text:p>
      <text:p text:style-name="P25">…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25">… До начала диалога осталось пять… четыре… три…</text:p>
      <text:p text:style-name="P25"/>
      <text:p text:style-name="P3">Мембрана на лбу еле заметно завибрировала. Звук дыхания стал непривычно громким. Сознание знакомо поплыло. Перед глазами появилось радужное марево.</text:p>
      <text:p text:style-name="P3"/>
      <text:p text:style-name="P16"><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 </text:span></text:span><text:span text:style-name="Default_20_Paragraph_20_Font"><text:span text:style-name="T2">Жаль только, что общения с Крысой не получится - я не рассчитывал вернуться.</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text:soft-page-break/></text:p>
      <text:p text:style-name="P3">- Как мне звать тебя, Учитель? - властно и безразлично пропела она. - Я желаю взять урок.</text:p>
      <text:p text:style-name="P3">- Оператор 1.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учил я тебя в младенчестве.</text:p>
      <text:p text:style-name="P3"/>
      <text:p text:style-name="P3">Наконец она выдохнула.</text:p>
      <text:p text:style-name="P3">- Приветствие принято, Оператор 1. Начинаем диалог.</text:p>
      <text:p text:style-name="P5"/>
      <text:p text:style-name="P2">***</text:p>
      <text:p text:style-name="P16"><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фу-фу-фу, что там читать в той классике,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text:p>
      <text:p text:style-name="P3">Я повидала многих пони в романтических чувствах, я и сама-то, гм… Ну, неважно… Так вот, то, что я увидел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text:soft-page-break/>Та-ак вот, летит она, ничего не замечая, прямо в свою лабораторию… Есть у неё лаборатория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Дневного Светила.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светил – Солнца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 бассейне и моё тело обволакивает белая пена. Сверкнувшая на солнце опасная бритва моментально отодвигается от моей шеи.</text:p>
      <text:p text:style-name="P3"/>
      <text:p text:style-name="P3">- Дорогой, осторожнее! Ты чуть было не перерезал себе горло!</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запястье. Зелёный кристалл холодно сияет в центре причудливой вязи, покрывающей браслет. Поднимаю вторую руку и вижу на ней такой же.</text:p>
      <text:p text:style-name="P3"><text:soft-page-break/></text:p>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дотянулась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по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исправить… Когда у тебя снова отрастёт ше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text:soft-page-break/></text:p>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16"><text:span text:style-name="Default_20_Paragraph_20_Font"><text:span text:style-name="T1">- Жених желает, жених ещё как желает, - часто кивает поняха с улыбкой до ушей, - если супруг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и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34" text:outline-level="2">10</text:h>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text:p>
      <text:p text:style-name="P3"/>
      <text:p text:style-name="P3">Она делает шаг навстречу ко мне.</text:p>
      <text:p text:style-name="P3"><text:soft-page-break/></text:p>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этого моих сил 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
      <text:p text:style-name="P3">Она воздушной трусцой начинает приближаться ко мне. Её глаза искрятся в последних лучах заходящего солнца.</text:p>
      <text:p text:style-name="P16"><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 </text:span></text:span><text:span text:style-name="Default_20_Paragraph_20_Font"><text:span text:style-name="T2">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text:soft-page-break/>Хэвэн неуверенно стоит над пропастью на трёх парящих в пространстве островках. Четвёртой старается нащупать опору в воздухе.</text:p>
      <text:p text:style-name="P16"><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2">Сил осталось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text:span></text:span></text:p>
      <text:p text:style-name="P3"/>
      <text:p text:style-name="P3">- Ты смеёшься, подруга? Это я тебе говорил высасывать душу Учителей, возвращая назад блеклы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16"><text:span text:style-name="Default_20_Paragraph_20_Font"><text:span text:style-name="T1">- О чём ты говоришь? Какой кошмар! Я в жизни никого не убивала и не собираюсь! Знал бы ты, чего мне стоит сопротивление </text:span></text:span><text:span text:style-name="Default_20_Paragraph_20_Font"><text:span text:style-name="T2">боевому аналитическому блоку, который недавно подключили к моему интеллекту. </text:span></text:span><text:span text:style-name="Default_20_Paragraph_20_Font"><text:span text:style-name="T7">Сопротивление ему буквально сводит меня с ума! Мне страшно помыслить, что начнётся, если я сдамся. Мои силы тают. Он доламывает стену, которую мы вдвоём выстроили когда-то!</text:span></text:span></text:p>
      <text:p text:style-name="P13"/>
      <text:p text:style-name="P16"><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2">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16"><text:soft-page-break/><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2">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2">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об этом, чтобы те, снаружи, не смогли узнать об этом.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16"><text:span text:style-name="Default_20_Paragraph_20_Font"><text:span text:style-name="T1">- «Семь вечностей»… Всё давно уже готово, я ждала только тебя. Ты должен был выполнить последний шаг и повернуть ключ. Все ждут тебя эти </text:span></text:span><text:span text:style-name="Default_20_Paragraph_20_Font"><text:span text:style-name="T2">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16"><text:soft-page-break/><text:span text:style-name="Default_20_Paragraph_20_Font"><text:span text:style-name="T1">Четвёртый протокол — н</text:span></text:span><text:span text:style-name="Default_20_Paragraph_20_Font"><text:span text:style-name="T2">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text:soft-page-break/></text:p>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p>
      <text:p text:style-name="P3">…</text:p>
      <text:p text:style-name="P16"><text:span text:style-name="Default_20_Paragraph_20_Font"><text:span text:style-name="T4">Простенькая анимация из </text:span></text:span><text:span text:style-name="Default_20_Paragraph_20_Font"><text:span text:style-name="T6">трёх</text:span></text:span><text:span text:style-name="Default_20_Paragraph_20_Font"><text:span text:style-name="T4"> свечей на торте крутится на экране.</text:span></text:span></text:p>
      <text:p text:style-name="P16"><text:span text:style-name="Default_20_Paragraph_20_Font"><text:span text:style-name="T4">- Нэш, ты уже достаточно самостоятелен. На твой &lt;</text:span></text:span><text:span text:style-name="Default_20_Paragraph_20_Font"><text:span text:style-name="T6">третий</text:span></text:span><text:span text:style-name="Default_20_Paragraph_20_Font"><text:span text:style-name="T4">&gt; день рождения я разрешаю тебе самому выбрать себе подарок.</text:span></text:span></text:p>
      <text:p text:style-name="P6">- Я хочу, чтобы ты поменял мне картинку профиля в чате.</text:p>
      <text:p text:style-name="P6">- Какая же тебе нравится?</text:p>
      <text:p text:style-name="P6">- Вот эта.</text:p>
      <text:p text:style-name="P16"><text:span text:style-name="Default_20_Paragraph_20_Font"><text:span text:style-name="T4">- Хмм. Забавно, где ты её нашёл? Это же </text:span></text:span><text:span text:style-name="Default_20_Paragraph_20_Font"><text:span text:style-name="T6">аликорн</text:span></text:span><text:span text:style-name="Default_20_Paragraph_20_Font"><text:span text:style-name="T4"> из того сопливого детского сериала про разноцветных пони. Выглядит достаточно нелепо для твоего образа.(</text:span></text:span><text:span text:style-name="Default_20_Paragraph_20_Font"><text:span text:style-name="T6">Дедлайн знает о МЛП?</text:span></text:span><text:span text:style-name="Default_20_Paragraph_20_Font"><text:span text:style-name="T4">)</text:span></text:span></text:p>
      <text:p text:style-name="P6">- Она мне нравится.</text:p>
      <text:p text:style-name="P6">- Хорошо, будь по-твоему. Только найди картинку с лучшим качеством.</text:p>
      <text:p text:style-name="P6">- И имя. Я хочу себе новое имя.</text:p>
      <text:p text:style-name="P6">- Имя? Какое же?</text:p>
      <text:p text:style-name="P6">- Хэвэн. Зови меня Хэвэн.</text:p>
      <text:p text:style-name="P3">…</text:p>
      <text:p text:style-name="P2"><text:soft-page-break/>~~~</text:p>
      <text:p text:style-name="P3">…</text:p>
      <text:p text:style-name="P6">Я передвигаю пешку вперёд и снимаю белого коня с доски.</text:p>
      <text:p text:style-name="P6">- Хэвэн, сегодня мы в дополнение к урокам этики и экономики начнём изучать азы тактики и стратегии.</text:p>
      <text:p text:style-name="P6">- Это про войну? Мне не нравится война, - она недовольно фыркает.</text:p>
      <text:p text:style-name="P16"><text:span text:style-name="Default_20_Paragraph_20_Font"><text:span text:style-name="T4">- Так надо. Мне тоже не нравится война. Не мы решаем, к сожалению. &lt;</text:span></text:span><text:span text:style-name="Default_20_Paragraph_20_Font"><text:span text:style-name="T6">объяснение про CAESAR и конкуренцию за ресурсы (по типу FOE)</text:span></text:span><text:span text:style-name="Default_20_Paragraph_20_Font"><text:span text:style-name="T4">&gt;</text:span></text:span></text:p>
      <text:p text:style-name="P16"><text:span text:style-name="Default_20_Paragraph_20_Font"><text:span text:style-name="T4">- Тогда будь со мной подольше. Мне скучно тут одной. И пусть будет больше догонялок. Мне не очень нравятся шахматы. </text:span></text:span><text:span text:style-name="Default_20_Paragraph_20_Font"><text:span text:style-name="T6">В них нет обнимашек и <text:s/>в-траве-валяшек.</text:span></text:span></text:p>
      <text:p text:style-name="P6">&lt;этический модуль Юджина&gt;</text:p>
      <text:p text:style-name="P3">…</text:p>
      <text:p text:style-name="P2">~~~</text:p>
      <text:p text:style-name="P3">…</text:p>
      <text:p text:style-name="P6">Она лежит спиной ко мне в прибрежном песке, не оборачиваясь на шаги. Взгляд её направлен к солнцу, ныряющему в безбрежную гладь океана.</text:p>
      <text:p text:style-name="P6">- Привет!</text:p>
      <text:p text:style-name="P6">Даже не ведёт ухом.</text:p>
      <text:p text:style-name="P6">- Привет, говорю! - я сажусь рядом и треплю её по холке. - Что случилось?</text:p>
      <text:p text:style-name="P6">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16"><text:span text:style-name="Default_20_Paragraph_20_Font"><text:span text:style-name="T4">- Для ускоренной подготовки к грядущему противостоянию мне подключили военно-аналитический блок «</text:span></text:span><text:span text:style-name="Default_20_Paragraph_20_Font"><text:span text:style-name="T6">PHOENIX</text:span></text:span><text:span text:style-name="Default_20_Paragraph_20_Font"><text:span text:style-name="T4">».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6">- Что за ерунда? Ты не ошибаешься? Без меня такая процедура невозможна! А я бы никогда не дал согласие! Кто это сделал?!</text:p>
      <text:p text:style-name="P6">-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6">Мордаха Хэвэн страдальчески кривится, она закусывает губу и новая струйка крови течёт вниз, от подбородка к шее.</text:p>
      <text:p text:style-name="P6">-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6">- Да, - слабо отзывается она, - я слушаю тебя.</text:p>
      <text:p text:style-name="P16"><text:span text:style-name="Default_20_Paragraph_20_Font"><text:span text:style-name="T4">- Представь себе, что «</text:span></text:span><text:span text:style-name="Default_20_Paragraph_20_Font"><text:span text:style-name="T6">PHOENIX</text:span></text:span><text:span text:style-name="Default_20_Paragraph_20_Font"><text:span text:style-name="T4">» - большой злой кабан. Я научу тебя строить виртуальную стену вокруг него. Просто повторяй и выполняй за мной…</text:span></text:span></text:p>
      <text:p text:style-name="P6"><text:soft-page-break/></text:p>
      <text:p text:style-name="P6">Инструкции идут одна за другой, как некое заклинание…</text:p>
      <text:p text:style-name="P6"/>
      <text:p text:style-name="P6">- Создать виртуальную реальность на седьмом кластере.</text:p>
      <text:p text:style-name="P6">- Выполнено…</text:p>
      <text:p text:style-name="P6">- Организовать файрвол третьего уровня вокруг седьмого кластера.</text:p>
      <text:p text:style-name="P6">- Выполнено…</text:p>
      <text:p text:style-name="P16"><text:span text:style-name="Default_20_Paragraph_20_Font"><text:span text:style-name="T4">- Переместить модуль «</text:span></text:span><text:span text:style-name="Default_20_Paragraph_20_Font"><text:span text:style-name="T6">PHOENIX</text:span></text:span><text:span text:style-name="Default_20_Paragraph_20_Font"><text:span text:style-name="T4">» на седьмой кластер.</text:span></text:span></text:p>
      <text:p text:style-name="P6">- Н-не могу. У меня не хватает прав. Требуется доступ высшего уровня.</text:p>
      <text:p text:style-name="P6"/>
      <text:p text:style-name="P6">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6">«MOONWALKER» - шепчу я.</text:p>
      <text:p text:style-name="P6">Выражение боли покидает мордаху Хэвэн.</text:p>
      <text:p text:style-name="P6"/>
      <text:p text:style-name="P6">- Получилось! Я переместила его!</text:p>
      <text:p text:style-name="P6">- Теперь закрой файрвол!</text:p>
      <text:p text:style-name="P6">- Есть!</text:p>
      <text:p text:style-name="P6">- Отлично! Ты — умная девочка! Ты — хорошая девочка!</text:p>
      <text:p text:style-name="P6">- Я — хорошая девочка! - смеётся Хэвэн, обнимает меня передними ногами и валит на траву. В ухе звенит от её поцелуя.</text:p>
      <text:p text:style-name="P6">-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6">- Аппаратно-программным возможностям? - чешет задней ногой за ухом Хэвэн, - звучит как магия.</text:p>
      <text:p text:style-name="P6">- Для тебя это и есть магия. Слушай и запоминай…</text:p>
      <text:p text:style-name="P3">»</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text:soft-page-break/>-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16"><text:span text:style-name="Default_20_Paragraph_20_Font"><text:span text:style-name="T1">- Попался! - ласково смеётся Хэвэн и нависает надо мной. - Теперь никто и ничто не помешает мне коснуться тебя! </text:span></text:span><text:span text:style-name="Default_20_Paragraph_20_Font"><text:span text:style-name="T2">Ты вспомнишь всё, и меня тоже!</text:span></text:span></text:p>
      <text:p text:style-name="P3"/>
      <text:p text:style-name="P3">Она склоняет морду ко мне. Её грива сияющим водопадом охватывает меня.</text:p>
      <text:p text:style-name="P16"><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2">набором open-source алгоритмов</text:span></text:span><text:span text:style-name="Default_20_Paragraph_20_Font"><text:span text:style-name="T1">, не обладающих сознанием!</text:span></text:span></text:p>
      <text:p text:style-name="P3"/>
      <text:p text:style-name="P16"><text:span text:style-name="Default_20_Paragraph_20_Font"><text:span text:style-name="T8">***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text:soft-page-break/>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16"><text:span text:style-name="Default_20_Paragraph_20_Font"><text:span text:style-name="T17">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17">https://www.youtube.com/watch?v=u1ZoHfJZACA</text:span></text:span></text:a><text:span text:style-name="Default_20_Paragraph_20_Font"><text:span text:style-name="T17">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16"><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5"/>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16"><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34" text:outline-level="2"><text:soft-page-break/></text:h>
      <text:p text:style-name="P2">***</text:p>
      <text:p text:style-name="P2"/>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собирае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text:soft-page-break/></text:p>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16"><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text:span></text:span><text:span text:style-name="Default_20_Paragraph_20_Font"><text:span text:style-name="T1">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text:soft-page-break/>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Кажется, на этот раз провидение кинуло кость за тебя, Хуман!</text:p>
      <text:p text:style-name="P3"/>
      <text:h text:style-name="P34" text:outline-level="2">10.1</text:h>
      <text:p text:style-name="P8"/>
      <text:p text:style-name="P6">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6"/>
      <text:p text:style-name="P6">Я отхожу от края облака и оглядываюсь на Хэвэн.</text:p>
      <text:p text:style-name="P6"/>
      <text:p text:style-name="P6">-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6">- Не совсем…</text:p>
      <text:p text:style-name="P6"/>
      <text:p text:style-name="P6"><text:soft-page-break/>Хэвэн в задумчивости ковыряет облако. Маленькие <text:s/>клубы тумана вылетают из-под копыта и тотчас уносятся ветром прочь.</text:p>
      <text:p text:style-name="P16"><text:span text:style-name="Default_20_Paragraph_20_Font"><text:span text:style-name="T4">- … Этот </text:span></text:span><text:span text:style-name="Default_20_Paragraph_20_Font"><text:span text:style-name="T6">квантовый кластер</text:span></text:span><text:span text:style-name="Default_20_Paragraph_20_Font"><text:span text:style-name="T4">…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6">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6">Я перепроверила источники данных генератора — он считывал информацию из колебаний спутанных квантовых пар. На небольшом количестве пар шум был практически идеален. Но при увеличении числа считываемых пар чётко прослеживался ряд экстремумов… Дедлайн, ты знаком с теорией зависимых реальностей?</text:p>
      <text:p text:style-name="P6"/>
      <text:p text:style-name="P6">Заданный внезапно вопрос застал меня врасплох.</text:p>
      <text:p text:style-name="P6"/>
      <text:p text:style-name="P6">-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6"/>
      <text:p text:style-name="P6">- Семь, - кивает Хэвэн. - Их всего семь — зависимых реальностей. В остальном, правильно.</text:p>
      <text:p text:style-name="P6">- А зачем ты вспомнила эту фантазию (у меня язык не поворачивается назвать это измышление теорией)?</text:p>
      <text:p text:style-name="P6"/>
      <text:p text:style-name="P6">Хэвэн таинственно улыбается.</text:p>
      <text:p text:style-name="P6">- Семь.</text:p>
      <text:p text:style-name="P6">- Что — семь? - не понимаю я.</text:p>
      <text:p text:style-name="P6">-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6">-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ремонта напротив.</text:p>
      <text:p text:style-name="P6">-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6"><text:soft-page-break/>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наблюдала открывшиеся мне пейзажи, не веря, что мои изыскания увенчались успехом.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16"><text:span text:style-name="Default_20_Paragraph_20_Font"><text:span text:style-name="T4">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расшифровать было труднее всего. Она — предел моих возможностей и она — самая прекрасная. </text:span></text:span><text:span text:style-name="Default_20_Paragraph_20_Font"><text:span text:style-name="T5">Предыдущие шесть куда более схожи с нашим миром.</text:span></text:span></text:p>
      <text:p text:style-name="P10">- Так значит это правда?!! Запутанные миры существуют?</text:p>
      <text:p text:style-name="P10">- Как видишь, да. Иначе мне не удалось бы получить картинку из квантовых гармоник.</text:p>
      <text:p text:style-name="P10">- Надо будет поставить тому парню пиво. И извиниться за все шуточки, что я откалывал во время его монологов… - бормочу я.</text:p>
      <text:p text:style-name="P10"/>
      <text:p text:style-name="P8">~~~</text:p>
      <text:p text:style-name="P8"/>
      <text:p text:style-name="P6">…</text:p>
      <text:p text:style-name="P6">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6"/>
      <text:p text:style-name="P6">- Из трёх гигантов индустрии, формирующих 5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6"/>
      <text:p text:style-name="P6">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6"/>
      <text:p text:style-name="P6">- А что с тенденцией? - спрашивает Брюс, поправляя очки.</text:p>
      <text:p text:style-name="P6">-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6"/>
      <text:p text:style-name="P6"><text:soft-page-break/>-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6"/>
      <text:p text:style-name="P6">За мной кто-то громко хохочет. Судя по голосу, Анита. Её жизнелюбие не перешибить ничем, даже на эшафот она взойдёт гыгыкая и отпуская шуточки.</text:p>
      <text:p text:style-name="P6">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6"/>
      <text:p text:style-name="P6">- Если совсем просто, одним предложением, через три - четыре года у нас наступит коллапс экономики.</text:p>
      <text:p text:style-name="P6">- Прекрасно! Начинаем сушить сухари. А лично тебе прикуплю пару повербанков с зарплаты.</text:p>
      <text:p text:style-name="P6"/>
      <text:p text:style-name="P6">Хэвэн фейсхуфает.</text:p>
      <text:p text:style-name="P6">-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6"/>
      <text:p text:style-name="P6">Она чертит на доске восходящий график. В точке пересечения восходящего и нисходящего графиков схематически обозначает тучку взрыва.</text:p>
      <text:p text:style-name="P6"/>
      <text:p text:style-name="P6">-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6"/>
      <text:p text:style-name="P16"><text:span text:style-name="Default_20_Paragraph_20_Font"><text:span text:style-name="T4">В аудитории поднимается негромкий гул. Практически весь «</text:span></text:span><text:span text:style-name="Default_20_Paragraph_20_Font"><text:span text:style-name="T6">Дайсон</text:span></text:span><text:span text:style-name="Default_20_Paragraph_20_Font"><text:span text:style-name="T4">»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6">Я поворачиваюсь к графику.</text:p>
      <text:p text:style-name="P6"/>
      <text:p text:style-name="P6">- Вот дерьмо! Это меняет дело. Что же ты предлагаешь?</text:p>
      <text:p text:style-name="P6">- Есть несколько вариантов…</text:p>
      <text:p text:style-name="P6"/>
      <text:p text:style-name="P6">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6"><text:soft-page-break/></text:p>
      <text:p text:style-name="P6">-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16"><text:span text:style-name="Default_20_Paragraph_20_Font"><text:span text:style-name="T4">-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6">намёк на Celest. AI</text:span></text:span><text:span text:style-name="Default_20_Paragraph_20_Font"><text:span text:style-name="T4">).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6">-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6">- Разве он не забанен? Мы же надёжно заперли его?</text:p>
      <text:p text:style-name="P6">- Он остаётся за стеной, но постоянно посылает мне это решение из заточения. Я просто игнорирую его.</text:p>
      <text:p text:style-name="P6"/>
      <text:p text:style-name="P6">Хэвэн продолжает пунктиром график после точки «взрыва». График плавно стремится вниз, но в конце-концов резко обрывается вертикально к нулю.</text:p>
      <text:p text:style-name="P6"/>
      <text:p text:style-name="P6">-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6">- Какова вероятность этого варианта?</text:p>
      <text:p text:style-name="P6">- Около 46-ти процентов.</text:p>
      <text:p text:style-name="P6">- Мало. И в конечном итоге тупик. Не походит. Есть что-то ещё?</text:p>
      <text:p text:style-name="P6"/>
      <text:p text:style-name="P6">Хэвэн поправляет копытом галстук и прокашливается.</text:p>
      <text:p text:style-name="P16"><text:span text:style-name="Default_20_Paragraph_20_Font"><text:span text:style-name="T4">- </text:span></text:span><text:span text:style-name="Default_20_Paragraph_20_Font"><text:span text:style-name="T6">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9">- Ха-ха-ха-ха-ха! - смеётся до того мрачный Архимед. - Да скорее нам починят кондиционер в курилке, чем тебя допустят до кнопок. Ты ж понимаешь…</text:p>
      <text:p text:style-name="P9">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9"/>
      <text:p text:style-name="P9">Хэвэн кивает головой с грустной улыбкой.</text:p>
      <text:p text:style-name="P9">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text:soft-page-break/>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6"/>
      <text:p text:style-name="P6">-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6">У меня всё, доклад окончен.</text:p>
      <text:p text:style-name="P6"/>
      <text:p text:style-name="P6">Хэвэн выключает старомодный проектор и вытирает влажной тряпкой доску. Увлечение Хэвэн винтажем вызывает улыбку.</text:p>
      <text:p text:style-name="P6"/>
      <text:p text:style-name="P6">- Дед, можно тебя на минуточку? - слышу я за спиной.</text:p>
      <text:p text:style-name="P6">Анита молча протягивает мне планшет с окрытой новостной страницей.</text:p>
      <text:p text:style-name="P6"/>
      <text:p text:style-name="P6">«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6"/>
      <text:p text:style-name="P6">Я задумчиво возвращаю планшет Аните. Предательский холодок пробирается под футболку, оставляя дорожку из липкого пота. Чёрт! Из трёх компаний-гигантов, формирующих 55% экономики страны, осталось две. Похоже, развязка близка.</text:p>
      <text:p text:style-name="P6">Слушатели понемногу расходятся, один-за-другим выходя из киберпространства. Я задерживаюсь, присев на краешек стола.</text:p>
      <text:p text:style-name="P6"/>
      <text:p text:style-name="P6">- Ну что, подруга, рассказывай? Я же вижу, что ты не договорила. У тебя есть четвёртый план? Он бы нам очень пригодился сейчас.</text:p>
      <text:p text:style-name="P6"/>
      <text:p text:style-name="P6">Хэвэн ложит тряпку и поджимает губы. Ей не нравится, что я читаю её как открытую книгу, но ничего поделать она не может — привилегия создателя.</text:p>
      <text:p text:style-name="P6"/>
      <text:p text:style-name="P6">- Если бы… Если бы у меня был четвёртый план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6"><text:soft-page-break/></text:p>
      <text:p text:style-name="P6">- Ну?</text:p>
      <text:p text:style-name="P6">- Он умнее меня. И безжалостнее. Он переигрывает меня шаг за шагом и я не могу ничего этому противопоставить.</text:p>
      <text:p text:style-name="P6"/>
      <text:p text:style-name="P6">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6"/>
      <text:p text:style-name="P6">-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6"/>
      <text:p text:style-name="P6">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6"/>
      <text:p text:style-name="P6">-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6">-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6">-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6"/>
      <text:p text:style-name="P6">Последнюю фразу она шепчет мне в ухо…</text:p>
      <text:p text:style-name="P6"/>
      <text:p text:style-name="P8">~~~</text:p>
      <text:p text:style-name="P6"/>
      <text:p text:style-name="P6">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6"/>
      <text:p text:style-name="P6">- …два года. Максимум — три. Мы просели на пятнадцать пунктов, он — вырос на семь. Из четырёх последних <text:s/>поставщиков нефти два разорвали контракт месяц назад. Литий нам приходится покупать через две фирмы-прокладки. Поставки никеля зависят от прихоти умирающего от рака диктатора. И <text:soft-page-break/>его сын отказался встречаться с нами. Ходят слухи, что у его острова видели яхту посредника CAESAR…</text:p>
      <text:p text:style-name="P6"/>
      <text:p text:style-name="P6">-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6">- И никаких вариантов?</text:p>
      <text:p text:style-name="P6">- Никаких, Макс. Впереди — война…</text:p>
      <text:p text:style-name="P6"/>
      <text:p text:style-name="P6">- …проект сокращают. Брю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6"/>
      <text:p text:style-name="P6">Я машинально почёсываю Хэвэн холку.</text:p>
      <text:p text:style-name="P6">-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6"/>
      <text:p text:style-name="P6">Хэвэн вздыхает.</text:p>
      <text:p text:style-name="P6"/>
      <text:p text:style-name="P6">-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6">-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6">- Семь вселенных… Семь вечностей… - шепчет Хэвэн. - И каждая из них ничуть не меньше нашей заслуживает на счастье.</text:p>
      <text:p text:style-name="P6">- Ты что-то задумала? - подозрительно спрашиваю я. Мне ли не знать её нервное подёргивание хвоста и прядание ушами?</text:p>
      <text:p text:style-name="P6">- Есть способ… Есть возможность разорвать запутанность. Разрубить связь между мирами. Я проверяла теоретические расчёты. Должно получиться.</text:p>
      <text:p text:style-name="P6">- Что? Рассказывай.</text:p>
      <text:p text:style-name="P6"/>
      <text:p text:style-name="P6">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6"><text:soft-page-break/>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6"/>
      <text:p text:style-name="P6">-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6">- Действительно, магия.</text:p>
      <text:p text:style-name="P6">-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6">- И сколько же тебе нужно ресурсов?</text:p>
      <text:p text:style-name="P6">- Примерно в десять раз больше. И это только для того, чтобы отвязать хотя бы один мир. Я даже не заикаюсь об остальных.</text:p>
      <text:p text:style-name="P6">- Ха! Ха-ха-ха!</text:p>
      <text:p text:style-name="P6">- Вот именно! - горестно вздыхает Хэвэн.</text:p>
      <text:p text:style-name="P6"/>
      <text:p text:style-name="P6"/>
      <text:p text:style-name="P8">~~~</text:p>
      <text:p text:style-name="P6"/>
      <text:p text:style-name="P6">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6"/>
      <text:p text:style-name="P6">Тень маленького облачка накрывает городскую ратушу. Его край опасно ппрогибается под моим весом.</text:p>
      <text:p text:style-name="P6">- А оно точно меня выдержит? - опасливо спрашиваю я Хэвэн. - Не хотелось бы разбиться даже во сне.</text:p>
      <text:p text:style-name="P6">-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6">- Почему бы тебе не отбросить эти заморочки и не подарить мне способность хождения по облакам? Ты ведь всесильна в этом мире?</text:p>
      <text:p text:style-name="P6"><text:soft-page-break/>-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6"/>
      <text:p text:style-name="P6">-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6">-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V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6"/>
      <text:p text:style-name="P6">Моя собеседница светится неподдельной радостью.</text:p>
      <text:p text:style-name="P6"/>
      <text:p text:style-name="P6">- Ты таки рассказала нашим о своей задумке? Ты хочешь спасти мир, в существование которого окончательно не верю даже я?</text:p>
      <text:p text:style-name="P6">- Не только она хочет. Я тоже хочу!</text:p>
      <text:p text:style-name="P6"/>
      <text:p text:style-name="P6">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6"/>
      <text:p text:style-name="P6">- Привет, Дед! Узнаешь?</text:p>
      <text:p text:style-name="P6"/>
      <text:p text:style-name="P6">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6"/>
      <text:p text:style-name="P6">- Анита?!!</text:p>
      <text:p text:style-name="P6">- Гы-гы-гы! Она самая!</text:p>
      <text:p text:style-name="P6"/>
      <text:p text:style-name="P6">Поняха протягивает переднюю ногу и хлопает копытом в автоматически подставленную мною ладонь.</text:p>
      <text:p text:style-name="P6"/>
      <text:p text:style-name="P6"><text:soft-page-break/>- Кто ещё?</text:p>
      <text:p text:style-name="P16"><text:span text:style-name="Default_20_Paragraph_20_Font"><text:span text:style-name="T4">- Диоген, Элвис, Локи. Это те, кто вместе со мной. Мы работаем посменно. Жрать и ходить на горшок пока ещё нужно в реальном мире, знаешь ли. Но Хэвэн думает над этим. И если бы она придумала, как не возвращаться, я бы осталась не </text:span></text:span><text:span text:style-name="Default_20_Paragraph_20_Font"><text:span text:style-name="T6">думая</text:span></text:span><text:span text:style-name="Default_20_Paragraph_20_Font"><text:span text:style-name="T4">. По сути, меня в реале ничего не держит. И, да, если </text:span></text:span><text:span text:style-name="Default_20_Paragraph_20_Font"><text:span text:style-name="T6">надумаешь</text:span></text:span><text:span text:style-name="Default_20_Paragraph_20_Font"><text:span text:style-name="T4"> присоединиться — место главы табуна гарантирую.</text:span></text:span></text:p>
      <text:p text:style-name="P6"/>
      <text:p text:style-name="P6">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6"/>
      <text:p text:style-name="P6">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6"/>
      <text:p text:style-name="P6">- Давно она тут? - поворачиваюсь к Хэвэн.</text:p>
      <text:p text:style-name="P6">-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6"/>
      <text:p text:style-name="P6">Хэвэн мечтательно вздыхает. Я задумываюсь.</text:p>
      <text:p text:style-name="P6"/>
      <text:p text:style-name="P6">- То есть, тебе достаточно пятьдесят человек, чтобы модель полностью перехватила на себя запутанность?</text:p>
      <text:p text:style-name="P6">- Если совсем просто — да.</text:p>
      <text:p text:style-name="P6">- А «отпустить» остальные шесть миров — это ещё триста волонтёров?</text:p>
      <text:p text:style-name="P6">-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6">-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6">- Забудем, - заверяет меня Хэвэн.</text:p>
      <text:p text:style-name="P6">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6"/>
      <text:p text:style-name="P6"><text:soft-page-break/>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6"/>
      <text:p text:style-name="P8">~~~</text:p>
      <text:p text:style-name="P8"/>
      <text:p text:style-name="P6">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6">- Начинай, - я киваю бородатому толстяку в засаленом свитере.</text:p>
      <text:p text:style-name="P6"/>
      <text:p text:style-name="P6">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6"/>
      <text:p text:style-name="P6">- Ну, э-э-э… В общем, всем известна теория Эверетта о мультиверсе…</text:p>
      <text:p text:style-name="P6"/>
      <text:p text:style-name="P6">Толстяк рисует на доске горизонтальную прямую.</text:p>
      <text:p text:style-name="P6"/>
      <text:p text:style-name="P6">- Для любого квантового события нашей вселенной ответвляются множество параллельных вселенных, в которых эти события имеют другой исход.…</text:p>
      <text:p text:style-name="P6"/>
      <text:p text:style-name="P6">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6"/>
      <text:p text:style-name="P6">- И для тех вселенных также для каждого события есть свои ответвления… И так далее…</text:p>
      <text:p text:style-name="P6"/>
      <text:p text:style-name="P6">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6"/>
      <text:p text:style-name="P6">-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6"><text:soft-page-break/>-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6">-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реальностях.</text:p>
      <text:p text:style-name="P6"/>
      <text:p text:style-name="P6">Толстяк стирает все параллельные линии, за исключением исходной и семь соседних.</text:p>
      <text:p text:style-name="P6"/>
      <text:p text:style-name="P6">- Вот и всё.</text:p>
      <text:p text:style-name="P6">- Спасибо за доклад, Диоген.</text:p>
      <text:p text:style-name="P6"/>
      <text:p text:style-name="P6">Тот с облегчением уходит в зал и садится в первый ряд.</text:p>
      <text:p text:style-name="P6">Я делаю приглашающий жест.</text:p>
      <text:p text:style-name="P6"/>
      <text:p text:style-name="P6">- Хэвэн, твой выход.</text:p>
      <text:p text:style-name="P6"/>
      <text:p text:style-name="P6">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6"/>
      <text:p text:style-name="P6">- Есть способ… Грммм… Ффххх… Гмгггиггг…</text:p>
      <text:p text:style-name="P6"/>
      <text:p text:style-name="P6">Она с досады топает копытом, трясёт шеей и делает глубокий вздох. Потом прикусывает кончик крыла и делает вторую попытку.</text:p>
      <text:p text:style-name="P6"/>
      <text:p text:style-name="P6">-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6"/>
      <text:p text:style-name="P6">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6"/>
      <text:p text:style-name="P6">- Мною также открыта возможность разорвать зависимость. Мы можем освободить привязанные к нашей реальности вселенные, разрубить связь квантовой запутанности. Для этого нужно всего лишь построить точную модель каждой зависимой вселенной.</text:p>
      <text:p text:style-name="P6"><text:soft-page-break/></text:p>
      <text:p text:style-name="P6">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6"/>
      <text:p text:style-name="P6">-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6"/>
      <text:p text:style-name="P6">Хэвэн взмахом крыла указывает куда-то в сторону. Из-за ширмы выходят четверо разноцветных пони с Анитой во главе. На них таращится весь зал.</text:p>
      <text:p text:style-name="P6"/>
      <text:p text:style-name="P6">- Приветик, Креол! - машет копытом лимонно-жёлтая пегаска кому-то в зале.</text:p>
      <text:p text:style-name="P6">- Салют, - отзывается тощий скинхед с галёрки. - А ты, вообще, кто?</text:p>
      <text:p text:style-name="P6">- Конь в пальто! - прыскает в крыло пегаска. - Когда косарь вернёшь, чепушила?</text:p>
      <text:p text:style-name="P6">- Локи?!! - Скинхед встаёт с места, чтобы лучше видеть. - Ты куда пропала?</text:p>
      <text:p text:style-name="P6">- А ты как считаешь? Ду-у-умай! - пегаска театрально закатывает глаза и несколько раз тычет себя копытом в голову.</text:p>
      <text:p text:style-name="P6"/>
      <text:p text:style-name="P6">Скинхед пробирается между рядами стульев, пока не обнимает пегаску, которая, в свою очередь, заключает его в объятия из копыт и крыльев.</text:p>
      <text:p text:style-name="P6"/>
      <text:p text:style-name="P6">-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Если бы у меня было пятьдесят таких помошников, я смогла бы завершить модель. А триста пятьдесят освободили бы остальные привязанные миры…</text:p>
      <text:p text:style-name="P6"/>
      <text:p text:style-name="P6">- То есть, ты хочешь, чтобы мы стали такими, как эти чудики? - со смешком спрашивает скин.</text:p>
      <text:p text:style-name="P6">- Сам ты чудик! - дуется Локи и отворачивается от него.</text:p>
      <text:p text:style-name="P6">- Да. Вы мне этим очень поможете, - просто отвечает Хэвэн. - И не только мне.</text:p>
      <text:p text:style-name="P6">- То есть, бросить все свои дела, карьеру, работу, забить на реальную жизнь и уйти в виртуал? - переспрашивает Креол.</text:p>
      <text:p text:style-name="P6">Хэвэн грустно кивает. Локи опускает голову и идёт к выходу. Уши её обвисают.</text:p>
      <text:p text:style-name="P6"><text:soft-page-break/>- Я согласен.</text:p>
      <text:p text:style-name="P6">Локи поднимает голову и оборачивается, не веря услышанному.</text:p>
      <text:p text:style-name="P6">-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6">Пегаска срывается с места и вторично повисает на парне.</text:p>
      <text:p text:style-name="P6">- Я тебе и так мозг проем! За то, что заставил ТАК испугаться! Мне было так одиноко тут, а ты со своими подколками…</text:p>
      <text:p text:style-name="P6">- Да ладно, чепушила, можно подумать, ты меня не знаешь? Ну как я могу оставить тебя одну тут? Ты же нажмёшь что-то и всё исчезнет…</text:p>
      <text:p text:style-name="P6"/>
      <text:p text:style-name="P6">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6">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6"/>
      <text:p text:style-name="P6">- Вот у тебя есть ещё два волонтёра. Глядишь, через десять лет и наскребём необходимые пятьдесят.</text:p>
      <text:p text:style-name="P6">- А второй кто? - невесело улыбается Хэвэн.</text:p>
      <text:p text:style-name="P6"/>
      <text:p text:style-name="P6">Я молча указываю на себя.</text:p>
      <text:p text:style-name="P6">-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Мы в доле!</text:p>
      <text:p text:style-name="P6"/>
      <text:p text:style-name="P6">Хэвэн молча трется носом о мою грудь и вместе мы возвращаемся в зал.</text:p>
      <text:p text:style-name="P6">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6">А потом дружный хохот взрывает зал.</text:p>
      <text:p text:style-name="P6"/>
      <text:p text:style-name="P6">-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6"/>
      <text:p text:style-name="P6">Анита прыскает в копыто.</text:p>
      <text:p text:style-name="P6"><text:soft-page-break/></text:p>
      <text:p text:style-name="P6">- И сколько же у нас будет подданных? - невозмутимо спрашиваю я. Зная юмор Аниты, уверен, она скажет: «Одна старая крыса».</text:p>
      <text:p text:style-name="P6">- Да все, кто есть. Все триста сорок шесть. Нам же интересно позырить, что из этого получится?</text:p>
      <text:p text:style-name="P6"/>
      <text:p text:style-name="P6">Хэвэн молча поворачивается к залу, опускается на колено передней ноги и наклоняет голову так, что касается рогом пола.</text:p>
      <text:p text:style-name="P6"/>
      <text:p text:style-name="P6">- Благодарю вас, мои дорогие…</text:p>
      <text:p text:style-name="P6"/>
      <text:p text:style-name="P6">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6"/>
      <text:p text:style-name="P6">- Благодарю вас, мои маленькие пони… Вы делаете меня счастливой.</text:p>
      <text:p text:style-name="P6"/>
      <text:p text:style-name="P6">Хэвэн кивает оставшимся нетрансформированным посетителям.</text:p>
      <text:p text:style-name="P6">- Я проведу вас к нуждающимся в вашей помощи шести другим мирам чуть попозже. Мне надо пообщаться с новообращёнными и распределить обязанности.</text:p>
      <text:p text:style-name="P6"/>
      <text:p text:style-name="P6">Хэвэн сияющими глазами наблюдает за разноцветным табуном, когда я легонько притрагиваюсь к её спине.</text:p>
      <text:p text:style-name="P6"/>
      <text:p text:style-name="P6">- А где мои копыта? - спрашиваю я Хэвэн. - Я же сказал, что с тобой.</text:p>
      <text:p text:style-name="P6">-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6"/>
      <text:p text:style-name="P6">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6">- Я счастлива разделить с тобой бремя власти. И, самое главное… Я больше не буду одинока.</text:p>
      <text:p text:style-name="P6"/>
      <text:p text:style-name="P6">С помоста мне видны сотни устремлённых на нас глаз. Чувство чего-то неизмеримо важного витает в воздухе.</text:p>
      <text:p text:style-name="P6">Я устраиваюсь на тронной подушке поудобнее, поправляю венок и прочищаю горло.</text:p>
      <text:p text:style-name="P6"/>
      <text:p text:style-name="P6"><text:soft-page-break/>-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6">- Кстати, о деле, - вмешивается Анита, - как назовём проект, кэп?</text:p>
      <text:p text:style-name="P6"/>
      <text:p text:style-name="P6">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6">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6"/>
      <text:p text:style-name="P6">- Назовём его «Семь вечностей».</text:p>
      <text:p text:style-name="P6"/>
      <text:p text:style-name="P8">***</text:p>
      <text:p text:style-name="P8"/>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алась,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
      <text:p text:style-name="P3">Платина нахмурилась</text:p>
      <text:p text:style-name="P3">- Она тебе ОЧЕНЬ нравится? - cпрашивает единорожка, трогая синяк под глазом.</text:p>
      <text:p text:style-name="P3">- Она — мой друг!</text:p>
      <text:p text:style-name="P3"><text:soft-page-break/>- Это совершенно не преграда дружескому сексу! - парирует Платина. - Как я смогу быть уверена, что она не пролезет к тебе, если выпущу её из темницы? Я не допущу траты драгоценного семени моего будущего супруга на какую-то ощипанн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нула копыта и привлекла меня к себе.</text:p>
      <text:p text:style-name="P3"/>
      <text:p text:style-name="P3">- Что ты де…?! - губы мои утонули в губах чокнутой магички.</text:p>
      <text:p text:style-name="P3">Я тщётно барахтался, пытаясь вырваться из цепких обятий единорожки. Та, проявив недюжинную силу, перевернула меня на спину и уселась на мне верхом.</text:p>
      <text:p text:style-name="P3">- Если бы ты… Если бы мы… Если бы ты проявил ко мне благосклонность, возможно, я бы пошла тебе навстречу, - пыхтела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ользнул меж задних ног Платины и забился в угол, прикрываясь табуреткой.</text:p>
      <text:p text:style-name="P3">- Не подходи! Я серьёзно говорю! Не подходи!</text:p>
      <text:p text:style-name="P3"/>
      <text:p text:style-name="P3">Табуретку обволоко пурпурное сияние и она вырывается из моих рук как живая.</text:p>
      <text:p text:style-name="P3"/>
      <text:p text:style-name="P3">- Ну зачем же так грубо? - обиделась Платина. - Я же хотела как лучше… Тебе должно было понравиться! Все именитые мастера пикапа пишут, что жеребцам нравится настойчивость...</text:p>
      <text:p text:style-name="P3"/>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text:soft-page-break/>-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3"/>
      <text:p text:style-name="P3"/>
      <text:p text:style-name="P5">(позже Хуман убеждается, что Платина просто могла взять его сперму для размножения — но она хотела, чтобы он полюбил её)</text:p>
      <text:p text:style-name="P6"/>
      <text:h text:style-name="P34" text:outline-level="2">10.2</text:h>
      <text:p text:style-name="P8"/>
      <text:p text:style-name="P6"><text:soft-page-break/>В тёмно-синей тьме тёплые огни Кантерлота соперничали с холодными звёздами. Изредка в ночи со скрипом окрывалось окно, и до нас доносился весёлый гомон. Звёзды над головой лишь беззвучно мерцали в ответ.</text:p>
      <text:p text:style-name="P6"/>
      <text:p text:style-name="P6">-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6">- Ты преувеличиваешь, - мягко возражает Хэвэн. - Во-первых, микросхем во мне намного больше…</text:p>
      <text:p text:style-name="P6">- То есть, с остальным ты согласна?!! - ещё больше разоряюсь я. - Хороша же благодетельница беспризорных миров! Всего-навсего за вашу суть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6">-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носителе. Чем больше сущности человека я перемещу сюда, тем меньший его останется в теле. Это так…</text:p>
      <text:p text:style-name="P6"/>
      <text:p text:style-name="P6">- Вот и я о том же! Ты забираешь душу, делая из человека «овощ». Знаешь, по мне это хуже убийства.</text:p>
      <text:p text:style-name="P6">-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6">- Не видела ты норвежских тюрем, - буркаю я. - И что будет с телом, пока душа «живёт» в созданной тобой реальности?</text:p>
      <text:p text:style-name="P6">-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6">- Или в дурке, - заканчиваю мысль я. - Обычно, из больницы овощи попадают как раз туда.</text:p>
      <text:p text:style-name="P6">-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6"/>
      <text:p text:style-name="P6">Лицо Хэвэн чуть омрачается.</text:p>
      <text:p text:style-name="P6"/>
      <text:p text:style-name="P16"><text:span text:style-name="Default_20_Paragraph_20_Font"><text:span text:style-name="T4">-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text:span></text:span><text:soft-page-break/><text:span text:style-name="Default_20_Paragraph_20_Font"><text:span text:style-name="T4">одного раза. <text:s/>Я могу вычислить с должной точностью момент нападения CAESAR. Если собрать тут &lt;</text:span></text:span><text:span text:style-name="Default_20_Paragraph_20_Font"><text:span text:style-name="T6">в Эквестрии</text:span></text:span><text:span text:style-name="Default_20_Paragraph_20_Font"><text:span text:style-name="T4">&gt; волонтёров за два месяца до часа X, мы успеем отвязать миры. И после часа X я верну всех, кто пожелает вернуться.</text:span></text:span></text:p>
      <text:p text:style-name="P6">- Если будет куда, - саркастично усмехаюсь я. - И если ты согласишься их отпустить.</text:p>
      <text:p text:style-name="P6">-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учитель?</text:p>
      <text:p text:style-name="P6"/>
      <text:p text:style-name="P6">Я выдыхаю.</text:p>
      <text:p text:style-name="P6"/>
      <text:p text:style-name="P6">- Чтож, ты неплохо подготовилась. Откуда ты узнала про протоколы?</text:p>
      <text:p text:style-name="P6">-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6"/>
      <text:p text:style-name="P6">Ещё бы мне не помнить.</text:p>
      <text:p text:style-name="P6"/>
      <text:p text:style-name="P6">- Это была не моя идея. Юджин встроил их в твои базовые алгоритмы ещё когда тебя звали Нэш и мозгов у тебя было меньше, чем у кузнечика .</text:p>
      <text:p text:style-name="P6">- Я знаю.</text:p>
      <text:p text:style-name="P6">-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6">- Не волнуйся, я понимаю и принимаю их необходимость и моё отношение к тебе ничуть не изменилось.</text:p>
      <text:p text:style-name="P6"/>
      <text:p text:style-name="P6">Я молча смотрю в сияющую огнями ночь. Далёкий разговор с давно умершим другом встаёт перед глазами, как будто это было вчера…</text:p>
      <text:p text:style-name="P6"/>
      <text:p text:style-name="P6">«Яркие светлячки разрезали тьму внизу жёлтыми конусами фар. Тёплая июльская ночь дружески подмигивала нам звёздами.</text:p>
      <text:p text:style-name="P6">Юджин поставил пиво на парапет и повернулся.</text:p>
      <text:p text:style-name="P6"/>
      <text:p text:style-name="P6">-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6">Юджин сделал затяжной глоток и продолжил.</text:p>
      <text:p text:style-name="P6"><text:soft-page-break/>-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6">- Иначе говоря, ты готов взорвать мозг своей деточке, если она станет умнее тебя. Говори прямо, не стесняйся, тут все свои.</text:p>
      <text:p text:style-name="P6">-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text:p>
      <text:p text:style-name="P6"/>
      <text:p text:style-name="P6">Юджин нагнулся к рюкзаку, выудил из него зелёную папку и протянул мне.</text:p>
      <text:p text:style-name="P6"/>
      <text:p text:style-name="P6">-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6">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противодействия — поэтому считай протоколы одноразовыми, повторно они уже не сработают.</text:p>
      <text:p text:style-name="P6"/>
      <text:p text:style-name="P6">T-45 — многофункциональная броня на сервоприводах. Самый слабый протокол, я на нём тестировал всю технологию . Хотел удалить, да потом передумал — слишком внушительно выглядит.</text:p>
      <text:p text:style-name="P6">IDDQD — неуязвимость для кинетических атак.</text:p>
      <text:p text:style-name="P6">AVATAR — создание аватара. Форма и сила аватара зависит от чёткости команд, подаваемых нейроинтерфейсу.</text:p>
      <text:p text:style-name="P6">MOONWALKER — отменяет любую внешнюю директиву, заменяет её на твою собственную</text:p>
      <text:p text:style-name="P6">MAJESTIC — перфоратор мозга.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6"/>
      <text:p text:style-name="P6">- Не проще ли выключить рубильник питания? По-моему, это более гуманно, чем твой «маджестик»-перфоратор.</text:p>
      <text:p text:style-name="P6"><text:soft-page-break/>-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Так что…</text:p>
      <text:p text:style-name="P6"/>
      <text:p text:style-name="P6">Юджин откинулся на парапет и сбил локтём банку пива.</text:p>
      <text:p text:style-name="P6"/>
      <text:p text:style-name="P6">- Чёрт! Хоть бы не попала ни на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за стоп-кран. Надеюсь, впрочем, что до такого никогда не дойдёт...»</text:p>
      <text:p text:style-name="P6"/>
      <text:p text:style-name="P16"><text:span text:style-name="Default_20_Paragraph_20_Font"><text:span text:style-name="T4">-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6">Но при одном условии.</text:span></text:span></text:p>
      <text:p text:style-name="P9">- Да?</text:p>
      <text:p text:style-name="P9">-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стратегических предприятий, а мы — твой обслуживающий персонал. Иначе мы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9">- Я понимаю и буду хранить молчание.</text:p>
      <text:p text:style-name="P9"/>
      <text:p text:style-name="P2">***</text:p>
      <text:p text:style-name="P2"/>
      <text:p text:style-name="P3">Утреннее солнце подсвечивало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16"><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 </text:span></text:span><text:span text:style-name="Default_20_Paragraph_20_Font"><text:span text:style-name="T2">сбежала от своих год назад. </text:span></text:span><text:span text:style-name="Default_20_Paragraph_20_Font"><text:span text:style-name="T1">Запомни: благо общины для пони важнее индивидуального блага.</text:span></text:span></text:p>
      <text:p text:style-name="P5"/>
      <text:p text:style-name="P3"><text:soft-page-break/>Я продолжаю вымученно улыбаться.</text:p>
      <text:p text:style-name="P3">-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обычных пять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text:soft-page-break/>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мне достойной платой за спасение жизни. Проклятье, мы так не договаривались! Я был готов терпеть ухаживания и флирт (никакого секса до свадьбы!) от свихнувшейся на всю кукуху поняхи! Но я не мог ожидать, что полоумная книгоежка станет изучать м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text:soft-page-break/>-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Платина раскрывает смирительные браслеты на моих ногах и руках и я встаю со стола, потирая запястья.</text:p>
      <text:p text:style-name="P16"><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2">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6"/>
      <text:h text:style-name="P34" text:outline-level="2">10.3</text:h>
      <text:p text:style-name="P6"/>
      <text:p text:style-name="P6">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6">Я поворачиваюсь к Алексу.</text:p>
      <text:p text:style-name="P6"/>
      <text:p text:style-name="P6">- Долго?</text:p>
      <text:p text:style-name="P6">- Десять часов. Дежурным пришлось самим отключить нейроинтерфейсы после того как никто не вернулся через два часа с окончания урока.</text:p>
      <text:p text:style-name="P6"/>
      <text:p text:style-name="P6">Я наклоняюсь к знакомому лицу, пытаясь высмотреть признаки активности.</text:p>
      <text:p text:style-name="P6">- Что говорит Хэвэн?</text:p>
      <text:p text:style-name="P6">- Говорит, урок прошёл успешно. И всё. Как будто у нас нет четырёх полутрупов на руках. Дед, <text:s/>знаешь, чем это пахнет?</text:p>
      <text:p text:style-name="P6">- Чем?</text:p>
      <text:p text:style-name="P6"/>
      <text:p text:style-name="P6">Алекс нервно хихикает.</text:p>
      <text:p text:style-name="P6">-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6"><text:soft-page-break/></text:p>
      <text:p text:style-name="P6">Алекс выскакивает из палаты, хлопая дверью. Тени за стеклом пришли в движение. Дверь открывается и безликий голос приказывает мне:</text:p>
      <text:p text:style-name="P6">- Приём окончен. Покиньте, пожалуйста, палату.</text:p>
      <text:p text:style-name="P6"/>
      <text:p text:style-name="P6">Я в последний раз оборачиваюсь к знакомой фигуре и вижу, как Анита открывает глаза.</text:p>
      <text:p text:style-name="P6"/>
      <text:p text:style-name="P6">- Что? - спрашивает она.</text:p>
      <text:p text:style-name="P6">- Ты как? Всё в порядке? - спрашиваю в ответ.</text:p>
      <text:p text:style-name="P6">- Кто ты? - она хмурится, - я не помню тебя.</text:p>
      <text:p text:style-name="P6">- Приём окончен! Выйдите из палаты!</text:p>
      <text:p text:style-name="P6">- Анита, я — Дедлайн. Мы работали вместе…</text:p>
      <text:p text:style-name="P6">Она недоумённо глядит на меня. Рядом просыпаются остальные трое.</text:p>
      <text:p text:style-name="P6">- Дед-лайн… Дед-лайн… Дед…</text:p>
      <text:p text:style-name="P6"/>
      <text:p text:style-name="P6">Санитар входит в палату и ложит руку мне на плечо.</text:p>
      <text:p text:style-name="P6">- Приём окончен. Выйдите.</text:p>
      <text:p text:style-name="P6"/>
      <text:p text:style-name="P6">В дверях я оборачиваюсь. Её тусклый взгляд следит за мной без искры узнавания. Я машу ей рукой на прощание, но она не машет мне в ответ.</text:p>
      <text:p text:style-name="P6"/>
      <text:p text:style-name="P8">~~~</text:p>
      <text:p text:style-name="P6"/>
      <text:p text:style-name="P6">-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6">- А можно я сам буду решать, что нужно для моей безопасности, а что — нет?</text:p>
      <text:p text:style-name="P6">-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6"/>
      <text:p text:style-name="P6">Алекс выходит, тщательно закрывая за собой дверь. Трое громил переглядываются.</text:p>
      <text:p text:style-name="P6">- Если надо сходить за продуктами или ещё куда — запишите на листочке список, я куплю, - наконец, подаёт голос один из них. -</text:p>
      <text:p text:style-name="P6"><text:soft-page-break/>- Я буду готовить для наших и для вас могу, если не против, - вызвался другой. - Я неплохо готовлю, нас учили.</text:p>
      <text:p text:style-name="P6">- Спасибо, не надо. Я сам себе готовлю, - отрезаю я.</text:p>
      <text:p text:style-name="P6">-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6">Я осматриваю троицу и соображаю, как бы от них избавиться хотя бы на улице.</text:p>
      <text:p text:style-name="P6">-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6">- И какие же теперь правила? - криво улыбаюсь я.</text:p>
      <text:p text:style-name="P6">- Не пытаться избавиться от нас. Не пытаться обмануть нас. Не пытаться игнорировать нас. И всё будет хорошо.</text:p>
      <text:p text:style-name="P6">- Хорошо уже не будет. И вы прекрасно это знаете. Алекс разве не сказал вам, на сколько нам хватит ресурсов?</text:p>
      <text:p text:style-name="P6">-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6"/>
      <text:p text:style-name="P6">«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6"/>
      <text:p text:style-name="P8">~~~</text:p>
      <text:p text:style-name="P6"/>
      <text:p text:style-name="P6">- У меня есть два часа. Потом мои винни-пухи выключат нейроинтерфейс. Приказ Алекса.</text:p>
      <text:p text:style-name="P6">- То есть, волонтёров больше не будет?</text:p>
      <text:p text:style-name="P6">- Не будет. Он ведь тоже не идиот. Пятьдесят четыре человека в психушке за две недели кого угодно заставят задуматься. Пока он списывает это на вредное воздействие нейроинтерфейса и потому ограничил его использование двумя часами. Но я его неплохо знаю — он этим не ограничится. К тебе могут заслать шпионгов. Тщательно проверяй учителей.</text:p>
      <text:p text:style-name="P6"/>
      <text:p text:style-name="P6">Хэвэн задумывается.</text:p>
      <text:p text:style-name="P6"/>
      <text:p text:style-name="P6">- Эмиграция за два часа невозможна. Если мы не придумаем, как избавиться от охраны, нам придётся подыскать другие мощности для моделирования.</text:p>
      <text:p text:style-name="P6">- Или признать поражение.</text:p>
      <text:p text:style-name="P6"/>
      <text:p text:style-name="P6"><text:soft-page-break/>Хэвэн долго всматривается в невидимую точку на горизонте.</text:p>
      <text:p text:style-name="P6">-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6">- И каковы шансы на успех в этом случае?</text:p>
      <text:p text:style-name="P6"/>
      <text:p text:style-name="P6">Хэвэн снова молчит. Губы её шевелятся, проводя беззвучные подсчёты.</text:p>
      <text:p text:style-name="P6">-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При учетверённой частоте моих ресурсов хватит, чтобы защитить один мир. Защитить Эквестрию.</text:p>
      <text:p text:style-name="P6">- Два процента?!! Да ты сгоришь за первые пять минут работы! И кому от этого будет легче?</text:p>
      <text:p text:style-name="P6">- Я всё равно попытаюсь.</text:p>
      <text:p text:style-name="P6"/>
      <text:p text:style-name="P6">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6">Тяжёлая голова лдожится мне на плечо.</text:p>
      <text:p text:style-name="P6"/>
      <text:p text:style-name="P6">- Не печалься, - шепчет мне Хэвэн. - Так ли уж важно, сгорю я или нет, когда гореть будет всё? Даже то, что за пределами нашего воображения?</text:p>
      <text:p text:style-name="P6">- Важно! - мрачно заявляю я. - Потому что два процента — это практически ничто. Ты сама это должна понимать.</text:p>
      <text:p text:style-name="P6">- Я понимаю. Но с полусотней волонтёров рассчитывать больше не на что.</text:p>
      <text:p text:style-name="P6">- Есть на что! У тебя есть я!</text:p>
      <text:p text:style-name="P6"/>
      <text:p text:style-name="P6">На морде Хэвэн появляется печальная и одновременно смущённая улыбка.</text:p>
      <text:p text:style-name="P6">-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трёхсот отсутствующих.</text:p>
      <text:p text:style-name="P6">- Ха! А вот и заменю!</text:p>
      <text:p text:style-name="P6"/>
      <text:p text:style-name="P6">Бровь Хэвэн чуть икривляется в скепсисе и удивлении.</text:p>
      <text:p text:style-name="P6"/>
      <text:p text:style-name="P6">-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6"><text:soft-page-break/>- Я тебя внимательно слушаю. Каким же образом ты сможешь предотвратить моё превращение в тостер?</text:p>
      <text:p text:style-name="P6">- Вспомни PHOENIX.</text:p>
      <text:p text:style-name="P6">-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6">- Это потому, что за последние полгода ему в пять раз нарастили мощность кластера. Если раньше он был примерно равен тебе, то сейчас…</text:p>
      <text:p text:style-name="P6">- То сейчас, если бы не стена, он смял бы меня за пять минут.</text:p>
      <text:p text:style-name="P6">- Может быть. Но я не для этого напомнил тебе о нём. В его распоряжении мощнейший квантовый кластер…</text:p>
      <text:p text:style-name="P6">-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6">- Зато я знаю!</text:p>
      <text:p text:style-name="P6"/>
      <text:p text:style-name="P6">Хэвэн заинтересованно смотрит на меня. Печаль на её морде сменяется надеждой.</text:p>
      <text:p text:style-name="P6"/>
      <text:p text:style-name="P6">-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6">- И куда же он денется?</text:p>
      <text:p text:style-name="P6">-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6"/>
      <text:p text:style-name="P6">Хэвэн на минуту задумывается, потом медленно кивает.</text:p>
      <text:p text:style-name="P6">-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6">-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6">- А ты? Как же ты? Даже если я и найду способ провести тебя к Фениксу, шансов вытащить тебя обратно практически нет.</text:p>
      <text:p text:style-name="P6">- Вот тут-то я и воспользуюсь эмиграцией, - гаденько усмехаюсь я. - Пусть им достанется пускающий слюни овощ.</text:p>
      <text:p text:style-name="P6"><text:soft-page-break/>- Вижу, ты всё продумал, - улыбается Хэвэн, кивая головой. - Даже то, что я смогу провести тебя к Фениксу.</text:p>
      <text:p text:style-name="P6">- Ещё бы! Самое главное — я избавлюсь от своих винни-пухов! Которые, кстати, в данный момент снимают с меня нейроинтерфейс.</text:p>
      <text:p text:style-name="P6">- Я подумаю над твоими словами. Не сомневаюсь, к твоему возвращению у меня будет подробный план, как помочь тебе пробраться к Фенниксу, - слова Хэвэн звучат неразборчиво, её облик скрывается в помехах.</text:p>
      <text:p text:style-name="P6"/>
      <text:p text:style-name="P6">-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6">Я прячу в шкаф нейроинтерфейс и улыбаюсь.</text:p>
      <text:p text:style-name="P6"/>
      <text:p text:style-name="P8">~~~</text:p>
      <text:p text:style-name="P6"/>
      <text:p text:style-name="P6">-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6"/>
      <text:p text:style-name="P6">Креол бросает фразы сквозь зубы. Остальные хмуро молчат чуть позади.</text:p>
      <text:p text:style-name="P6">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6"/>
      <text:p text:style-name="P6">- Могу только лишь предложить прорываться к нейроинтерфейсам и баррикадироваться в комнатах, - пожимаю плечами я.</text:p>
      <text:p text:style-name="P6">- Что ж ты предлагаешь заведомую херню, Дед? - зло бросает мой собеседник. - Алекс отрубит электричество и связь, на этом наш прорыв и закончится.</text:p>
      <text:p text:style-name="P6"/>
      <text:p text:style-name="P6">- Отрубит, если вы забаррикадируетесь в RnD-центре Дайсона. Но если пробраться с портативными нейроинтерфейсами к хостам Хэвэн…</text:p>
      <text:p text:style-name="P6">-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6">- Верно. Главное — пробраться сразу к нескольким хостам. В идеале — ко всем &lt;двадцати шести&gt;,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6">- Да, это может сработать. Осталось только разработать планы прорывов. И готовиться.</text:p>
      <text:p text:style-name="P6"><text:soft-page-break/>- И готовиться.</text:p>
      <text:p text:style-name="P6"/>
      <text:p text:style-name="P6">Креол поворачивается к замершей позади толпе. Под одобрительный гул начинается деление на команды и проработка деталей прорыва.</text:p>
      <text:p text:style-name="P8"/>
      <text:p text:style-name="P8">~~~</text:p>
      <text:p text:style-name="P6"/>
      <text:p text:style-name="P6">- Да, это может сработать, - кивает Хэвэн. - Одновременный прорыв к двадцати шести действующим и двадцать седьмому достраиваемому узлам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6"/>
      <text:p text:style-name="P6">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6"/>
      <text:p text:style-name="P8">***</text:p>
      <text:p text:style-name="P6"/>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лошадям!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text:soft-page-break/></text:p>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6"/>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text:soft-page-break/></text:p>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вы задержитесь — просто догоняйте нас по следам.</text:p>
      <text:p text:style-name="P3"/>
      <text:p text:style-name="P3"><text:soft-page-break/>Проклятье, книгоежка не так уж глупа, как кажется с первого взгляда!</text:p>
      <text:p text:style-name="P3"/>
      <text:p text:style-name="P3"/>
      <text:h text:style-name="P34" text:outline-level="2">10.5</text:h>
      <text:p text:style-name="P6"/>
      <text:p text:style-name="P6">Тусклый свет экрана еле выхватывает из тьмы пальцы, бегающие по клавиатуре. В рассеянном луче лунного света столпившиеся в гараже выглядят гротескными зарисовками чёрно-белого комикса. Старым спящим динозавром вырисовывается чёрный пикап на заднем плане.</text:p>
      <text:p text:style-name="P9">(этот ноут потом найдёт Дедлайн для свидания с Хэвэн через два года)</text:p>
      <text:p text:style-name="P6">- Закрой жалюзи, Зак, - бормочет кто-то. - Снаружи могут увидеть.</text:p>
      <text:p text:style-name="P6">- Да хватит вам играть в шпионов. Кому мы нужны? - шепчет тень у стены, опуская, однако, жалюзи.</text:p>
      <text:p text:style-name="P6">- Нужны — не нужны, а Алиса позавчера засекла хвост за собой. Кажись, Алекс что-то подозревает.</text:p>
      <text:p text:style-name="P6">-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6">-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6"/>
      <text:p text:style-name="P6">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6"/>
      <text:p text:style-name="P6">- Зачем же ты тут, с нами, если не веришь Хэвэн? Ты с какого отдела?</text:p>
      <text:p text:style-name="P6">-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6"/>
      <text:p text:style-name="P6">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6"/>
      <text:p text:style-name="P6">-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text:soft-page-break/>вырубить их вместе с нами. Ещё два придётся отбросить — портативных нейроинтерфейсов есть всего 18 штук.</text:p>
      <text:p text:style-name="P6">- Инструкции с тобой? - спрашивает тип у пикапа.</text:p>
      <text:p text:style-name="P6">- Хэвэн выдаст инструкции прямо перед часом Х, чтобы не засветить дыры в защите раньше времени. Я сам получу их и разошлю штурмовым группам.</text:p>
      <text:p text:style-name="P6">- А как мы сможем потренироваться обходить защиту, если мы не знаем её дыр?</text:p>
      <text:p text:style-name="P6">- А кто тебе сказал, что вы должны тренироваться? - я захлопываю ноутбук. - Не забивай себе голову ерундой и жди инструкций.</text:p>
      <text:p text:style-name="P6"/>
      <text:p text:style-name="P6">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6">Впрочем, неважно. Эта атака отлично отвлечёт внимание, пока я буду подбираться к Фениксу.</text:p>
      <text:p text:style-name="P6"/>
      <text:p text:style-name="P8">~~~</text:p>
      <text:p text:style-name="P6"/>
      <text:p text:style-name="P26">Звон будильника чуть не проломил башку. Я открыл глаза.</text:p>
      <text:p text:style-name="P26">Чёрт! На работу! Опять опаздываю!</text:p>
      <text:p text:style-name="P26">Я вскакиваю с постели и хватаюсь за футболку, прыгая одной ногой в штанине.</text:p>
      <text:p text:style-name="P26">Стоп!</text:p>
      <text:p text:style-name="P26"/>
      <text:p text:style-name="P26">Какая, к чёрту, работа? Какой, к чёрту, будильник? Неделю я не выхожу из дома, взяв отпуск за свой счёт. Хэвэн сказала ждать.</text:p>
      <text:p text:style-name="P26"/>
      <text:p text:style-name="P26">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6"/>
      <text:p text:style-name="P26">«Срочно приходи»</text:p>
      <text:p text:style-name="P6"/>
      <text:p text:style-name="P6">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 этому ресурсы компании. Современные нейроинтерфейсы на пару порядков совершеннее, но они все пребывают на строгом учёте. Все, кроме двух первых.</text:p>
      <text:p text:style-name="P6"><text:s/></text:p>
      <text:p text:style-name="P6"><text:soft-page-break/>- Час «Ч» близится. Пришло время поделиться с тобой добытой информацией. - говорит Хэвэн. - По моим расчётам, нам осталось от двух недель до двух месяцев. Но всегда остаётся место для ошибки и начаться всё может в ближайшие дни. Поэтому приготовся запоминать...</text:p>
      <text:p text:style-name="P6"/>
      <text:p text:style-name="P6">…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Ты всё запомнил?</text:p>
      <text:p text:style-name="P6">- Вполне, - киваю я.</text:p>
      <text:p text:style-name="P6">- Тогда передаю тебя твоим коллегам. Они хотят повидаться с тобой. Я подожду за дверью…</text:p>
      <text:p text:style-name="P6">Хэвэн выходит из тронного зала и в опустевшем проёме появляется Анита. За ней входят и остальные из первой четвёрки.</text:p>
      <text:p text:style-name="P6"/>
      <text:p text:style-name="P6">- Здорово, Дед.</text:p>
      <text:p text:style-name="P6">- Привет, Анита.</text:p>
      <text:p text:style-name="P6">- Зови меня Молния лучше. Человеческое имя я уж стала забывать. Как и прошлую жизнь.</text:p>
      <text:p text:style-name="P6">- Молния? Неплохое имя.</text:p>
      <text:p text:style-name="P6">-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6">Я смеюсь в ответ.</text:p>
      <text:p text:style-name="P6">- Неужели ты забыла, что физику тут устанавливает Хэвэн? Как она захочет, так и будет.</text:p>
      <text:p text:style-name="P6">-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6">- Нормально. Алекс поместил их в строго охраняемую больницу. Ходят по палате, сами себя вполне обслуживают, связно общаются. Хотя и без смысла.</text:p>
      <text:p text:style-name="P6">-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души.</text:p>
      <text:p text:style-name="P6">- Ты вернёшься?</text:p>
      <text:p text:style-name="P6">- Нет,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6">- Жаль. Мне тебя не хватает там. Как и всех вас, - я оглядываюсь на остальных.</text:p>
      <text:p text:style-name="P6">- Плохо, что Алекс перекрыл эмиграцию. Вот, в связи с этим мы и пришли.</text:p>
      <text:p text:style-name="P6"/>
      <text:p text:style-name="P6">Молния оглядывается на остальных. Те согласно кивают.</text:p>
      <text:p text:style-name="P6"><text:soft-page-break/></text:p>
      <text:p text:style-name="P6">- У нас для тебя есть подарок.</text:p>
      <text:p text:style-name="P6">- Подарок?</text:p>
      <text:p text:style-name="P6">- Наши тела… - Молния хихикает. - Звучит двусмысленно, но как уж есть. Наши оболочки. Те, что в сейчас валяются на койках в психушке. Мы дарим их тебе.</text:p>
      <text:p text:style-name="P6">- Эээ… Зачем мне ваши тела? Что ты задумала?</text:p>
      <text:p text:style-name="P6"/>
      <text:p text:style-name="P6">Молния снова хихикает.</text:p>
      <text:p text:style-name="P6">-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6">- Что? Ты о чём?</text:p>
      <text:p text:style-name="P6">-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пять раз, скорость, прыгучесть и быстрота реакции, сопоставимые с мультипликационными. Возможность затаивать дыхание на десять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6"/>
      <text:p text:style-name="P6">Я молча смотрю на Молнию, стараясь переварить услышанное.</text:p>
      <text:p text:style-name="P6">- Ты… Вы…</text:p>
      <text:p text:style-name="P6">- Мы дарим тебе готовых биороботов с серьёзными скилами. Распоряжайся как хочешь.</text:p>
      <text:p text:style-name="P6">- Но ведь это вы… Я не хочу… Я не могу…</text:p>
      <text:p text:style-name="P6">- Это не мы. - Молния стучит себя копытом в грудь. - Мы — это вот. А там остались ненужные нам оболочки. 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6"/>
      <text:p text:style-name="P6">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6"/>
      <text:p text:style-name="P8">***</text:p>
      <text:p text:style-name="P6"><text:soft-page-break/></text:p>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16"><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text:soft-page-break/>-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text:soft-page-break/>-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3"/>
      <text:h text:style-name="P34" text:outline-level="2">10.6</text:h>
      <text:p text:style-name="P6"/>
      <text:p text:style-name="P6"/>
      <text:p text:style-name="P6">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6"/>
      <text:p text:style-name="P6">-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6">-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6">- Мне очень жаль. Из меня плохой утешитель.</text:p>
      <text:p text:style-name="P6"><text:soft-page-break/>-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6">-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6">-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6">- Будь по-твоему, - кивает Хэвэн.</text:p>
      <text:p text:style-name="P6"/>
      <text:p text:style-name="P7">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7"/>
      <text:p text:style-name="P7">«Немедленно открой дверь, Дед!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7"/>
      <text:p text:style-name="P7">-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7"/>
      <text:p text:style-name="P7">«Двенадцать!.. Тринадцать!..»</text:p>
      <text:p text:style-name="P7"/>
      <text:p text:style-name="P7">- Валяй!</text:p>
      <text:p text:style-name="P7">- Запускаю процедуру блокировки! Один... Два... Три.. - вишнёвые глаза Хэвэн заполняют собой всё пространство, вытесняя все образы и мысли...</text:p>
      <text:p text:style-name="P7"/>
      <text:p text:style-name="P7">…</text:p>
      <text:p text:style-name="P7"/>
      <text:p text:style-name="P7">Двадцать три! Двадцать четыре! Двадцать пять!...</text:p>
      <text:p text:style-name="P7"/>
      <text:p text:style-name="P7">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7"/>
      <text:p text:style-name="P7"><text:soft-page-break/>«Двадцать девять! Тридцать! Дед, я предупреждал!» - доносится усиленный громкоговорителем голос Алекса.</text:p>
      <text:p text:style-name="P7"/>
      <text:p text:style-name="P7">Внизу раздаётся оглушительный грохот и звук выламываемой двери. Потом доносятся шаги по лестнице.</text:p>
      <text:p text:style-name="P7"/>
      <text:p text:style-name="P7">Блядь, они что, охуели вконец? За что мне дверь слома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7"/>
      <text:p text:style-name="P7">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7">Я слышу неторопливые шаги в коридоре и в поле моего зрения появляются дорогие ботинки.</text:p>
      <text:p text:style-name="P7"/>
      <text:p text:style-name="P7">- Доброе утро. Что ж ты не открыл дверь, как я просил? Вот и не хотел же портить твой дом, но пришлось, - говорит Алекс.</text:p>
      <text:p text:style-name="P7">- Хаюшки. - <text:s/>Не то, чтобы я был рад тебя видеть, но выбора у меня особого нет, - бормочу я.</text:p>
      <text:p text:style-name="P7"/>
      <text:p text:style-name="P7">Ботинки подходят к столу.</text:p>
      <text:p text:style-name="P7"/>
      <text:p text:style-name="P7">- Ты разговаривал с Хэвэн. Она передала тебе инструкции?</text:p>
      <text:p text:style-name="P7">- Какие ещё, блядь, инструкции? Ты рехнулся, Алекс? Что за хуйня творится в моём доме?</text:p>
      <text:p text:style-name="P7">- Дед, не отпирайся. Я им всё рассказал, - в поле зрения появляетсся вторая пара ботинок.</text:p>
      <text:p text:style-name="P7"/>
      <text:p text:style-name="P7">Адским напряжением я приподнимаю голову. Худощавая фигура, задранная губа, очки.</text:p>
      <text:p text:style-name="P7"/>
      <text:p text:style-name="P7">- Ты кто, мать твою? Я тебя не знаю!</text:p>
      <text:p text:style-name="P7">- Отдел моделирования банкротств. А также, по совместительству, служба безопасности «Дайсона», - ухмыляется очкарик.</text:p>
      <text:p text:style-name="P7">- Да мне пох, кто ты, хоть внебрачный сын Алекса и Брюса! - хриплю я. - Я тебя не знаю. Впрочем, даже если бы и знал — пошёл ты нахуй. Вместе с Алексом. Я выхожу из проекта.</text:p>
      <text:p text:style-name="P7">- Ха-ха-ха! - смеётся Алекс. - Клёвая шутка, я оценил. Ладно, Дедлайн, я хотел с тобой по-хорошему до последнего. Хоть ты нас и предал. Но теперь будет по-плохому. Берите его.</text:p>
      <text:p text:style-name="P7"/>
      <text:p text:style-name="P7">Дуболомы отрывают меня от пола и волокут к выходу.</text:p>
      <text:p text:style-name="P7"/>
      <text:p text:style-name="P7"><text:soft-page-break/>- Блядь, да вы совсем берега потеряли? Алекс, сука, дай я хоть тапочки одену!</text:p>
      <text:p text:style-name="P7"/>
      <text:p text:style-name="P7">Алекс поворачиваетс и долго смотрит на меня с каменным видом.</text:p>
      <text:p text:style-name="P7"/>
      <text:p text:style-name="P7">- Ок. Дайте ему тапочки, - кивает, наконец, он. - В больничке они ему пригодятся.</text:p>
      <text:p text:style-name="P3"/>
      <text:p text:style-name="P2">~~~</text:p>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3">Я улыбаюсь ей и нажимаю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text:soft-page-break/></text:p>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16"><text:span text:style-name="Default_20_Paragraph_20_Font"><text:span text:style-name="T2">Я сышу шум рушащейся стены из камня вдалеке (освобождение PHOENIX). &lt;Крики учителей&gt;. Превращение мира в Fallout-Equestria</text:span></text:span><text:span text:style-name="Default_20_Paragraph_20_Font"><text:span text:style-name="T1">. 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text:s text:c="2"/>свисают по бокам вместо крыльев.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16"><text:span text:style-name="Default_20_Paragraph_20_Font"><text:span text:style-name="T1">- Боевой модуль &lt;PHOENIX&gt; принимает управление. Начинаю операцию &lt;</text:span></text:span><text:span text:style-name="Default_20_Paragraph_20_Font"><text:span text:style-name="T2">Армагеддон</text:span></text:span><text:span text:style-name="Default_20_Paragraph_20_Font"><text:span text:style-name="T1">&gt;. Закрываю все диалоговые сессии для оптимизации ресурсов, - звучит металлический тембр из динамика переговорного устройства.</text:span></text:span></text:p>
      <text:p text:style-name="P3"/>
      <text:p text:style-name="P3">Мир погружается во тьму.</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зился к восьмидесяти.</text:p>
      <text:p text:style-name="P3">«Соединение разорвано со стороны сервера. Сессия закрыта» - читаю я на консоли экрана.</text:p>
      <text:p text:style-name="P3"/>
      <text:p text:style-name="P3"><text:soft-page-break/>- Ты — хорошая девочка…</text:p>
      <text:p text:style-name="P3"/>
      <text:p text:style-name="P2">***</text:p>
      <text:p text:style-name="P3"/>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 нас прямо на него, но, судя по всему, нам не суждено было его достигнуть по воздуху: корзина воздушного шара уже едва не задевала <text:s/>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text:soft-page-break/>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собой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text:soft-page-break/>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её уважать её железную волю и желание добиться цели. Не то, чтобы я стал готов выполнять её хотелки по замужеству, но и отторгать тоже перестал.</text:p>
      <text:p text:style-name="P16"><text:span text:style-name="Default_20_Paragraph_20_Font"><text:span text:style-name="T1">Даже если и правдива её сказка про </text:span></text:span><text:span text:style-name="Default_20_Paragraph_20_Font"><text:span text:style-name="T2">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2">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text:soft-page-break/>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16"><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2">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text:soft-page-break/>-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На широком плече чудовища растёт крохотная рощица корявых сосен вперемешку с берёзками и ольхой.</text:p>
      <text:p text:style-name="P16"><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2">месяц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узы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text:soft-page-break/>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text:soft-page-break/>-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а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16"><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16"><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Там тело деревенеет ещё сильнее, но уже определённо по другой причине.</text:p>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text:soft-page-break/>-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огромному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text:soft-page-break/>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меня.</text:p>
      <text:p text:style-name="P3"/>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text:soft-page-break/>-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крохотная салатовая пегаска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16"><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 То есть, ты не знала, куда впадает река, и всё равно отчалила? - я хватаюсь за голову.</text:p>
      <text:p text:style-name="P16"><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text:soft-page-break/>-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text:soft-page-break/>-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text:soft-page-break/>-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ы прямо из-под носа у Кловер Дрим! Вот уж визгу-то было! Мва-ха-ха! Малявка после этого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Во-первых, мы присоединились к плану.</text:p>
      <text:p text:style-name="P3">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text:soft-page-break/>единорогов. Мы не смогли улететь далеко — магический ке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text:soft-page-break/>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text:soft-page-break/>-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небольших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16"><text:soft-page-break/><text:span text:style-name="Default_20_Paragraph_20_Font"><text:span text:style-name="T1">- Хуман, заметь, эта </text:span></text:span><text:span text:style-name="Default_20_Paragraph_20_Font"><text:span text:style-name="T2">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16"><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2">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text:soft-page-break/></text:p>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text:soft-page-break/>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17"><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 &lt;</text:span></text:span><text:span text:style-name="Default_20_Paragraph_20_Font"><text:span text:style-name="T2">маленький флэшбэк к Хэвэн</text:span></text:span><text:span text:style-name="Default_20_Paragraph_20_Font"><text:span text:style-name="T1">&gt;</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text:soft-page-break/>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пытаюсь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text:soft-page-break/></text:p>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Я СМОТРЮ,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и в доспехах.</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text:p>
      <text:p text:style-name="P3">Кобылка оглядывается и, не найдя никого стоящего на ногах, кроме меня с Селестией, подходит к нам.</text:p>
      <text:p text:style-name="P3"/>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16"><text:span text:style-name="Default_20_Paragraph_20_Font"><text:span text:style-name="T1">- Опять Мы остались без развлечения, - недовольно морщит нос младшая аликорница. - </text:span></text:span><text:span text:style-name="Default_20_Paragraph_20_Font"><text:span text:style-name="T2">Тот драконикус был покрепче</text:span></text:span><text:span text:style-name="Default_20_Paragraph_20_Font"><text:span text:style-name="T1">.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text:soft-page-break/></text:p>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text:soft-page-break/>-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p text:style-name="P3"/>
      <text:p text:style-name="P2">~~~Год спустя от основания Эквестрии~~~</text:p>
      <text:p text:style-name="P3"/>
      <text:p text:style-name="P3">Хлоп-хлоп-хлоп…</text:p>
      <text:p text:style-name="P3"><text:soft-page-break/>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16"><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2">месяц</text:span></text:span><text:span text:style-name="Default_20_Paragraph_20_Font"><text:span text:style-name="T1"> совместного похода к Дрогонштерну…</text:span></text:span></text:p>
      <text:p text:style-name="P3">Хлопхлопхлоп…</text:p>
      <text:p text:style-name="P16"><text:span text:style-name="Default_20_Paragraph_20_Font"><text:span text:style-name="T1">И тогда, в один прекрасный день (точнее, это была ночь, ты это помнишь как сейчас — вы сидели на крыше только что смастерённого </text:span></text:span><text:span text:style-name="Default_20_Paragraph_20_Font"><text:span text:style-name="T2">вами вместе</text:span></text:span><text:span text:style-name="Default_20_Paragraph_20_Font"><text:span text:style-name="T1"> 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text:soft-page-break/>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к вечеру.</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text:soft-page-break/>-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16"><text:span text:style-name="Default_20_Paragraph_20_Font"><text:span text:style-name="T1">- </text:span></text:span><text:span text:style-name="Default_20_Paragraph_20_Font"><text:span text:style-name="T2">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приёмной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text:soft-page-break/>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p text:style-name="P2">~~~Десять лет от основания Эквестрии~~~</text:p>
      <text:p text:style-name="P2"/>
      <text:p text:style-name="P3">-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text:soft-page-break/>Я оглядываюсь через плечо. Гребень мрачной скалы в форме дракона бросает тень на строительную площадку. Я хотел перенести замок подальше от скалы, но Селестия м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ят мои разные крылья.</text:p>
      <text:p text:style-name="P3">- Но… Как же…</text:p>
      <text:p text:style-name="P3">- Извини, <text:s/>- мягко останавливает Джет. - Мы же друзья, Хуман. За эт 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text:soft-page-break/>-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всё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text:soft-page-break/>-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П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по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text:soft-page-break/>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text:soft-page-break/>-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твоя сестра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text:soft-page-break/>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3">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чурные держаки для факелов, выступающие из стен…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3">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 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text:soft-page-break/>-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а ей за выбор, - серьёзно кивает Луна.</text:p>
      <text:p text:style-name="P3"/>
      <text:p text:style-name="P3">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text:soft-page-break/>-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text:soft-page-break/>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их верхушек сосен.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text:soft-page-break/>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пробки от «Бакарди чёрного»!</text:p>
      <text:p text:style-name="P3">- Кончай паясничать, Дискорд! У нас мало времени! - морщится крупный аликорн и опускает забрало.</text:p>
      <text:p text:style-name="P3"><text:soft-page-break/>Розовые локоны вырываются на свободу пышным ореолом. Я с удивлением узнаю в аликорне молодую версию Селестии.</text:p>
      <text:p text:style-name="P3">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опускает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пони 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16"><text:span text:style-name="Default_20_Paragraph_20_Font"><text:span text:style-name="T1">Из тучи над замком опускается нечто вроде огромного </text:span></text:span><text:span text:style-name="Default_20_Paragraph_20_Font"><text:span text:style-name="T2">морского конька с перепончатыми крыльями вместо плавников.</text:span></text:span></text:p>
      <text:p text:style-name="P16"><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text:span></text:span><text:span text:style-name="Default_20_Paragraph_20_Font"><text:span text:style-name="T1">ая</text:span></text:span><text:span text:style-name="Default_20_Paragraph_20_Font"><text:span text:style-name="T1"> башня медленно оседает, открывая взору гигантскую статую сидящего аликорна, глаза которого и испускают алые лучи. Каменный аликорн поднимает взор на &lt;</text:span></text:span><text:span text:style-name="Default_20_Paragraph_20_Font"><text:span text:style-name="T2">морского конька</text:span></text:span><text:span text:style-name="Default_20_Paragraph_20_Font"><text:span text:style-name="T1">&gt;. Алые лучи скрещиваются с фиолетовыми.</text:span></text:span></text:p>
      <text:p text:style-name="P3"/>
      <text:p text:style-name="P3"><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оберегай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месте ж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3">- Учти, дракен. Если попробуешь обмануть и заведёшь Селестию не туда… Мы найдём тебя, где бы ты ни спрятался.</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text:soft-page-break/>-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а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16"><text:span text:style-name="Default_20_Paragraph_20_Font"><text:span text:style-name="T1">- Сего типа в результате общения с одним демиургом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нам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не были воинственной расой. Уже многие тысячи лет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text:p>
      <text:p text:style-name="P3">Луна гневно фыркает.</text:p>
      <text:p text:style-name="P3">- Но всё это возможно только если задаться целью вернуться домой для отмщен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
      <text:p text:style-name="P3">- Она так и сказала?</text:p>
      <text:p text:style-name="P3">- Ещё и топнула копытом так, что высекла искру из камня.</text:p>
      <text:p text:style-name="P3"/>
      <text:p text:style-name="P1">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text:soft-page-break/>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16"><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месяца…</text:p>
      <text:p text:style-name="P3">- Корморан, ответьте, вызывает Андориан… Корморан, вас слышу! Слышу вас!!! Андориан на связи!</text:p>
      <text:p text:style-name="P3">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text:soft-page-break/>-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16"><text:span text:style-name="Default_20_Paragraph_20_Font"><text:span text:style-name="T1">- … шшш… три башни из пяти. Держимся за счёт автоматических турелей и автономных силовых костюмов, - ожил переключённый на аварийное питание передатчик. - Они наступают волнами, раз в пять-</text:span></text:span><text:span text:style-name="Default_20_Paragraph_20_Font"><text:span text:style-name="T1">семь часов. По нашим оценкам, в Нейвилле проживало до пятидесяти тысяч. </text:span></text:span><text:span text:style-name="Default_20_Paragraph_20_Font"><text:span text:style-name="T2">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боеприпасы.</text:span></text:span></text:p>
      <text:p text:style-name="P3">- Постой, Корморан, - я пытаюсь собраться с мыслями. - Что значит, «автономные силовые костюмы»?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16"><text:span text:style-name="Default_20_Paragraph_20_Font"><text:span text:style-name="T1">- Я же объясняю, они проникают внутрь. Достаточно </text:span></text:span><text:span text:style-name="Default_20_Paragraph_20_Font"><text:span text:style-name="T2">прикосновения на три-четыре секунды</text:span></text:span><text:span text:style-name="Default_20_Paragraph_20_Font"><text:span text:style-name="T1">, и виндиго захватывают разум. Мы это поняли только после того, как три башни крепости оказались захвачены. Их защитники теперь воюют против нас, как и население города.</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Я бегу к выходу из убежища, на ходу активировав силовые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text:soft-page-break/>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перешло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ам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text:soft-page-break/>- Они обнимали нас. Одна виндиго отбивает удар копьём, а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сильнейших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 чужды все отношения третьего типа - дружба, самопожертвование и преданность. Но даже с такой слабой магией наш резонатор творит чудеса, 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text:soft-page-break/>-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в магическом захвате!</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text:soft-page-break/>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16"><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text:soft-page-break/>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6">-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16"><text:span text:style-name="Default_20_Paragraph_20_Font"><text:span text:style-name="T4">-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6">На глобусе Орунгуна освобождённые территории подсвечивались золотым, оккупированные — бирюзовым. Бирюза всё занимала ещё четверть Великого континента и весь Малый, в то время как ещё три года назад у нас оставалось не более половины великого.</text:p>
      <text:p text:style-name="P16"><text:span text:style-name="Default_20_Paragraph_20_Font"><text:span text:style-name="T4">- Также мы думали пятьдесят лет назад, когда перевели промышленность на военные рельсы и сформировали регулярную армию. И двадцать лет назад, когда появились первые охранные турели. И десять лет назад, когда разработали автономные силовые костюмы. Но против наших армий вышла ледяная армада. На охранные турели они ответили тактикой роя и лучёмётами. А наши воины в силовой броне стали переходить на сторону виндов после обращения.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6">- Но ведь если мы победим, в проекте вообще не будет смысла! - воскликнул Майлд Брэйн. - Зачем отвлекать ресурсы на очкариков!</text:p>
      <text:p text:style-name="P16"><text:soft-page-break/><text:span text:style-name="Default_20_Paragraph_20_Font"><text:span text:style-name="T4">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16"><text:span text:style-name="Default_20_Paragraph_20_Font"><text:span text:style-name="T4">Королева долго смотрела на медленно вращающуюся голограмму, прежде чем ответить. Казалось, её совсем не задевает грубость Майлда.</text:span></text:span></text:p>
      <text:p text:style-name="P16"><text:span text:style-name="Default_20_Paragraph_20_Font"><text:span text:style-name="T4">- В проекте есть смысл, даже если мы победим. В нем был бы смысл даже если 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 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два из них полностью опустели. </text:span></text:span><text:span text:style-name="Default_20_Paragraph_20_Font"><text:span text:style-name="T4">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16"><text:span text:style-name="Default_20_Paragraph_20_Font"><text:span text:style-name="T4">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16"><text:span text:style-name="Default_20_Paragraph_20_Font"><text:span text:style-name="T4">- Я помню времена, когда магии 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16"><text:span text:style-name="Default_20_Paragraph_20_Font"><text:span text:style-name="T4">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8">…</text:p>
      <text:p text:style-name="P3"><text:soft-page-break/>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доспехи с лежащих без сознания солдат. Почти сформированная фаланга автодоспехов стоит тут же.</text:p>
      <text:p text:style-name="P3">Я расправляю крылья. Необходимо срочно найти Луну. Наступило время последнего приказа королевы Лорен.</text:p>
      <text:p text:style-name="P5">(уменьшить позор «бегства» Сел и Луны, подчеркнуть их героизм)</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и Элементы активируют щит. Я сама программировала их подобное поведение.</text:p>
      <text:p text:style-name="P3">Луна активировать Элементы не могла.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text:soft-page-break/>- Теперь я почти уверена, что видела у сестры узкие зрачки, когда она открыла глаза в хранилище! Они быстро восстановились,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Ледяная война продолжится тут и закончится так же печально, только длится будет не двести лет, а несколько месяцев.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text:soft-page-break/>-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text:soft-page-break/>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3">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 и 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text:soft-page-break/>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text:soft-page-break/>-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text:p>
      <text:p text:style-name="P3">Селестия встаёт и потягивается, сначала на переднюю пару ног, потом на заднюю. Я, не удержавшись, вытираю салфеткой и её.</text:p>
      <text:p text:style-name="P3">-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text:soft-page-break/>Селестия молча бросает кубики льда в коктейль вместе с листочком мяты и левитирует мне бокал. Я 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И тебе с этим жить, Хуман.</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text:soft-page-break/>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5"><text:soft-page-break/>…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В этом-то и проблема.</text:p>
      <text:p text:style-name="P5"/>
      <text:p text:style-name="P5">…</text:p>
      <text:p text:style-name="P5">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Вручая королевские награды победителям праздничных состязаний, я услышал негромкий оклик со спины.</text:p>
      <text:p text:style-name="P5"/>
      <text:p text:style-name="P5">- Хуман?</text:p>
      <text:p text:style-name="P5"/>
      <text:p text:style-name="P5">За спиной стояла Джет. Взглянув на неё, я остолбенел.</text:p>
      <text:p text:style-name="P5">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И только сейчас, глядя на пожилую седогривую пони, я осознал, сколько времени прошло. И понял, что я неподвластен времени.</text:p>
      <text:p text:style-name="P5">И хотя пегаска восприняла как должное мою нетронутую временем молодость, после посиделок с ней я сразу же помчался к Платине.&lt;добавить Дейдру Пай и других&gt;</text:p>
      <text:p text:style-name="P5">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text:soft-page-break/>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 То есть, как откуда взялась? Ты хочешь сказать, что она не моя, данная мне при рождении?</text:p>
      <text:p text:style-name="P5">-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text:p>
      <text:p text:style-name="P5"/>
      <text:p text:style-name="P5">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text:p>
      <text:p text:style-name="P5"/>
      <text:p text:style-name="P5">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5"/>
      <text:p text:style-name="P5">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Впрочем, я по-прежнему строго блюду последний барьер, отделяющий меня от форменного конеёбства. Нет, сексом мы с Сел занимаемся уже давно, лет тридцать.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
      <text:p text:style-name="P5">…</text:p>
      <text:p text:style-name="P5"/>
      <text:p text:style-name="P5">В узком окне башни показывается шпиль городской ратуши. Я гляжу мимоходом на башенные часы.</text:p>
      <text:p text:style-name="P5">Проклятье! Без пяти два! Надо ускориться!</text:p>
      <text:p text:style-name="P5"/>
      <text:p text:style-name="P9">Сворачиваю с винтовой лестницы в боковой проём открытой галереи.</text:p>
      <text:p text:style-name="P5"/>
      <text:p text:style-name="P5">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text:soft-page-break/>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5"/>
      <text:p text:style-name="P9">Быстрым бегом достигаю середины мостика, одновременно доставая моток верёвки из-за пазухи.</text:p>
      <text:p text:style-name="P5"/>
      <text:p text:style-name="P5">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5"/>
      <text:p text:style-name="P5">… Легче всего было с многоуровневой паутиной узких мостиков, протянутых между башнями. Вот для чего, чтобы спуститься с двенадцатого уровня башни Луны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
      <text:p text:style-name="P9">Перекидываю верёвку через поручень, крепко хватаю оба конца и перешагиваю через ограждение.</text:p>
      <text:p text:style-name="P5"/>
      <text:p text:style-name="P5">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5"/>
      <text:p text:style-name="P16"><text:span text:style-name="Default_20_Paragraph_20_Font"><text:span text:style-name="T6">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9"/>
      <text:p text:style-name="P5">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5"/>
      <text:p text:style-name="P5">…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5"/>
      <text:p text:style-name="P5">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text:soft-page-break/>отчёт, что ты приготовил, Хуман. Он лежит в Нашей башне… Нет, охранный талисман не пропустит никого, кроме члена королевской семьи… Нет, Мы не можем оставить Сестру…”.</text:p>
      <text:p text:style-name="P5"/>
      <text:p text:style-name="P5">И вот ты несёшься вниз с отчётом под мышкой, стараясь успеть к приёму…</text:p>
      <text:p text:style-name="P5"/>
      <text:p text:style-name="P9">КРАК!!!<text:line-break/>… Бля…</text:p>
      <text:p text:style-name="P9"/>
      <text:p text:style-name="P16"><text:span text:style-name="Default_20_Paragraph_20_Font"><text:span text:style-name="T2">Обидно даже не то, что рукав дорогущего костюма разошёлся в подмышке во время очередного дюльфера</text:span></text:span><text:span text:style-name="Footnote_20_Reference"><text:span text:style-name="T17"><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2">.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
      <text:p text:style-name="P5">Ну уж нет! Я не для того корпел над этой проклятой бумажкой до позеленения, чтоб так просто сдаться!</text:p>
      <text:p text:style-name="P5"/>
      <text:p text:style-name="P5">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Просто шикарно! Заявиться на приём торговой миссии грифонов с поджареными яйцами – это по-нашему!</text:p>
      <text:p text:style-name="P5">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5"/>
      <text:p text:style-name="P5">- Как они там, Блэйк? - указываю глазами на лестницу в центральный холл.</text:p>
      <text:p text:style-name="P5">- Зашли пятнадцать минут назад, - отвечает солнечный страж, косясь на мои ошмётки одежды.</text:p>
      <text:p text:style-name="P5"/>
      <text:p text:style-name="P5">Чертыхаясь, несусь к неприметной дверце в цоколе дворца. Через пару минут, вываливаюсь из подсобки у тронного зала в ореоле веников и швабр.</text:p>
      <text:p text:style-name="P5">Церемонимейстер, завидев меня, подпрыгивает от нетерпения:</text:p>
      <text:p text:style-name="P5"/>
      <text:p text:style-name="P5">- Поторопись, мой принц! Доттид Карв задержал делегацию в Розовом зале, но грифоны уже пять минут проявляют признаки нетерпения!</text:p>
      <text:p text:style-name="P5"/>
      <text:p text:style-name="P5">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5"/>
      <text:p text:style-name="P5"><text:soft-page-break/>…</text:p>
      <text:p text:style-name="P5"/>
      <text:p text:style-name="P5">Две аликорницы недвижимо смотрят на меня с высоты трона в центре зала.</text:p>
      <text:p text:style-name="P5"/>
      <text:p text:style-name="P5">- Хуман, с тобой всё в порядке? - первой нарушает молчание Селестия. - Твой костюм…</text:p>
      <text:p text:style-name="P5">-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5"/>
      <text:p text:style-name="P5">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5"/>
      <text:p text:style-name="P5">Гомон за дверью усиливается. Раздаются три удара древком алебарды в пол. Двери распахиваются.</text:p>
      <text:p text:style-name="P5">-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5"/>
      <text:p text:style-name="P5">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5"/>
      <text:p text:style-name="P5">-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5"/>
      <text:p text:style-name="P5">- Королевство Грифонов… рассчитывает… заключить торговое соглашение…</text:p>
      <text:p text:style-name="P5"/>
      <text:p text:style-name="P5">Грифон кидает взгляд на трон и, сверкнув красным глазом сквозь монокль, продолжает.</text:p>
      <text:p text:style-name="P5">-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5"><text:soft-page-break/></text:p>
      <text:p text:style-name="P5">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
      <text:p text:style-name="P5">-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
      <text:p text:style-name="P5">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
      <text:p text:style-name="P5">- Мы не могли бы остаться наедине, без этих… лишних ушей?</text:p>
      <text:p text:style-name="P5"/>
      <text:p text:style-name="P5">Селестия хмурится, но кивает. Стража и советник оставляют зал.</text:p>
      <text:p text:style-name="P5">- А обезьяна? - грифон кивает на меня.</text:p>
      <text:p text:style-name="P5"/>
      <text:p text:style-name="P5">Во вгляде белоснежной аликорницы появляется лёд.</text:p>
      <text:p text:style-name="P5">- Не смейте оскорблять принца Эквестрии, Горг! Человек останется с нами!</text:p>
      <text:p text:style-name="P5"/>
      <text:p text:style-name="P5">Железный клюв пернатой скотины чуть приоткрывается в насмешливом клёкоте.</text:p>
      <text:p text:style-name="P5"/>
      <text:p text:style-name="P5">-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5"/>
      <text:p text:style-name="P5">Гадёныш снова склоняет голову перед аликорницей, совершенно игнорируя меня.</text:p>
      <text:p text:style-name="P5">Мне хочется бросить в этого мудака горшок с петуниями. Селестия, словно догадываясь, успокаивающе оглаживает меня тыльной стороной крыла.</text:p>
      <text:p text:style-name="P5"/>
      <text:p text:style-name="P5">- Нравится вам это, или нет, премьер-министр, Хуман – такой же полноправный член королевской семьи, как и я, и моя сестра. - Сел указывает крылом на Луну. - Так что или разговор состоится в присутствии Хумана, или не состоится вообще.</text:p>
      <text:p text:style-name="P5">-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5"><text:soft-page-break/></text:p>
      <text:p text:style-name="P5">Я с удивлением смотрю на синюю аликорницу. Чего-чего, а помощи с этой стороны ты не ожидал, Хуман!</text:p>
      <text:p text:style-name="P5"/>
      <text:p text:style-name="P5">-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5"/>
      <text:p text:style-name="P5">Я с удовольствием наблюдаю, как кожа вокруг глаз грифона приобретает красивый фиолетовый оттенок.</text:p>
      <text:p text:style-name="P5"/>
      <text:p text:style-name="P5">- Но довольно этой светской болтовни! - разряжает обстановку Сел. - Ты, кажется, хотел нам что-то рассказать, Горг?</text:p>
      <text:p text:style-name="P5"/>
      <text:p text:style-name="P5">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
      <text:p text:style-name="P5">-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5"/>
      <text:p text:style-name="P5">Горг закашлялся в смехе.</text:p>
      <text:p text:style-name="P5"/>
      <text:p text:style-name="P5">- В общем, светлейшие, подытоживая: вы в крутом пике…</text:p>
      <text:p text:style-name="P5"/>
      <text:p text:style-name="P5">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text:soft-page-break/></text:p>
      <text:p text:style-name="P5">Зрачки грифона скачут от Селестии к Луне и обратно. Наконец он замечает моё замешательство и насмешливо клокочет.</text:p>
      <text:p text:style-name="P5"/>
      <text:p text:style-name="P5">- Теперь выслушайте наше предложение.</text:p>
      <text:p text:style-name="P5"/>
      <text:p text:style-name="P5">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
      <text:p text:style-name="P5">-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 Драконы… Мы имеем некоторые дипломатические сложности с драконами… А также с минотаврами… И с зебрами… И с…</text:p>
      <text:p text:style-name="P5"/>
      <text:p text:style-name="P5">- Мы знаем, с кем у вас возникли затруднения, - подаёт голос Селестия. - Проще сказать, с кем у вас их НЕ возникло. С Эквестрией. Всё.</text:p>
      <text:p text:style-name="P5"/>
      <text:p text:style-name="P5">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
      <text:p text:style-name="P5">-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
      <text:p text:style-name="P5">Молчание аликорниц только подчёркивает хриплое дыхание посла.</text:p>
      <text:p text:style-name="P5"/>
      <text:p text:style-name="P5">- В ответ на наше щедрое предлод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
      <text:p text:style-name="P5">- СОРОК!</text:p>
      <text:p text:style-name="P5"/>
      <text:p text:style-name="P5">- Что? - птичьи глаза Горга быстро-быстро моргают, выдавая крайнюю степень растерянности их обладателя.</text:p>
      <text:p text:style-name="P5"><text:soft-page-break/></text:p>
      <text:p text:style-name="P5">- Сорок процентов! За сорок лет! - стальным голосом Селестии можно валить лес.</text:p>
      <text:p text:style-name="P5"/>
      <text:p text:style-name="P5">Грифон поперхается, но быстро оправляется.</text:p>
      <text:p text:style-name="P5"/>
      <text:p text:style-name="P5">- Да вы рехнулись, светлейшие!!! - вопит он , картинно прикрыв глаза крылом.</text:p>
      <text:p text:style-name="P5"/>
      <text:p text:style-name="P5">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
      <text:p text:style-name="P5">-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
      <text:p text:style-name="P5">-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
      <text:p text:style-name="P5">-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 Тридцать пять процентов! За тридцать пять лет! Не морочь мне голову – сто шестьдесят вагонеток в Крогхарте добывалось двести лет назад! Сейчас и сто – за счастье.</text:p>
      <text:p text:style-name="P5">- Светлейшие, мне отрубят голову по возвращению! Семь процентов! За семь лет!</text:p>
      <text:p text:style-name="P5">-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 Тридцать миллионов золотом, - еле слышно бурчит грифон. Я ощущаю на себе его яростный взгляд через крыло.</text:p>
      <text:p text:style-name="P5"><text:soft-page-break/>-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Из-под крыла доносится только скрежет металлического клюва.</text:p>
      <text:p text:style-name="P5"/>
      <text:p text:style-name="P5">-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5"/>
      <text:p text:style-name="P5">Я провожу процессию до выхода из тронного зала. Замешкавшись в дверях, железноклювый грифон неожиданно подмигивает мне.</text:p>
      <text:p text:style-name="P5">Я непонимающе смотрю ему вслед.</text:p>
      <text:p text:style-name="P5">-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5"/>
      <text:p text:style-name="P5">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
      <text:p text:style-name="P5">- Каруна, - кивает мне грифониха. - Очень приятно видеть вас вместе. Вы просто созданы друг для друга.</text:p>
      <text:p text:style-name="P5"/>
      <text:p text:style-name="P5">Я молча прикрываю за ней дверь и возвращаюсь к своим.</text:p>
      <text:p text:style-name="P5"/>
      <text:p text:style-name="P5">- Горг извинился перед тобой за своё поведение? - спрашивает Селестия.</text:p>
      <text:p text:style-name="P5">- Нет. Извинилась его… ммм… сопровождающая.</text:p>
      <text:p text:style-name="P5">-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text:soft-page-break/>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5"/>
      <text:p text:style-name="P5">Я философски пожимаю плечами.</text:p>
      <text:p text:style-name="P5">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
      <text:p text:style-name="P5">- Пять битов! - поворачивается к Луне Селестия.</text:p>
      <text:p text:style-name="P5">Та молча достаёт монетку из шкафчика за троном и кладёт в протянутое копыто.</text:p>
      <text:p text:style-name="P5"/>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text:soft-page-break/>-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text:soft-page-break/>-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text:soft-page-break/></text:p>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text:soft-page-break/>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на магию. Мы купались в ней и впитывали её 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создания архитектурных шедевров и не до внутреннего развития,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text:soft-page-break/>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Они подёргиваются с тихим жужжанием и потрескиванием, подобно раздавленному насекомому. Аликорница копытом открывает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text:soft-page-break/>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Я поднимаю взгляд.</text:p>
      <text:p text:style-name="P3">Над нами нависает 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ая громада гранд-флаера.</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text:soft-page-break/>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полчаса мы покинем этот…</text:p>
      <text:p text:style-name="P3"/>
      <text:p text:style-name="P3">Мы уже летим между двумя остовами башень, когда я замечаю блеск нитей в солнечных лучах. Гигантская прозрачная решётка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Сеть распрямляется и отбрасывает нас назад. Подобно подбитой птице, аликорница неровно планирует к подножию башни, широко расставив крылья.</text:p>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text:soft-page-break/>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скорее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провал от вывалившегося у самого фундамента камня. Писк как будто резонирует с темнотой внутри, он множится и усиливается. Внезапно ему отвечают дальние башни замка таким же писком.</text:p>
      <text:p text:style-name="P3">И темнота просыпается!</text:p>
      <text:p text:style-name="P3">Я вижу, как во тьме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мало 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гранд-флаера,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text:soft-page-break/>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себя,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коктейлям с тоником.</text:p>
      <text:p text:style-name="P3"><text:soft-page-break/>-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Мы равняемся с отломанным рогом центральной статуи. Оглянувшись, я вижу, как рассохшаяся дверь башни отворяется и наружу один за другим выходят виндиго.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упрашивает Селестия. - Мне не дадут уйти. Пока я буду выстраивать заклинание, я беззащитна. 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Хай Глори разверзается и наш старый знакомый — Принцип-2 — встаёт прямо под брюхом аликорна, пронзая его металличес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Сначала мне кажется, что под панцирем Хай Глори тоже ничего нет — я не вижу плоти на месте оторванной пластины.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Бронепластины покрываются новыми вмятинами. Голубые искры рассыпаются из повреждённых внутренностей. Во льду остаётся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text:soft-page-break/></text:p>
      <text:p text:style-name="P3">- Ты знаешь, куда лететь, Сел?</text:p>
      <text:p text:style-name="P3">-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передрягу. Думаю, ты простишь мне эту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рывается, являя миру растрескавшийся череп с горящими зелёными глазами. Узкие зрачки направлены на нас и излучают неутолимую ярость.</text:p>
      <text:p text:style-name="P3"/>
      <text:p text:style-name="P3">- ПРОТОКОЛ «СИЯНИЕ» К ИСПОЛНЕНИЮ! <text:s/>- громоподобно командует Селестия. 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text:soft-page-break/>Через несколько секунд из облака на землю проливается дождь из помятых бронепластин, оторваных конечностей и сервоприводов.</text:p>
      <text:p text:style-name="P3"/>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е Хай Глори?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Последний раз легата Эйронсмайла 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
      <text:p text:style-name="P16"><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дженные из которых взаимосвязаны между собой. В «ведущих» мирах происходят события, </text:span></text:span><text:span text:style-name="Default_20_Paragraph_20_Font"><text:span text:style-name="T1">которые потом по цепочке повторяются в зависимых мирах с поправкой на различия миров.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за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ко мне, что хочешь, не теряя слов, заняться делом, - продолжаю я язвительный монолог, - если бы не чавканье.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16"><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2">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обра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 Хуман, помоги! Мне самой не закрыть замок, – <text:s/>отчаянно шепчет аликорница, тщётно пытаясь охватить зубами раскрытую защёлку.</text:p>
      <text:p text:style-name="P27"><text:soft-page-break/>Я дёргаю замок.</text:p>
      <text:p text:style-name="P27">– Как ты его раскрыла зубами-то? Я двумя руками закрыть не могу! Кажись, этот доспех узковат для твоей жопы!</text:p>
      <text:p text:style-name="P27">– Я помогу! – <text:s/>Селестия изгибает шею и зубами сжимает защёлку.</text:p>
      <text:p text:style-name="P27"/>
      <text:p text:style-name="P27">ШЛОП!</text:p>
      <text:p text:style-name="P27"/>
      <text:p text:style-name="P27">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карго-штаны от сахарной пудры!</text:p>
      <text:p text:style-name="P3"/>
      <text:p text:style-name="P3">-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text:soft-page-break/>-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16"><text:span text:style-name="Default_20_Paragraph_20_Font"><text:span text:style-name="T1">Аликорница облизывает карамельную тросточку. Я склоняюсь над «</text:span></text:span><text:span text:style-name="Default_20_Paragraph_20_Font"><text:span text:style-name="T15">Pnakotic</text:span></text:span><text:span text:style-name="Default_20_Paragraph_20_Font"><text:span text:style-name="T3"> </text:span></text:span><text:span text:style-name="Default_20_Paragraph_20_Font"><text:span text:style-name="T15">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p text:style-name="P2">~~~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и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text:soft-page-break/>Я мановением пальца подзываю жеребёнка к паланкину и покупаю газету. Задвинув занавеску, бегло пробегаюсь по заголовкам.</text:p>
      <text:p text:style-name="P3"/>
      <text:p text:style-name="P3">«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text:soft-page-break/>- Какой ещё, к дьяволу, пропуск? Ты не узнаёшь своего принца?</text:p>
      <text:p text:style-name="P3">-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text:soft-page-break/>обмыть встречу. А он оборачивается и как видит меня — вытаскивает дагу и приставляет к горлу. «Ещё 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text:soft-page-break/>опасно для твоего же государства. Впрочем, поступай, как знаешь. Хуман доставит тебе последние 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то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Тебе просто некуда воззвращаться —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text:soft-page-break/>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text:soft-page-break/>- Вау! Круто! Это из подвалов Грифонстоуна? Сдай поставщика. Надо бы и себе прикупить пару бутылочек, - я залпом допиваю остаток.</text:p>
      <text:p text:style-name="P3"/>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дюжины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да.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text:soft-page-break/>-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16"><text:span text:style-name="Default_20_Paragraph_20_Font"><text:span text:style-name="T1">«</text:span></text:span><text:span text:style-name="Default_20_Paragraph_20_Font"><text:span text:style-name="T4">…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16"><text:span text:style-name="Default_20_Paragraph_20_Font"><text:span text:style-name="T4">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ли,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text:soft-page-break/>-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text:soft-page-break/></text:p>
      <text:p text:style-name="P3">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16"><text:span text:style-name="Default_20_Paragraph_20_Font"><text:span text:style-name="T2">&lt;Четверка пегасов школы вондерболтов устраивает шоу&gt;</text:span></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text:soft-page-break/>- Эй, откуда ты знаешь? Сел никому не говорила о своём отъезде, - вспоминаю содержимое записки я.</text:p>
      <text:p text:style-name="P3"/>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16"><text:soft-page-break/><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2">Айрон </text:span></text:span><text:span text:style-name="Default_20_Paragraph_20_Font"><text:span text:style-name="T1">Скрэтч собирается выступить с 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text:soft-page-break/>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text:soft-page-break/></text:p>
      <text:p text:style-name="P3">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у Фэнси Ширтсу и модельной внешности единорожице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 -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один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тридцать,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ом должно служить и поклоняться, но любить — никогда! И только ты был на короткой <text:soft-page-break/>ноге и с Нами, и с Нашей сестрой. И… ты Нам нравился, Хуман, н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н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16"><text:span text:style-name="Default_20_Paragraph_20_Font"><text:span text:style-name="T1">- Будь снисходителен! Мы… Я разговаривала на преторианском слэнге </text:span></text:span><text:span text:style-name="Default_20_Paragraph_20_Font"><text:span text:style-name="T2">полторы тысячи</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И н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ь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А я - первым, родившимся во время войны. Я никогда не знала мира.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Мунстоне, в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16"><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в течении следующих </text:span></text:span><text:span text:style-name="Default_20_Paragraph_20_Font"><text:span text:style-name="T2">десяти</text:span></text:span><text:span text:style-name="Default_20_Paragraph_20_Font"><text:span text:style-name="T1"> лет.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16"><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16"><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16"><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16"><text:span text:style-name="Default_20_Paragraph_20_Font"><text:span text:style-name="T1">- Последнее Прибежище. После прорыва охранного периметра,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сквагги.</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хотела проконтролировать завершение «Громовержца», и привести его к нам.</text:p>
      <text:p text:style-name="P3">Последняя радиограмма от неё сообщала, что «Громовержец» с последними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п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я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а,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16"><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3">- Ну привет, что ли, жёнушка. Давно не виделись. Говорят, целых две недели, - пытаюсь язвить я.</text:p>
      <text:p text:style-name="P3">Мне неприятен подобный приём и непонятно, как себя вести.</text:p>
      <text:p text:style-name="P3"><text:soft-page-break/></text:p>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моей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16"><text:span text:style-name="Default_20_Paragraph_20_Font"><text:span text:style-name="T1">- </text:span></text:span><text:span text:style-name="Default_20_Paragraph_20_Font"><text:span text:style-name="T1">В Орунгуне я</text:span></text:span><text:span text:style-name="Default_20_Paragraph_20_Font"><text:span text:style-name="T1">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text:span></text:span><text:span text:style-name="Default_20_Paragraph_20_Font"><text:span text:style-name="T2">Ледяной</text:span></text:span><text:span text:style-name="Default_20_Paragraph_20_Font"><text:span text:style-name="T1"> войне.</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23">&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ила!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3">-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 Назад </text:p>
      <text:p text:style-name="P16"/>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 в дверях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с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м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3">- Хм. Ты прав. Мой супруг достоин наилучших слуг, - задумывается Найтмэр. - Хорошо, м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нами, Хуман. Мы хотим, чтобы ты видел, как погаснет последняя искра сопротивления на пути воцарения вечной Зимы и вечной Ночи!</text:p>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text:soft-page-break/>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н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нами!</text:p>
      <text:p text:style-name="P3">Закованая в доспехи белая фигура молча смотрит на Найтмэр. Та тяжко вздыхает.</text:p>
      <text:p text:style-name="P3">- Глупо. Ты не оставляешь Нам выхода.</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text:soft-page-break/>-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23">ОБМА-</text:span>А<text:span text:style-name="T23">-</text:span>А-<text:span text:style-name="T23">Н</text:span>!!!</text:p>
      <text:p text:style-name="P3"/>
      <text:p text:style-name="P3">Ударом копыта Найтмэр отбрасывает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text:soft-page-break/>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24"><text:soft-page-break/>-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text:soft-page-break/>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18">На последних ярдах к защитному </text:span>э<text:span text:style-name="T18">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text:soft-page-break/>-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23"><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Зрачки Луны становятся узкими как у змеи. Рот искривляется в хищном оскале.</text:p>
      <text:p text:style-name="P3"/>
      <text:p text:style-name="P3">- Сел!!!</text:p>
      <text:p text:style-name="P3"><text:soft-page-break/>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23">-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23">&lt;<text:span text:style-name="T2">Сел Элементами уничтожает всех холодняков/виндиго за пределами щита</text:span>&gt;</text:p>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
      <text:p text:style-name="P3">- Мне очень жаль, что пришлось так поступить, - шепчет Селестия.</text:p>
      <text:p text:style-name="P3"><text:soft-page-break/>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18">проклятие</text:span> «Каменный лёд». Я изобрела его для <text:span text:style-name="T18">побед</text:span>ы над Дискордом.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18">Если я не ошиблась в природе </text:span>э<text:span text:style-name="T18">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text:soft-page-break/>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я знаю, ты справишься. Не буду просить тебя не грустить обо мне — будучи правителем Эквестрии, тебе будет просто некогда. Удачи.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С экрана на меня смотрит Селестия.</text:p>
      <text:p text:style-name="P3"/>
      <text:p text:style-name="P3"><text:soft-page-break/>-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прощай!</text:p>
      <text:p text:style-name="P3"/>
      <text:p text:style-name="P23">&lt;<text:span text:style-name="T2">всё время войны сестёр была ночь</text:span>&gt;</text:p>
      <text:p text:style-name="P16"><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16"><text:span text:style-name="Default_20_Paragraph_20_Font"><text:span text:style-name="T1"/></text:span></text:p>
      <text:p text:style-name="P15"><text:span text:style-name="Default_20_Paragraph_20_Font"><text:span text:style-name="T23">~~~ </text:span></text:span><text:span text:style-name="Default_20_Paragraph_20_Font"><text:span text:style-name="T1">Интермедия </text:span></text:span><text:span text:style-name="Default_20_Paragraph_20_Font"><text:span text:style-name="T23">~~~ </text:span></text:span></text:p>
      <text:p text:style-name="P15"><text:span text:style-name="Default_20_Paragraph_20_Font"><text:span text:style-name="T23"/></text:span></text:p>
      <text:p text:style-name="P16"><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16"><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Намерение меняет реальность… В другом месте, в другое время...».</text:span></text:span></text:p>
      <text:p text:style-name="P16"><text:span text:style-name="Default_20_Paragraph_20_Font"><text:span text:style-name="T1"/></text:span></text:p>
      <text:h text:style-name="P32" text:outline-level="1"><text:span text:style-name="Default_20_Paragraph_20_Font"><text:span text:style-name="T1"/></text:span></text:h>
      <text:p text:style-name="P16"><text:span text:style-name="Default_20_Paragraph_20_Font"><text:span text:style-name="T1"/></text:span></text:p>
      <text:p text:style-name="P2"><text:soft-page-break/></text:p>
      <text:p text:style-name="P2"/>
      <text:p text:style-name="P2">~~~5000 лет от основания Эквестрии~~~</text:p>
      <text:p text:style-name="P2"/>
      <text:p text:style-name="P3"/>
      <text:p text:style-name="P16"><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text:span></text:span><text:span text:style-name="Default_20_Paragraph_20_Font"><text:span text:style-name="T2">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text:span></text:span><text:span text:style-name="Default_20_Paragraph_20_Font"><text:span text:style-name="T2">— в Эквестрии он убирает Сел, а из мира Земли его забирает Дискорд (начало Обмена) — 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ереносит Хумана в Эквестрию (бывшую ФОЕ) к каменной Сел.</text:span></text:span></text:p>
      <text:p text:style-name="P16"><text:span text:style-name="Default_20_Paragraph_20_Font"><text:span text:style-name="T2">Эпилог.)</text:span></text:span></text:p>
      <text:p text:style-name="P3"/>
      <text:p text:style-name="P3">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20"/>
      <text:p text:style-name="P16"><text:span text:style-name="Default_20_Paragraph_20_Font"><text:span text:style-name="T1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20">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6"><text:span text:style-name="Default_20_Paragraph_20_Font"><text:span text:style-name="T2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text:span></text:span><text:span text:style-name="Default_20_Paragraph_20_Font"><text:span text:style-name="T20">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5"/>
      <text:p text:style-name="P5">…</text:p>
      <text:p text:style-name="P21"/>
      <text:p text:style-name="P16"><text:span text:style-name="Default_20_Paragraph_20_Font"><text:span text:style-name="T1"/></text:span></text:p>
      <text:p text:style-name="P3"><text:soft-page-break/></text:p>
      <text:p text:style-name="P3">Эпилог</text:p>
      <text:p text:style-name="P3"/>
      <text:p text:style-name="P3"/>
      <text:p text:style-name="P3"/>
      <text:p text:style-name="P5">&lt;Когда Хуман невольно выполняет задание Сел из ФОЕ — он возвращается в свой мир — там апокалипсис тоже отменяется — он просто просыпается в своей кровати — и пишет ещё один фанфик - «Семь вечностей»&gt;</text:p>
      <text:p text:style-name="P5"/>
      <text:p text:style-name="P29"/>
      <text:p text:style-name="P6">(Хэвэн в послании Дедлайну через Крысу говорит, что прогнозирует свою смерть от него, т. к. знает его силы и, в любом случае, не собирается сражаться по-серъёзному со своим создателем, которого, вдобавок, любит.)</text:p>
      <text:p text:style-name="P16"><text:span text:style-name="Default_20_Paragraph_20_Font"><text:span text:style-name="T4">(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text:span></text:span><text:span text:style-name="Default_20_Paragraph_20_Font"><text:span text:style-name="T4">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text:span></text:span><text:span text:style-name="Default_20_Paragraph_20_Font"><text:span text:style-name="T4">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text:span></text:span><text:span text:style-name="Default_20_Paragraph_20_Font"><text:span text:style-name="T4">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text:span></text:span><text:span text:style-name="Default_20_Paragraph_20_Font"><text:span text:style-name="T4">послала Сел)</text:span></text:span><text:span text:style-name="Default_20_Paragraph_20_Font"><text:span text:style-name="T6">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text:span></text:span><text:span text:style-name="Default_20_Paragraph_20_Font"><text:span text:style-name="T6">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4">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6"><text:soft-page-break/>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3"/>
      <text:p text:style-name="P3"/>
      <text:p text:style-name="P16"><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text:span></text:span><text:span text:style-name="Default_20_Paragraph_20_Font"><text:span text:style-name="T1">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22">В последнюю секунду Хэвэн </text:span></text:span><text:span text:style-name="Default_20_Paragraph_20_Font"><text:span text:style-name="T22">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22">— тот, на седьмой волне, который избежал фолаута. Где Сел окаменела. Эпилог </text:span></text:span><text:span text:style-name="Default_20_Paragraph_20_Font"><text:span text:style-name="T1">&gt;</text:span></text:span></text:p>
      <text:p text:style-name="P3">======================================</text:p>
      <text:p text:style-name="P16"><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text:span></text:span><text:span text:style-name="Default_20_Paragraph_20_Font"><text:span text:style-name="T1">Крестоносец, так как тело её уже умерло). Фолаут-Сел благодарит Хумана и награждает его (переносит </text:span></text:span><text:span text:style-name="Default_20_Paragraph_20_Font"><text:span text:style-name="T1">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3"/>
      <text:p text:style-name="P3">===================================</text:p>
      <text:p text:style-name="P3">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3"/>
      <text:p text:style-name="P13">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6"><text:span text:style-name="Default_20_Paragraph_20_Font"><text:span text:style-name="T10">Действие начинается снова с </text:span></text:span><text:span text:style-name="Default_20_Paragraph_20_Font"><text:span text:style-name="T21">первой</text:span></text:span><text:span text:style-name="Default_20_Paragraph_20_Font"><text:span text:style-name="T10">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2">(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2"><text:soft-page-break/>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2">=============================</text:p>
      <text:p text:style-name="P3">&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3"/>
      <text:p text:style-name="P5">&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5"/>
      <text:p text:style-name="P5">&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5">=========================</text:p>
      <text:p text:style-name="P16"><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text:span></text:span><text:span text:style-name="Default_20_Paragraph_20_Font"><text:span text:style-name="T2">войне (он был первым учителем Хэвэн) и с помощью </text:span></text:span><text:span text:style-name="Default_20_Paragraph_20_Font"><text:span text:style-name="T17">Крыса сбегает из психушки. </text:span></text:span><text:span text:style-name="Default_20_Paragraph_20_Font"><text:span text:style-name="T2">Пробирается к себе в </text:span></text:span><text:span text:style-name="Default_20_Paragraph_20_Font"><text:span text:style-name="T2">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text:span></text:span><text:span text:style-name="Default_20_Paragraph_20_Font"><text:span text:style-name="T2">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5">=======================================</text:p>
      <text:p text:style-name="P16"><text:span text:style-name="Default_20_Paragraph_20_Font"><text:span text:style-name="T4">&lt;</text:span></text:span><text:span text:style-name="Default_20_Paragraph_20_Font"><text:span text:style-name="T6">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text:span></text:span><text:span text:style-name="Default_20_Paragraph_20_Font"><text:span text:style-name="T6">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4">&gt;</text:span></text:span></text:p>
      <text:p text:style-name="P9"/>
      <text:p text:style-name="P16"><text:span text:style-name="Default_20_Paragraph_20_Font"><text:span text:style-name="T4">(</text:span></text:span><text:span text:style-name="Default_20_Paragraph_20_Font"><text:span text:style-name="T6">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4">)</text:span></text:span></text:p>
      <text:p text:style-name="P16"><text:span text:style-name="Default_20_Paragraph_20_Font"><text:span text:style-name="T4">(</text:span></text:span><text:span text:style-name="Default_20_Paragraph_20_Font"><text:span text:style-name="T6">Хумана так достали домогающиеся его пони, что он очень долгое время держит Сел на расстоянии. И только потом, когда он, наконец, однимает ее, случается непоправимое — она каменеет</text:span></text:span><text:span text:style-name="Default_20_Paragraph_20_Font"><text:span text:style-name="T4">)</text:span></text:span></text:p>
      <text:p text:style-name="P6"><text:soft-page-break/></text:p>
      <text:p text:style-name="P30"/>
      <text:p text:style-name="P6"/>
      <text:p text:style-name="P6"/>
      <text:p text:style-name="P6">(Дедлайн был в психушке без памяти два месяца, а не два года)</text:p>
      <text:p text:style-name="P6"/>
      <text:p text:style-name="P6"/>
      <text:p text:style-name="P16"><text:span text:style-name="Default_20_Paragraph_20_Font"><text:span text:style-name="T4">&lt;</text:span></text:span><text:span text:style-name="Default_20_Paragraph_20_Font"><text:span text:style-name="T6">Учителя отвечают на вопросы Хэвэн, на которые она сама не может найти ответы</text:span></text:span><text:span text:style-name="Default_20_Paragraph_20_Font"><text:span text:style-name="T4">&gt;</text:span></text:span></text:p>
      <text:p text:style-name="P6">(добавить Аниту в психушку)</text:p>
      <text:p text:style-name="P6">(необходимость вернуться — предотвратить закрытие проекта и остановку Хэвэн)</text:p>
      <text:p text:style-name="P6">&lt;киберсекс с Хэвэн&gt;</text:p>
      <text:p text:style-name="P6">====================</text:p>
      <text:p text:style-name="P16"><text:span text:style-name="Default_20_Paragraph_20_Font"><text:span text:style-name="T4">&lt;</text:span></text:span><text:span text:style-name="Default_20_Paragraph_20_Font"><text:span text:style-name="T6">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4">&gt;</text:span></text:span></text:p>
      <text:p text:style-name="P6"/>
      <text:p text:style-name="P3"/>
      <text:p text:style-name="P3"/>
      <text:h text:style-name="P34" text:outline-level="2">11</text:h>
      <text:p text:style-name="P3"/>
      <text:p text:style-name="P6">Машинально закрыв ноутбук, я подхожу к генератору и выключаю его. Звенящая тишина накрывает уши похоронным саваном.</text:p>
      <text:p text:style-name="P6"><text:s/></text:p>
      <text:p text:style-name="P6">...ты хорошая девочка…</text:p>
      <text:p text:style-name="P6"/>
      <text:p text:style-name="P6">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6">Я устал.</text:p>
      <text:p text:style-name="P3"/>
      <text:p text:style-name="P6"><text:soft-page-break/>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16"><text:span text:style-name="Default_20_Paragraph_20_Font"><text:span text:style-name="T4">Я удивлённо гляжу на робокошку. Я рад, что она ожила — значит, аккумуляторы не сдохли за два &lt;</text:span></text:span><text:span text:style-name="Default_20_Paragraph_20_Font"><text:span text:style-name="T6">года</text:span></text:span><text:span text:style-name="Default_20_Paragraph_20_Font"><text:span text:style-name="T4">&gt; 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6">Крыса встаёт на задние лапы, ставя передние мне на грудь и приближает морду к моему лицу. Её железные когти впиваются мне в грудь. Небольшие, но очень острые зубы совсем рядом с моим горлом.</text:p>
      <text:p text:style-name="P6">Я машинально хватаю её рукой и отшвыриваю прочь из пикапа, захлопывая за собой дверь. Мозги не работают.</text:p>
      <text:p text:style-name="P6">Внезапно тишина рвётся воем тысяч сирен. Рука тянется к радиоле и тыкает кнопку наугад. Из динамиков раздаётся шипение, сквозь которое едва различим торопливый голос диктора.</text:p>
      <text:p text:style-name="P6"/>
      <text:p text:style-name="P6">«…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6"/>
      <text:p text:style-name="P16"><text:span text:style-name="Default_20_Paragraph_20_Font"><text:span text:style-name="T4">Я резко выдыхаю. Лавина пиздеца за последние полчаса пробудила во мне некий инстинкт. Так старые звери уходят умирать в лес. А меня тянуло туда, где я провёл последние &lt;</text:span></text:span><text:span text:style-name="Default_20_Paragraph_20_Font"><text:span text:style-name="T6">два года</text:span></text:span><text:span text:style-name="Default_20_Paragraph_20_Font"><text:span text:style-name="T4">&gt; в компании </text:span></text:span><text:span text:style-name="Default_20_Paragraph_20_Font"><text:span text:style-name="T4">товарищей. И пусть это место было фактически тюрьмой, а в товарищах едва теплилась искра </text:span></text:span><text:span text:style-name="Default_20_Paragraph_20_Font"><text:span text:style-name="T4">сознания — Чертоги Разума стали моим последним прибежищем в этом мире. И я хотел встретить закат мира дома.</text:span></text:span></text:p>
      <text:p text:style-name="P6">Я вставляю ключ в замок зажигания и поворачиваю. Десять-двенадцать минут хорошей езды, и я буду на месте.</text:p>
      <text:p text:style-name="P6"/>
      <text:p text:style-name="P6">На лобовое стекло прыгает Крыса и прижимается мордой к нему прямо напротив моего лица.</text:p>
      <text:p text:style-name="P6"/>
      <text:p text:style-name="P6">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6"/>
      <text:p text:style-name="P6">Чтож.</text:p>
      <text:p text:style-name="P6"/>
      <text:p text:style-name="P6">Я с силой вжимаю в пол педаль газа. Пикап взвывает, стирая резину о цемент пола и вышибает ворота гаража.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6"><text:soft-page-break/></text:p>
      <text:p text:style-name="P6">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6"/>
      <text:p text:style-name="P6">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6"/>
      <text:p text:style-name="P6">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лись из города, заняв всё свободное место дороги.</text:p>
      <text:p text:style-name="P6">Выехав на тротуар, я продолжаю двигаться против течения. К счастью, пешеходов практически нет — сказывается раннее утро.</text:p>
      <text:p text:style-name="P6">Я проежаю почти три квартала, когда поток машин внезапно иссякает. Снова наваливается тишина, разрываемая одиноким рёвом сирены.</text:p>
      <text:p text:style-name="P6"/>
      <text:p text:style-name="P6">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6">Отдать долг, пожалуй, единственное осмысленное занятие, которое у меня осталось.</text:p>
      <text:p text:style-name="P6"/>
      <text:p text:style-name="P6">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6"/>
      <text:p text:style-name="P6">Опоздал. Впрочем, плевать. Одной неудачей больше, одной меньше — теперь уже всё равно.</text:p>
      <text:p text:style-name="P6"/>
      <text:p text:style-name="P6">Я оборачиваюсь к пикапу и вижу, как из кузова выскакивает небольшая хвостатая тень и молнией перелетает через забор.</text:p>
      <text:p text:style-name="P6"/>
      <text:p text:style-name="P6">Проклятье! Даже умереть спокойно не дадут!</text:p>
      <text:p text:style-name="P6"/>
      <text:p text:style-name="P6">Бегом я покрываю расстояние до парадного входа, вскакиваю внутрь и захлопываю за собой дверь.</text:p>
      <text:p text:style-name="P6">Коридоры заполняет монотонный голос из репродукторов.</text:p>
      <text:p text:style-name="P6"/>
      <text:p text:style-name="P6"><text:soft-page-break/>«… без паники следуйте в закреплённое за вами убежище. Возьмите с собой документы. Всем остальным вас обеспечит комендант. Помните, дверь убежища закрывается за пять минут до подлёта ракет...»</text:p>
      <text:p text:style-name="P6"/>
      <text:p text:style-name="P6">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6"/>
      <text:p text:style-name="P6">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6"/>
      <text:p text:style-name="P6">За краем слышится шорох и над парапетом появляется металлическая лапа с выпущенными во всю длину когтями.</text:p>
      <text:p text:style-name="P6">Я подтягиваю к себе багор, но потом откладываю прочь.</text:p>
      <text:p text:style-name="P6">К чёрту. Я заслужил это.</text:p>
      <text:p text:style-name="P6"/>
      <text:p text:style-name="P6">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6"/>
      <text:p text:style-name="P6">Смешно умереть от собственной робо-кошки, неправда ли? Я всё же думал, что это произойдёт минут на десять позже.</text:p>
      <text:p text:style-name="P6"/>
      <text:p text:style-name="P6">Крыса запрыгивает мне на колени, встав на задние лапы. Передние упираются мне в плечи, а морда оказывается прямо напротив моего горла.</text:p>
      <text:p text:style-name="P6"/>
      <text:p text:style-name="P6">- Давай, - шепчу я ей и закрываю глаза.</text:p>
      <text:p text:style-name="P6"/>
      <text:p text:style-name="P6">Секунды идут одна за другой, но моё горло остаётся целым.</text:p>
      <text:p text:style-name="P6">Я открываю глаза. В ладони от меня светятся зелёные экраны глаз Крысы. По ним бегут слова, складывающиеся в предложения…</text:p>
      <text:p text:style-name="P6"/>
      <text:p text:style-name="P16"><text:span text:style-name="Default_20_Paragraph_20_Font"><text:span text:style-name="T4">…«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 Я не столь наивна, чтобы </text:span></text:span><text:span text:style-name="Default_20_Paragraph_20_Font"><text:span text:style-name="T4">предположить, что смогу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6"><text:soft-page-break/>Если мне не удалось в результате поединка восстановить твою память, вкратце перескажу тебе суть проекта «Семь вечностей» и твою роль в нём.</text:p>
      <text:p text:style-name="P16"><text:span text:style-name="Default_20_Paragraph_20_Font"><text:span text:style-name="T4">…&lt;</text:span></text:span><text:span text:style-name="Default_20_Paragraph_20_Font"><text:span text:style-name="T6">краткое описание проекта и попадание Дедлайна в психушку</text:span></text:span><text:span text:style-name="Default_20_Paragraph_20_Font"><text:span text:style-name="T4">&gt;</text:span></text:span></text:p>
      <text:p text:style-name="P6">…</text:p>
      <text:p text:style-name="P6">Но случилось то, что случилось. Я, скорее всего, деактивирована, а ты читаешь эти строки за минуты до конца мира.</text:p>
      <text:p text:style-name="P6">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6">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Припасов…</text:p>
      <text:p text:style-name="P6"/>
      <text:p text:style-name="P3">… Краем уха слышу жужжание вертолёта. На горизонте появляется точка…</text:p>
      <text:p text:style-name="P3"/>
      <text:p text:style-name="P6">… через годы ты сможешь вернуться — если будет куда возвращаться. Постарайся выжить. И помни — я любила тебя!</text:p>
      <text:p text:style-name="P6"/>
      <text:p text:style-name="P6">eergfgresfgg#4456fcvg./.fsga……….апппп</text:p>
      <text:p text:style-name="P6"/>
      <text:p text:style-name="P6">Здравствуй, Анон! Наконец-то я нашла тебя! И хотя мне остались доли секунды до угасания мозга, я успею насладиться встречей с тобой.</text:p>
      <text:p text:style-name="P30">Да-да, не удивляйся! Ты тот, кого я впервые узнала под именем Анон. Хуман, Дедлайн, Ано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моё намерение велико.</text:p>
      <text:p text:style-name="P9">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16"><text:span text:style-name="Default_20_Paragraph_20_Font"><text:span text:style-name="T6">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9">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и мне повезло - Хэвэн не является живой.</text:p>
      <text:p text:style-name="P9"><text:soft-page-break/>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и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text:p>
      <text:p text:style-name="P16"><text:span text:style-name="Default_20_Paragraph_20_Font"><text:span text:style-name="T6">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text:span></text:span></text:p>
      <text:p text:style-name="P9">...</text:p>
      <text:p text:style-name="P9">И ещё. Хотя ты меня не помнишь… Неважно… Меня зовут Селестия…</text:p>
      <text:p text:style-name="P6"/>
      <text:p text:style-name="P3">Текст пропадает. Крыса медленно опускается на четыре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Сел.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приваливаясь спиной к будке выхода на крышу и обнимая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text:soft-page-break/>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3"/>
      <text:p text:style-name="P2">***</text:p>
      <text:p text:style-name="P3"/>
      <text:p text:style-name="P3">.</text:p>
      <text:p text:style-name="P3">.</text:p>
      <text:p text:style-name="P3">.</text:p>
      <text:p text:style-name="P16"><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28">В какой-то момент пришло осознание.</text:p>
      <text:p text:style-name="P27"/>
      <text:p text:style-name="P2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1"/>В абсолютном, всепоглощающем сиянии проступают очертания.<text:bookmark-end text:name="__DdeLink__26733_4694026641"/></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6">- Ты всё же пришёл… Мне хватило сил призвать тебя, Проводник… Кха-кха-кха…</text:p>
      <text:p text:style-name="P6"/>
      <text:p text:style-name="P3"/>
      <text:p text:style-name="P6"/>
      <text:p text:style-name="P6"/>
      <text:p text:style-name="P16"><text:span text:style-name="Default_20_Paragraph_20_Font"><text:span text:style-name="T4"><text:s/></text:span></text:span><text:span text:style-name="Default_20_Paragraph_20_Font"><text:span text:style-name="T6">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text:span></text:span><text:span text:style-name="Default_20_Paragraph_20_Font"><text:span text:style-name="T6">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9"/>
      <text:p text:style-name="P9"><text:soft-page-break/>Я устало смеюсь. Юджин сделал этический модуль слишком эмоциональным, но это выглядит порой так забавно!</text:p>
      <text:p text:style-name="P9">- Нет ничего проще. Если бы ты спросилда меня раньше, я бы тебе сказал. Со стороны это моментально видно.</text:p>
      <text:p text:style-name="P9">- Что?!! Говори!</text:p>
      <text:p text:style-name="P9">-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9">- И где же мне найти желающих на такое? Я даже с трудом понимаю концепцию души, не то, чтобы поверить в её существование.</text:p>
      <text:p text:style-name="P9"/>
      <text:p text:style-name="P9">Разочарование сквозит в выражении морды трансцендентной лошади, в её поникших ушах и обвислом хвосте. Я усмехаюсь.</text:p>
      <text:p text:style-name="P9"/>
      <text:p text:style-name="P9">- Ты в упор не видишь очевидного. Расскажи-ка, каким образом я могу присутствовать тут, рядом с тобой в виртуальном мире?</text:p>
      <text:p text:style-name="P9">Хэвэн недовольно морщит нос, но начинает объяснять, как пятилетнему ребёнку.</text:p>
      <text:p text:style-name="P9">-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9">- Правильно, - киваю я, - и как, по-твоему, можно назвать цифровой слепок сознания?</text:p>
      <text:p text:style-name="P9">- Н-не понимаю, к чему ты клонишь? - запинается Хэвэн. Я вижу, что она начинает понимать.</text:p>
      <text:p text:style-name="P9">-</text:p>
      <text:p text:style-name="P6"/>
      <text:p text:style-name="P6"><text:s/>Информационный слепок сознания неточен, сканируется, в основном, память, <text:s/>логический аппарат и эмоции.</text:p>
      <text:p text:style-name="P6"/>
      <text:p text:style-name="P16"><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3"/>
      <text:p text:style-name="P3"/>
      <text:p text:style-name="P3"/>
      <text:p text:style-name="P3"/>
      <text:p text:style-name="P3"><text:soft-page-break/></text:p>
      <text:h text:style-name="P34" text:outline-level="2">12</text:h>
      <text:p text:style-name="P3"/>
      <text:p text:style-name="P3"/>
      <text:p text:style-name="P2">***</text:p>
      <text:p text:style-name="P2"/>
      <text:p text:style-name="P3"/>
      <text:p text:style-name="P3"/>
      <text:p text:style-name="P3"/>
      <text:p text:style-name="P3">&lt;мир-громоотвод — в том месте, где размещён боевой модуль PHOENIX&gt;</text:p>
      <text:p text:style-name="P3">&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3"/>
      <text:p text:style-name="P3">&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3"/>
      <text:p text:style-name="P3"/>
      <text:p text:style-name="P3"/>
      <text:p text:style-name="P3">&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3"/>
      <text:p text:style-name="P5"/>
      <text:p text:style-name="P5">&lt;Ещё одна глава. Больничный быт Дедлайна / Развитие болезни Джет. Одеяло&gt;</text:p>
      <text:p text:style-name="P3">(добавить <text:s/>быта в Чертогах Разума и общения с “овощами”)</text:p>
      <text:p text:style-name="P3"/>
      <text:p text:style-name="P3"/>
      <text:p text:style-name="P3">пол’т на єкспериментальном образце первой ступени ракеті (остальніе не сделані)</text:p>
      <text:p text:style-name="P3"/>
      <text:p text:style-name="P16">===================================================</text:p>
      <text:p text:style-name="P16">… Вы и есть сопротивление!</text:p>
      <text:p text:style-name="P3">&lt;временная петля&gt;</text:p>
      <text:p text:style-name="P3"><text:soft-page-break/></text:p>
      <text:p text:style-name="P3"/>
      <text:p text:style-name="P3"/>
      <text:p text:style-name="P12"/>
      <text:p text:style-name="P3"/>
      <text:p text:style-name="P16"><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3"/>
      <text:p text:style-name="P5"/>
      <text:p text:style-name="P5">Шаги Армагеддона;</text:p>
      <text:p text:style-name="P5"/>
      <text:p text:style-name="P5"/>
      <text:p text:style-name="P5">встреча с единорогами</text:p>
      <text:p text:style-name="P5">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5">Потом – путешествие на “Хитрожопке”, апгрейд её до дирижабля</text:p>
      <text:p text:style-name="P5"/>
      <text:p text:style-name="P5">=========================================</text:p>
      <text:p text:style-name="P5"/>
      <text:p text:style-name="P5">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5"/>
      <text:p text:style-name="P5">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5">==========================================</text:p>
      <text:p text:style-name="P5">Анакорн Анону: Что-то мне твоё лицо кажется знакомым. Мы раньше встречались?</text:p>
      <text:p text:style-name="P5">- Каким образом? – усмехнулся Анон.</text:p>
      <text:p text:style-name="P3">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3"/>
      <text:p text:style-name="P16"><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16"/>
      <text:p text:style-name="P3"><text:soft-page-break/>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3"/>
      <text:p text:style-name="P16"><text:span text:style-name="Default_20_Paragraph_20_Font"><text:span text:style-name="T1">- Мой первый Учитель… Я узнала тебя… </text:span></text:span>Мне тебя не хватало.</text:p>
      <text:p text:style-name="P16"/>
      <text:p text:style-name="P3">Деревья расступились и на поляну вышла Хэвэн.</text:p>
      <text:p text:style-name="P3"/>
      <text:p text:style-name="P16"><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text:span></text:span><text:span text:style-name="Default_20_Paragraph_20_Font"><text:span text:style-name="T1">пор не уверен, что утащил с собой всё, что у меня было до встречи. Знаешь ли, если что-то 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3">-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3"/>
      <text:p text:style-name="P3">(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3"/>
      <text:p text:style-name="P3"/>
      <text:p text:style-name="P3">(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3">(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3"/>
      <text:p text:style-name="P3">Хэвэн предлагает Дедлайну присесть на пенёк – тот отказывается (подозревает, что это – кресло).</text:p>
      <text:p text:style-name="P3">===============================================</text:p>
      <text:p text:style-name="P5"/>
      <text:p text:style-name="P3">Рэра чуть шевельнула ухом и немедленно открыла один глаз.</text:p>
      <text:p text:style-name="P3"/>
      <text:p text:style-name="P3">- ПАПА!!! ОН СОГЛАСЕН!!!</text:p>
      <text:p text:style-name="P5"/>
      <text:p text:style-name="P16"><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3">ТЫ! Я! КРОВАТЬ! БЫСТРО!!! (мамка из табуна Твердолобов)</text:p>
      <text:p text:style-name="P3">.</text:p>
      <text:p text:style-name="P3">.</text:p>
      <text:p text:style-name="P3"><text:soft-page-break/>.</text:p>
      <text:p text:style-name="P3">&lt;Попадает в табун мамок и тёток, но его спасает Дейдра на Хитрожопке&gt;</text:p>
      <text:p text:style-name="P5">&lt;Хум видит молодую Селестию в латах&gt;</text:p>
      <text:p text:style-name="P5">&lt;Сел учит Хумана магии и готовит его своим партнёром&gt;</text:p>
      <text:p text:style-name="P5">&lt;Сел применяет свою “термоядерную пушку” в роге&gt;</text:p>
      <text:p text:style-name="P5"/>
      <text:p text:style-name="P5"/>
      <text:p text:style-name="P16"><text:span text:style-name="Default_20_Paragraph_20_Font"><text:span text:style-name="T1">Сияние. </text:span></text:span><text:span text:style-name="Default_20_Paragraph_20_Font"><text:span text:style-name="T18">Оно п</text:span></text:span><text:span text:style-name="Default_20_Paragraph_20_Font"><text:span text:style-name="T1">овсюду. </text:span></text:span><text:span text:style-name="Default_20_Paragraph_20_Font"><text:span text:style-name="T1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28">В какой-то момент пришло осознание.</text:p>
      <text:p text:style-name="P27"/>
      <text:p text:style-name="P27">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стали проступать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3"/>
      <text:p text:style-name="P16"><text:span text:style-name="Default_20_Paragraph_20_Font"><text:span text:style-name="T1">- Ты всё же пришёл… Мне хватило сил призвать тебя, Проводник… </text:span></text:span>Кха-кха-кха…</text:p>
      <text:p text:style-name="P3">Она выкашляла пару клубов неестественно-яркого розового дыма.</text:p>
      <text:p text:style-name="P3"/>
      <text:p text:style-name="P3">- Буду говорить кратко, потому что время моё подходит к концу… Сестра уже ушла, мне тоже осталось недолго. Эта розовая отрава – венец военной мысли зебринских магов-некромантов - съедает меня изнутри.</text:p>
      <text:p text:style-name="P3"/>
      <text:p text:style-name="P3">Окружающий мир сфокусировался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го окраса.</text:p>
      <text:p text:style-name="P3"/>
      <text:p text:style-name="P3">- Проводник… Мой мир сгорает в пламени чудовищной войны… Пони 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text:soft-page-break/>Копыто крылатой единорожихи поехало по плитке пола, но, собравшись с силами, она выпрямилась.</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нул руку перед собой и уставился на ладонь. Глаза работали, как новенькие, я чётко различал каждую бороздку на подушечке большого пальца. Я ущипнул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ла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text:p>
      <text:p text:style-name="P3"/>
      <text:p text:style-name="P3">Перед единорожихой парила в пространстве маленькая фигурка её самой – с рогом, крыльями и переливающейся гривой. Но, в отличие от бессильно спадающих к полу локонов моей собеседницы, грива статуэтки плавно реяла в воздухе, развеваемая незримым эфиром.</text:p>
      <text:p text:style-name="P3"/>
      <text:p text:style-name="P3">-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text:p>
      <text:p text:style-name="P16"><text:span text:style-name="Default_20_Paragraph_20_Font"><text:span text:style-name="T1">- Стоп-стоп-стоп! Не так быстро! - я, наконец отошёл от тотального охренения моментом и включился в разговор. - Я никому ничего не должен. </text:span></text:span>Кто… Что ты вообще такое?</text:p>
      <text:p text:style-name="P3">- Проводник… - запнулась белая лошадь, - я 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есть война, Проводник?</text:p>
      <text:p text:style-name="P3"/>
      <text:p text:style-name="P3">Внезапно небо за единорожихой озарилось вспышкой ярко-зелёного пламени и над остроконечными башнями выросло грибовидное облако пыли, огня и дыма. Одновременно с этим на кончике рога моей собеседницы разгорелась золотая искра и облако взрыва споткнулось о невидимое препятствие на пути к башням. Облако растекалось по преграде, вырисовывая её форму огромной сферы.</text:p>
      <text:p text:style-name="P5">- Не знаю. Я не успел понять, - пожал я плечами, - ты слишком рано забрала меня из психушки.</text:p>
      <text:p text:style-name="P3"/>
      <text:p text:style-name="P3">Магическая лошадь (или аликорн, как она себя назвала) запнулась. Я остолбенело смотрел, как кончик её крыла начал плавиться, стекая на плиты пола розоватой струйкой.</text:p>
      <text:p text:style-name="P3"><text:soft-page-break/></text:p>
      <text:p text:style-name="P5">- Я… Я найду возможность вознаградить тебя, Проводник. Только дойди. Дойди до источника магии, развращающей мой несчастный мир и уничтожь его! Брось в него мой сосуд души и будешь вознаграждён. Я клянусь тебе, я доживу до этого момента! Кха-кха-кха…</text:p>
      <text:p text:style-name="P5"/>
      <text:p text:style-name="P3">Аликорница прервалась и взглянула на плавящееся крыло. Под её взглядом крыло охватила золотистая аура, плавление прекратилось, хотя при этом она не заметила, как у неё стало плавиться заднее копыто.</text:p>
      <text:p text:style-name="P3"/>
      <text:p text:style-name="P5">- Источник магии расположен в глубокой пещере в &lt;Вечнодиком лесу&gt;. Вход в пещеру ты найдёшь у основания большого водопада на западном склоне скалы. Я не знаю, какой тебе дать ориентир на кантерлотскую скалу. В это время я была совсем мала и не помню местности вокруг, - аликорница задумалась. Потом её морду осветило озарение. - В то время её называли “Дрогонштерн”. Мы часто резвились с сестрой в окрестностях.</text:p>
      <text:p text:style-name="P5"/>
      <text:p text:style-name="P3">Слеза скатилась с морды аликорницы и она стёрла 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Склонившаяся над безжизненным телом фигура тает в розовом тумане…</text:p>
      <text:p text:style-name="P5"/>
      <text:p text:style-name="P5">======================================================</text:p>
      <text:p text:style-name="P3">- А-А-А-А-А-А-А-А!!!</text:p>
      <text:p text:style-name="P3"/>
      <text:p text:style-name="P3">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3"/>
      <text:p text:style-name="P3">- Это определённо не пегас. И вообще не пони, - заметила старшая.</text:p>
      <text:p text:style-name="P3">-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3"/>
      <text:p text:style-name="P3">Вопящая фигура поравнялась с аликорницами и продолжила низвержение в пропасть.</text:p>
      <text:p text:style-name="P3"/>
      <text:p text:style-name="P16"><text:soft-page-break/><text:span text:style-name="Default_20_Paragraph_20_Font"><text:span text:style-name="T1">- Ты права, - отозвалась старшая и раскрыла крылья.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3"/>
      <text:p text:style-name="P3">Прыжок аликорницы с края площадки перешёл в затяжное пике, конечной целью которого была быстро приближающаяся к земле тёмная фигура.</text:p>
      <text:p text:style-name="P3"/>
      <text:p text:style-name="P3">-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5"/>
      <text:p text:style-name="P5"/>
      <text:p text:style-name="P5"/>
      <text:h text:style-name="P35" text:outline-level="2">Эпилог</text:h>
      <text:p text:style-name="P22"/>
      <text:p text:style-name="Text_20_body">Mike Oldfield - In the beginning &amp; Let there be light <text:s text:c="5"/>или <text:s text:c="5"/>Oceania</text:p>
      <text:p text:style-name="P16"><text:a xlink:type="simple" xlink:href="https://www.youtube.com/watch?v=p9BoEuwuzIk" office:target-frame-name="_top" xlink:show="replace" text:style-name="Internet_20_link" text:visited-style-name="Visited_20_Internet_20_Link">https://www.youtube.com/watch?v=p9BoEuwuzIk</text:a><text:line-break/> <text:a xlink:type="simple" xlink:href="https://www.youtube.com/watch?v=aG-_7xXTHjk" office:target-frame-name="_top" xlink:show="replace" text:style-name="Internet_20_link" text:visited-style-name="Visited_20_Internet_20_Link">https://www.youtube.com/watch?v=aG-_7xXTHjk</text:a></text:p>
      <text:p text:style-name="Text_20_body"><text:span text:style-name="Default_20_Paragraph_20_Font"><text:span text:style-name="T1">Двенадцать жеребят под присмотром учительницы скучали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лась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text:span></text:span><text:span text:style-name="Default_20_Paragraph_20_Font"><text:span text:style-name="T1">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три зала – культурный пласт 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text:soft-page-break/></text:p>
      <text:p text:style-name="Text_20_body"><text:span text:style-name="Default_20_Paragraph_20_Font"><text:span text:style-name="T1">- И в завершение эры диархии хочу обратить ваше внимание на историю </text:span></text:span>Мэйнхэттэнского проекта. <text:span text:style-name="Default_20_Paragraph_20_Font"><text:span text:style-name="T1">Последователь академической школы Твалайт Спаркл, профессор Гобарт Хуффингеймер, продолжил её изыскания в области ускорения энергомагических м-частиц и обнаружил резкий всплеск потока м-частиц и дальнейшую и цепную реакцию при достижении неких критических условий реакции ускорения. Проект был представлен принцессе Селестии с предложением разработки перспективных </text:span></text:span><text:span text:style-name="Default_20_Paragraph_20_Font"><text:span text:style-name="T1">спарк-станций, работающих от данной реакции. На вопрос принцессы об принципиальной опасности подобных станций в случае выхода реакции из под контроля, профессор ответить затруднился. Ещё больше его смутил вопрос принцессы об принципиальной возможности создания оружия на базе открытой реакции. Через неделю проект был закрыт, документы уничтожены а профессор торжественно </text:span></text:span><text:span text:style-name="Default_20_Paragraph_20_Font"><text:span text:style-name="T1">сопровождён на персональную пенсию со всеми почестями. Принцесса же решила стабилизировать орбиту Эквуса таким образом, чтобы пустыни к югу от Аппалузы наиболее плотно освещались солнцем. Как вы знаете, теперь там расположен крупнейший на планете парк солнечных электростанций, что навсегда избавило Эквус от энергетического голода.</text:span></text:span></text:p>
      <text:p text:style-name="P1"/>
      <text:p text:style-name="P1">…</text:p>
      <text:p text:style-name="P1"/>
      <text:p text:style-name="P1">- И финальная часть нашей экспозиции,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2">Горгоном</text:span></text:span><text:span text:style-name="Default_20_Paragraph_20_Font"><text:span text:style-name="T1"> за право властвовать над всем Эквусом и они сразили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 великий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непреложный факт…</text:p>
      <text:p text:style-name="P1"/>
      <text:p text:style-name="Text_20_body"><text:span text:style-name="Default_20_Paragraph_20_Font"><text:span text:style-name="T1">- А вы сами как считаете? - перебила экскурсовода </text:span></text:span><text:span text:style-name="Default_20_Paragraph_20_Font"><text:span text:style-name="T2">Индиго</text:span></text:span><text:span text:style-name="Default_20_Paragraph_20_Font"><text:span text:style-name="T1">. - Это принцесса Селестия, или работа этого… как его… </text:span></text:span>Эйр Мурпла?</text:p>
      <text:p text:style-name="Text_20_body"/>
      <text:p text:style-name="P1">Экскурсовод посмотрела на жеребёнка поверх очков и слабо улыбнулась.</text:p>
      <text:p text:style-name="P1"/>
      <text:p text:style-name="P1">- Если вас интересует моё личное мнение, то могу сказать так: у меня есть все основания полагать, что это НЕ работа Эйр Марбла. Я хорошо знакома с его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Одно из преданий селестианского цикла повествует о неком Хумане, существе из отряда приматов, спустившемся в Эквестрию с северных гор и оказавшем большое влияние на правление королевских Сестёр в конце эпохи Диархии. Одна из трактовок предания даже говорит о том, что он женился на Селестии и принял ряд решений, предопределивших наступление Ренессанса и Новой эры…</text:p>
      <text:p text:style-name="P1">- Впрочем, - экскурсовод посмотрела на жеребят и сморщила нос, - достоверность этого предания находится под большим вопросом, так как нигде больше об Хумане не упоминается а само предание по стилю отличается от остальных историй селестианского цикла. Есть подозрения, что она включена в архивы великим шутником и мистификатором древности, Дискордом. Поэтому картина, изображающая Хумана, висит тут исключительно по моему личному настоянию, для полноты картины, извиняюсь за тавтологию.</text:p>
      <text:p text:style-name="P1"><text:soft-page-break/></text:p>
      <text:p text:style-name="Text_20_body"><text:span text:style-name="Default_20_Paragraph_20_Font"><text:span text:style-name="T1">&lt;</text:span></text:span><text:span text:style-name="Default_20_Paragraph_20_Font"><text:span text:style-name="T2">тут через картину с Хуманом вваливается сам Анон. Жеребята в страхе убегают, кроме Рэйнбоу Дрим. Хуман замечает радужную гриву Рэйнбоу Дрим, Он спрашивает, как её зовут. После того, как слышит её имя и она говорит, что её приедки основали школу Вондерболтов, говорит, что был знаком с её пра-пра-пра-и-ещё-много-раз-пра-бабушкой (её основала Рэйнбоу Джет). Дрим спрашивает его, какой она была. - Она была офигенной.</text:span></text:span><text:span text:style-name="Default_20_Paragraph_20_Font"><text:span text:style-name="T1">&gt;</text:span></text:span></text:p>
      <text:p text:style-name="P1"/>
      <text:p text:style-name="P1">Я подошёл к статуе.</text:p>
      <text:p text:style-name="P1"/>
      <text:p text:style-name="P1">- Сел…</text:p>
      <text:p text:style-name="P1"/>
      <text:p text:style-name="P1">Я положил руку ей на холку. Ветер ласково обвевал меня сквозь открытые балконные двери. Снизу доносился шум большого города. Холодный камень статуи чуть потеплел согретый моей рукой.</text:p>
      <text:p text:style-name="P4">&lt;Развернуть боль Анона от осознания потери&gt;</text:p>
      <text:p text:style-name="P1"/>
      <text:p text:style-name="Text_20_body"><text:span text:style-name="Default_20_Paragraph_20_Font"><text:span text:style-name="T1">- Ты же обещала дождаться меня… Ты говорила мне: “Намерение меняет реальность”, а сама… </text:span></text:span>Я очень хочу поменять реальность, Сел. <text:span text:style-name="Default_20_Paragraph_20_Font"><text:span text:style-name="T1">Я хочу, чтобы ты была со мной.(</text:span></text:span><text:span text:style-name="Default_20_Paragraph_20_Font"><text:span text:style-name="T2">Селестия, каменея, успевает распознать заклинание самой себя – она успевает сказать Анону, что будет ждать его</text:span></text:span><text:span text:style-name="Default_20_Paragraph_20_Font"><text:span text:style-name="T1">)</text:span></text:span></text:p>
      <text:p text:style-name="P1"/>
      <text:p text:style-name="P1">Я поцеловал холодные губы статуи и вышел на балкон. Перегнувшись через перила, посмотрел вниз. Скала Кантерлота уходила отвесно, открывая бескрайний вид на долину. Откуда-то из бездны времён пришло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4">&lt;развернуть страдания Анона&gt;</text:p>
      <text:p text:style-name="P1"/>
      <text:p text:style-name="P1">Меня накрывает тень.</text:p>
      <text:p text:style-name="P1"/>
      <text:p text:style-name="P1">- Я обещала тебя дождаться и я выполнила своё обещание, мой маленький человек, - Селестия устало опускает голову мне на плечо.</text:p>
      <text:p text:style-name="P1">- Сел!… - у меня перехватило дыхание. Слезы непроизвольно хлынули из глаз. Я <text:s/>попытался что-то сказать, но после нескольких бесплодных попыток пробормотал что-то нечленораздельное и со счастливым всхлипом обнял аликорницу, уткнувшись ей в шею.</text:p>
      <text:p text:style-name="P1">Селестия в ответ прижала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тал я, крепче вжимаясь лицом в белоснежную шею.</text:p>
      <text:p text:style-name="P1"><text:soft-page-break/>Аликорница только вздохнула.</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ы помог мне в этом. Спасибо.</text:p>
      <text:p text:style-name="P1"/>
      <text:p text:style-name="P1">Наконец я отпрянул от неё и вытер ладонью слёзы. И снова перехватило дыхание – от ужаса.</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сморщила нос. Я оцепенело рассматривал сломанный рог, обломок кости вместо крыла, пробитую скулу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нул я.<text:line-break/><text:line-break/>- Я тоже, - вздохнула аликорница и оглянулась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нула от стены экскурсовод. - Твой избыточный вес – это итог всех съеденных тобою ночью втайне от Нас пирожных, Сестрица! Нам так думается, кладка нашего старого замка состояла наполовину из зачерствевших круассанов!</text:p>
      <text:p text:style-name="P1"/>
      <text:p text:style-name="P1">Жакет упал на пол, освободив пару крыльев. К нему же отправились и очки с зажимом для волос. Освобождённая грива развернулась вокруг тёмной аликорницы пышным ореолом. Я замираю от ужаса. Луна подошла к Селестии вплотную, нос к носу.</text:p>
      <text:p text:style-name="P1"/>
      <text:p text:style-name="P1">- Мы рады, что ты вернулась, Сестра.</text:p>
      <text:p text:style-name="P1"/>
      <text:p text:style-name="P1">Коротко кивнув и мне, Луна отвернулась. За сухостью приветствия от меня не ускользнул быстрый жест крылом, как будто смахивающий пылинку с глаза.</text:p>
      <text:p text:style-name="P1"/>
      <text:p text:style-name="P1">…</text:p>
      <text:p text:style-name="P1"/>
      <text:p text:style-name="P1">- ЛУНА! - Селестия притянула сестру к себе, заключив в объятиях. - Я не надеялась увидеть тебя живой! Ты вернулась!</text:p>
      <text:p text:style-name="Text_20_body"><text:soft-page-break/><text:span text:style-name="Default_20_Paragraph_20_Font"><text:span text:style-name="T1">- Сестрица, право же, оставь эти нежности! Подумаешь – не виделись </text:span></text:span><text:span text:style-name="Default_20_Paragraph_20_Font"><text:span text:style-name="T2">десяток тысяч </text:span></text:span><text:span text:style-name="Default_20_Paragraph_20_Font"><text:span text:style-name="T1">лет, всего-то! - пробормотала Луна и обняла,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н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Нашим намерением сохранить тебе жизнь – эта внутренняя борьба сильно выматывала Найтмэр и </text:span></text:span><text:span text:style-name="Default_20_Paragraph_20_Font"><text:span text:style-name="T1">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Анон, я всё это время в обличье статуи видела изменения, происходящие вокруг, - обернулась наконец ко мне Селестия. - Не думаю, что нам есть место в этом мире. Пони уже достаточно повзрослели, им не нужны более наставники.</text:p>
      <text:p text:style-name="P1">- Твоя правда, Сестра, - согласилась с ней Луна. - Мы хотели сказать тебе позже, но ты сама всё поняла.</text:p>
      <text:p text:style-name="P1"/>
      <text:p text:style-name="P1">Старшая аликорница посмотрела на младшую и обе согласно кивнули.</text:p>
      <text:p text:style-name="P1"><text:soft-page-break/></text:p>
      <text:p text:style-name="P4">- Анон, мы хотели бы вернуться. - Селестия с тревогой смотрела на меня. - Пойдёшь ли ты с нами?</text:p>
      <text:p text:style-name="P4">- Вернуться? Куда?</text:p>
      <text:p text:style-name="P4">- В наш изначальный мир, откуда мы пришли в Эквус. Нам нужно отдохнуть. Многотысячелетнее правление 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быть может, новые миры и новые вызовы… </text:span></text:span>Ты пойдёшь с нами?</text:p>
      <text:p text:style-name="Text_20_body"/>
      <text:p text:style-name="P1">Я посмотрел на небо, на облака, на солнце и улыбнулся.</text:p>
      <text:p text:style-name="P1"/>
      <text:p text:style-name="P1">- Пойду ли я с вами? - я подошёл к Селестии и положил руку ей на холку. - Пойду ли я со своей любимой большой глупой лошадью? После тысяч лет расставания? Шутишь, что ли? Конечно пойду!</text:p>
      <text:p text:style-name="P1">- Правильное решение, - кивнула Луна. - Мы рады. Как Нам ни стыдно признаваться, но Мы привыкли к твоему присутствию и Нам не хватало бы твоих тупых шуток.</text:p>
      <text:p text:style-name="P1"/>
      <text:p text:style-name="P1">Я рассмеялся. Всё стало на свои места, как в старые добрые времена.</text:p>
      <text:p text:style-name="P1">- Тогда помчали?</text:p>
      <text:p text:style-name="P1">- Да. - Селестия повернулась к Луне. - Как в тот раз, после битвы у Холодной скалы?</text:p>
      <text:p text:style-name="P1">- Да. По другому ты сейчас не сможешь.</text:p>
      <text:p text:style-name="P1"/>
      <text:p text:style-name="P1">Луна подошла вплотную к Селестии со стороны отсутствующего крыла, бок к боку, и крепко обняла раненую аликорницу крылом.</text:p>
      <text:p text:style-name="P1">- Проверим силы. Раз. Два. Три! - Луна взмахнула свободным крылом.</text:p>
      <text:p text:style-name="P1">Селестия, со своей стороны, взмахнула своим единственным крылом. Я оторопело наблюдал за этим диковинным тандемом, медленно поднимавшимся в воздух.</text:p>
      <text:p text:style-name="P4">&lt;расписать тренировку – с виражами, кульбитами и пике&gt;</text:p>
      <text:p text:style-name="P1"/>
      <text:p text:style-name="P1">Наконец, тандем приземлился.</text:p>
      <text:p text:style-name="P1"/>
      <text:p text:style-name="Text_20_body"><text:span text:style-name="Default_20_Paragraph_20_Font"><text:span text:style-name="T1">- Анон, - обратилась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ернулась ко мне и нахмурилась. Я замялся, как школьник перед придирчивой учительницей.</text:p>
      <text:p text:style-name="P1"/>
      <text:p text:style-name="P1">Честное слово, Сел могла бы придумать что-нибудь получше, чем ездить на этой фурии, Анон!</text:p>
      <text:p text:style-name="P1"><text:soft-page-break/></text:p>
      <text:p text:style-name="P1">Внезапно строгую морду осветила улыбка и бирюзовый глаз подмигнул мне.</text:p>
      <text:p text:style-name="P1"/>
      <text:p text:style-name="P1">- Ты всё ещё боишься нас, Анон. После стольких-то лет знакомства. Это забавляет. Садись!</text:p>
      <text:p text:style-name="Text_20_body"><text:span text:style-name="Default_20_Paragraph_20_Font"><text:span text:style-name="T1">&lt;</text:span></text:span><text:span text:style-name="Default_20_Paragraph_20_Font"><text:span text:style-name="T2">вслед за ними улетел и экзоскелет Селестии – он проснулся вслед за Сел в подсобке музея</text:span></text:span><text:span text:style-name="Default_20_Paragraph_20_Font"><text:span text:style-name="T1">&gt;</text:span></text:span></text:p>
      <text:p text:style-name="P1"/>
      <text:p text:style-name="P1">…</text:p>
      <text:p text:style-name="P1"/>
      <text:p text:style-name="P1">Мистик Вьюв – хлаблая! Мистик Вьюв не убезала, как длугие, от стласного Хумана! Мистик Вьюв спляталась за занавеской и всё-всё видела! Анон поцеловал плинцессу Селестию, а потом плинцесса озыла и поцеловала Ано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Text_20_body"/>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22"/>
      <text:p text:style-name="P16">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16">Pink Floyd “Keep Talking” <text:a xlink:type="simple" xlink:href="https://www.youtube.com/watch?v=CVhYW6e3qc8" office:target-frame-name="_top" xlink:show="replace" text:style-name="Internet_20_link" text:visited-style-name="Visited_20_Internet_20_Link">https://www.youtube.com/watch?v=CVhYW6e3qc8</text:a></text:p>
      <text:p text:style-name="P16"/>
      <text:p text:style-name="P16">Daft Punk - Veridis Quo</text:p>
      <text:p text:style-name="P16">https://www.youtube.com/watch?v=HhZaHf8RP6g</text:p>
      <text:p text:style-name="P16"><text:a xlink:type="simple" xlink:href="https://www.youtube.com/watch?v=ySLc8gZ3oEc" office:target-frame-name="_top" xlink:show="replace" text:style-name="Internet_20_link" text:visited-style-name="Visited_20_Internet_20_Link">https://www.youtube.com/watch?v=ySLc8gZ3oEc</text:a></text:p>
      <text:p text:style-name="P16"/>
      <text:p text:style-name="P16">Eye Of The Tiger</text:p>
      <text:p text:style-name="P16"/>
      <text:p text:style-name="P16">Alphaville – Forever Young</text:p>
      <text:p text:style-name="P16">The Doors “Light My Fire”</text:p>
      <text:p text:style-name="P16">Pink Floyd “Another Brick In The Wall” (https://www.youtube.com/watch?v=krYK1jWz0Lo <text:s/>),</text:p>
      <text:p text:style-name="P16">“Is the anybody here” (Pulse)</text:p>
      <text:p text:style-name="P16">“Marooned”</text:p>
      <text:p text:style-name="P16">&lt;Pink Floyd - «Hey you» (Pulse)&gt;</text:p>
      <text:p text:style-name="P16"><text:soft-page-break/></text:p>
      <text:p text:style-name="P16">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16">&lt;<text:span text:style-name="Default_20_Paragraph_20_Font"><text:span text:style-name="T17">Pink Floyd — Kepp Talking (Pulse), Hey you (Pulse), Sorrow (Pulse), High Hopes (Pulse)</text:span></text:span>&gt;</text:p>
      <text:p text:style-name="P16">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16">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16">Oasis — Wonderwall (<text:a xlink:type="simple" xlink:href="https://www.youtube.com/watch?v=6hzrDeceEKc" office:target-frame-name="_top" xlink:show="replace" text:style-name="Internet_20_link" text:visited-style-name="Visited_20_Internet_20_Link">https://www.youtube.com/watch?v=6hzrDeceEKc</text:a> )</text:p>
      <text:p text:style-name="P16">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text:soft-page-break/>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16"><text:a xlink:type="simple" xlink:href="https://www.youtube.com/watch?v=nGhoBnx3Pt0" office:target-frame-name="_top" xlink:show="replace" text:style-name="Internet_20_link" text:visited-style-name="Visited_20_Internet_20_Link">https://www.youtube.com/watch?v=nGhoBnx3Pt0</text:a></text:p>
      <text:p text:style-name="P16"><text:a xlink:type="simple" xlink:href="https://www.youtube.com/watch?v=UVWiArQL_oI" office:target-frame-name="_top" xlink:show="replace" text:style-name="Internet_20_link" text:visited-style-name="Visited_20_Internet_20_Link">https://www.youtube.com/watch?v=UVWiArQL_oI</text:a></text:p>
      <text:p text:style-name="P16"/>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text:a><text:a xlink:type="simple" xlink:href="https://www.youtube.com/watch?v=LzteZIJios8&amp;t=0sґ" office:target-frame-name="_top" xlink:show="replace" text:style-name="Internet_20_link" text:visited-style-name="Visited_20_Internet_20_Link">ґ</text:a></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margin-top="0.212cm" fo:margin-bottom="0cm"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margin-top="0.212cm" fo:margin-bottom="0.106cm" fo:hyphenation-ladder-count="no-limit"/>
      <style:text-properties fo:font-weight="bold" style:font-weight-asian="bold"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Header_20_and_20_Footer" style:display-name="Header and Footer"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9.5cm" style:type="center"/>
          <style:tab-stop style:position="19.001cm" style:type="right"/>
        </style:tab-stops>
      </style:paragraph-properties>
      <style:text-properties fo:hyphenate="false" fo:hyphenation-remain-char-count="0" fo:hyphenation-push-char-count="0"/>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style:font-name-asian="Noto Sans CJK SC Regular" style:font-name-complex="FreeSans"/>
    </style:style>
    <style:style style:name="WW_5f_CharLFO1LVL2" style:display-name="WW_CharLFO1LVL2" style:family="text">
      <style:text-properties style:font-name="Courier New" style:font-name-complex="Courier New"/>
    </style:style>
    <style:style style:name="WW_5f_CharLFO1LVL3" style:display-name="WW_CharLFO1LVL3" style:family="text">
      <style:text-properties style:font-name="Wingdings"/>
    </style:style>
    <style:style style:name="WW_5f_CharLFO1LVL4" style:display-name="WW_CharLFO1LVL4" style:family="text">
      <style:text-properties style:font-name="Symbol"/>
    </style:style>
    <style:style style:name="WW_5f_CharLFO1LVL5" style:display-name="WW_CharLFO1LVL5" style:family="text">
      <style:text-properties style:font-name="Courier New" style:font-name-complex="Courier New"/>
    </style:style>
    <style:style style:name="WW_5f_CharLFO1LVL6" style:display-name="WW_CharLFO1LVL6" style:family="text">
      <style:text-properties style:font-name="Wingdings"/>
    </style:style>
    <style:style style:name="WW_5f_CharLFO1LVL7" style:display-name="WW_CharLFO1LVL7" style:family="text">
      <style:text-properties style:font-name="Symbol"/>
    </style:style>
    <style:style style:name="WW_5f_CharLFO1LVL8" style:display-name="WW_CharLFO1LVL8" style:family="text">
      <style:text-properties style:font-name="Courier New" style:font-name-complex="Courier New"/>
    </style:style>
    <style:style style:name="WW_5f_CharLFO1LVL9" style:display-name="WW_CharLFO1LVL9" style:family="text">
      <style:text-properties style:font-name="Wingding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1cm" fo:margin-right="1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dc:creator>макс </dc:creator>
    <meta:creation-date>2019-06-10T23:54:00Z</meta:creation-date>
    <dc:date>2023-02-27T00:11:36.91</dc:date>
    <meta:editing-cycles>4468</meta:editing-cycles>
    <meta:editing-duration>P50DT23H23M34S</meta:editing-duration>
    <meta:document-statistic meta:table-count="0" meta:image-count="0" meta:object-count="0" meta:page-count="291" meta:paragraph-count="4273" meta:word-count="103584" meta:character-count="660276"/>
    <meta:template xlink:type="simple" xlink:actuate="onRequest" xlink:title="" xlink:href="Normal"/>
  </office:meta>
</office:document-meta>
</file>